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3.png"/>
  <manifest:file-entry manifest:media-type="image/png" manifest:full-path="Pictures/image6.png"/>
  <manifest:file-entry manifest:media-type="image/png" manifest:full-path="Pictures/image1.png"/>
  <manifest:file-entry manifest:media-type="image/png" manifest:full-path="Pictures/image2.png"/>
  <manifest:file-entry manifest:media-type="image/png" manifest:full-path="Pictures/image5.png"/>
  <manifest:file-entry manifest:media-type="image/png" manifest:full-path="Pictures/image4.png"/>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3" style:parent-style-name="Title" style:family="paragraph">
      <style:paragraph-properties fo:margin-left="0.000000000000000pt" fo:margin-right="0.000000000000000pt"/>
    </style:style>
    <style:style style:name="T1" style:family="text">
      <style:text-properties fo:font-weight="bold"/>
    </style:style>
    <style:style style:name="P4" style:parent-style-name="Title" style:family="paragraph">
      <style:paragraph-properties fo:margin-left="0.000000000000000pt" fo:margin-right="0.000000000000000pt"/>
      <style:text-properties fo:font-weight="bold"/>
    </style:style>
    <style:style style:name="P5" style:parent-style-name="Standard" style:family="paragraph">
      <style:paragraph-properties fo:margin-left="0.000000000000000pt" fo:margin-right="0.000000000000000pt"/>
    </style:style>
    <style:style style:name="T2" style:family="text">
      <style:text-properties fo:font-family="Georgia" fo:font-size="26.000000000000000pt"/>
    </style:style>
    <style:style style:name="T3" style:family="text">
      <style:text-properties fo:font-family="Georgia" fo:font-size="26.000000000000000pt" style:text-underline-style="solid" style:text-underline-type="single"/>
    </style:style>
    <style:style style:name="P6" style:parent-style-name="Standard" style:family="paragraph">
      <style:paragraph-properties fo:margin-left="0.000000000000000pt" fo:margin-right="0.000000000000000pt"/>
      <style:text-properties fo:font-size="14.000000000000000pt"/>
    </style:style>
    <style:style style:name="T4" style:family="text">
      <style:text-properties fo:font-family="Georgia"/>
    </style:style>
    <style:style style:name="P7" style:family="paragraph">
      <style:paragraph-properties fo:margin="1.000000000000000pt"/>
    </style:style>
    <style:style style:name="T5" style:family="text">
      <style:text-properties fo:font-family="Book Antiqua" fo:font-size="14.000000000000000pt"/>
    </style:style>
    <style:style style:name="P8" style:family="paragraph">
      <style:paragraph-properties fo:margin-left="0.000000000000000pt" fo:margin-right="0.000000000000000pt" fo:padding-top="0.000000000000000pt"/>
      <style:text-properties fo:font-family="Sans Serif" fo:font-size="12.000000000000000pt"/>
    </style:style>
    <style:style style:name="T6" style:family="text">
      <style:text-properties fo:font-size="24.000000000000000pt"/>
    </style:style>
    <style:style style:name="P9" style:parent-style-name="Standard" style:family="paragraph">
      <style:paragraph-properties fo:margin-left="0.000000000000000pt" fo:margin-right="0.000000000000000pt"/>
      <style:text-properties fo:font-size="24.000000000000000pt"/>
    </style:style>
    <style:style style:name="T7" style:family="text">
      <style:text-properties fo:font-family="Sans Serif"/>
    </style:style>
    <style:style style:name="T8" style:family="text">
      <style:text-properties fo:font-family="Sans Serif" fo:font-weight="bold"/>
    </style:style>
    <style:style style:name="P10" style:parent-style-name="Standard" style:family="paragraph">
      <style:paragraph-properties fo:margin-left="0.000000000000000pt" fo:margin-right="0.000000000000000pt" fo:text-align="center"/>
    </style:style>
    <style:style style:name="T9" style:family="text">
      <style:text-properties fo:font-family="comic sans ms"/>
    </style:style>
    <style:style style:name="P11" style:parent-style-name="Standard" style:family="paragraph">
      <style:paragraph-properties fo:margin-left="0.000000000000000pt" fo:margin-right="0.000000000000000pt" fo:text-align="center"/>
      <style:text-properties fo:font-family="comic sans ms"/>
    </style:style>
    <style:style style:name="T10" style:family="text">
      <style:text-properties fo:font-size="36.000000000000000pt"/>
    </style:style>
    <style:style style:name="P12" style:parent-style-name="Title" style:family="paragraph">
      <style:paragraph-properties fo:margin-left="0.000000000000000pt" fo:margin-right="0.000000000000000pt"/>
      <style:text-properties fo:font-size="36.000000000000000pt"/>
    </style:style>
    <style:style style:name="T11" style:family="text">
      <style:text-properties fo:font-size="28.000000000000000pt"/>
    </style:style>
    <style:style style:name="T12" style:family="text">
      <style:text-properties fo:font-size="28.000000000000000pt" fo:font-weight="bold"/>
    </style:style>
    <style:style style:name="P13" style:parent-style-name="Title" style:family="paragraph">
      <style:paragraph-properties fo:margin-left="0.000000000000000pt" fo:margin-right="0.000000000000000pt"/>
      <style:text-properties fo:font-size="28.000000000000000pt"/>
    </style:style>
    <style:style style:name="T13" style:family="text">
      <style:text-properties fo:color="#a9a9a9"/>
    </style:style>
    <style:style style:name="T14" style:family="text">
      <style:text-properties fo:font-family="gentium"/>
    </style:style>
    <style:style style:name="P14" style:parent-style-name="Standard" style:family="paragraph">
      <style:paragraph-properties fo:margin-left="0.000000000000000pt" fo:margin-right="0.000000000000000pt"/>
      <style:text-properties fo:font-family="comic sans ms"/>
    </style:style>
    <style:style style:name="T15" style:family="text">
      <style:text-properties fo:font-family="Gentium"/>
    </style:style>
    <style:style style:name="P15" style:family="paragraph">
      <style:paragraph-properties fo:margin="1.000000000000000pt" fo:text-align="center"/>
    </style:style>
    <style:style style:name="T16" style:family="text">
      <style:text-properties fo:color="#ff0000" fo:font-family="comic sans ms" fo:font-weight="100"/>
    </style:style>
    <style:style style:name="T17" style:family="text">
      <style:text-properties fo:color="#008b8b" fo:font-family="comic sans ms" fo:font-weight="100"/>
    </style:style>
    <style:style style:name="T18" style:family="text">
      <style:text-properties fo:color="#808080"/>
    </style:style>
    <style:style style:name="T19" style:family="text">
      <style:text-properties fo:font-family="sans serif"/>
    </style:style>
    <style:style style:name="T20" style:family="text">
      <style:text-properties fo:background-color="#ff4500"/>
    </style:style>
    <style:style style:name="T21" style:family="text">
      <style:text-properties fo:color="#800000"/>
    </style:style>
    <style:style style:name="T22" style:family="text">
      <style:text-properties fo:color="#800000" fo:font-family="Sans Serif" fo:font-weight="bold"/>
    </style:style>
    <style:style style:name="P16" style:family="paragraph" style:list-style-name="L2">
      <style:paragraph-properties fo:margin="1.133860232000000pt" fo:text-indent="0.000000000000000pt"/>
      <style:text-properties fo:color="#008000" fo:font-family="Comic Sans MS"/>
    </style:style>
    <style:style style:name="T23" style:family="text">
      <style:text-properties fo:font-size="13.000000000000000pt"/>
    </style:style>
    <style:style style:name="T24" style:family="text">
      <style:text-properties fo:font-size="12.000000000000000pt"/>
    </style:style>
    <style:style style:name="T25" style:family="text">
      <style:text-properties fo:color="#ff4500" fo:font-family="Comic Sans MS" fo:font-weight="100"/>
    </style:style>
    <style:style style:name="P17" style:family="paragraph">
      <style:paragraph-properties fo:margin-left="0.000000000000000pt" fo:margin-right="0.000000000000000pt" fo:text-align="center" fo:text-indent="0.000000000000000pt"/>
    </style:style>
    <style:style style:name="T26" style:family="text">
      <style:text-properties fo:color="#8b0000" fo:font-family="Comic Sans MS" fo:font-size="14.000000000000000pt"/>
    </style:style>
    <style:style style:name="T27" style:family="text">
      <style:text-properties fo:color="#0000ff"/>
    </style:style>
    <style:style style:name="T28" style:family="text">
      <style:text-properties fo:color="#0000ff" fo:font-family="Sans Serif" fo:font-weight="bold"/>
    </style:style>
    <style:style style:name="P18" style:family="paragraph">
      <style:paragraph-properties fo:margin-bottom="1.000000000000000pt" fo:margin-left="0.000000000000000pt" fo:margin-right="0.000000000000000pt" fo:margin-top="1.000000000000000pt" fo:text-align="center" fo:text-indent="0.000000000000000pt"/>
    </style:style>
    <style:style style:name="T29" style:family="text">
      <style:text-properties fo:color="#0000ff" fo:font-family="Comic Sans MS" fo:font-size="14.000000000000000pt"/>
    </style:style>
    <style:style style:name="T30" style:family="text">
      <style:text-properties fo:color="#708090"/>
    </style:style>
    <style:style style:name="T31" style:family="text">
      <style:text-properties fo:background-color="#7cfc00"/>
    </style:style>
    <style:style style:name="T32" style:family="text">
      <style:text-properties fo:background-color="#7cfc00" fo:font-family="Sans Serif" fo:font-weight="bold"/>
    </style:style>
    <style:style style:name="T33" style:family="text">
      <style:text-properties fo:color="#808080" fo:font-family="Sans Serif" fo:font-weight="bold"/>
    </style:style>
    <style:style style:name="T34" style:family="text">
      <style:text-properties fo:background-color="#7cfc00" fo:color="#708090"/>
    </style:style>
    <style:style style:name="T35" style:family="text">
      <style:text-properties style:text-position="sub"/>
    </style:style>
    <style:style style:name="T36" style:family="text">
      <style:text-properties fo:font-size="36.000000000000000pt" fo:font-weight="100"/>
    </style:style>
    <style:style style:name="P19" style:parent-style-name="Title" style:family="paragraph">
      <style:paragraph-properties fo:margin-left="0.000000000000000pt" fo:margin-right="0.000000000000000pt"/>
      <style:text-properties fo:font-weight="100"/>
    </style:style>
    <style:style style:name="T37" style:family="text">
      <style:text-properties fo:font-family="gentium" fo:font-size="36.000000000000000pt"/>
    </style:style>
    <style:style style:name="T38" style:family="text">
      <style:text-properties fo:color="#708090" fo:font-family="Sans Serif"/>
    </style:style>
    <style:style style:name="T39" style:family="text">
      <style:text-properties fo:color="#708090" fo:font-family="Sans Serif" fo:font-weight="bold"/>
    </style:style>
    <style:style style:name="T40" style:family="text">
      <style:text-properties fo:color="#708090" fo:font-family="gentium"/>
    </style:style>
    <style:style style:name="T41" style:family="text">
      <style:text-properties fo:background-color="#7cfc00" style:text-position="sub"/>
    </style:style>
    <style:style style:name="T42" style:family="text">
      <style:text-properties fo:color="#a9a9a9" style:text-position="sub"/>
    </style:style>
    <style:style style:name="T43" style:family="text">
      <style:text-properties fo:color="#b22222"/>
    </style:style>
    <style:style style:name="T44" style:family="text">
      <style:text-properties fo:color="#b22222" fo:font-family="Sans Serif" fo:font-weight="bold"/>
    </style:style>
    <style:style style:name="P20" style:parent-style-name="Standard" style:family="paragraph">
      <style:paragraph-properties fo:margin-left="0.000000000000000pt" fo:margin-right="0.000000000000000pt" fo:text-align="left"/>
    </style:style>
    <style:style style:name="P21" style:parent-style-name="Standard" style:family="paragraph" style:list-style-name="L4">
      <style:paragraph-properties fo:margin-bottom="7.982376033280000pt" fo:margin-left="54.000000000000000pt" fo:margin-right="0.000000000000000pt" fo:text-align="left"/>
    </style:style>
    <style:style style:name="P22" style:parent-style-name="Standard" style:family="paragraph" style:list-style-name="L4">
      <style:paragraph-properties fo:margin-bottom="7.982376033280000pt" fo:margin-left="0.000000000000000pt" fo:margin-right="0.000000000000000pt"/>
    </style:style>
    <style:style style:name="P23" style:parent-style-name="Standard" style:family="paragraph" style:list-style-name="L4">
      <style:paragraph-properties fo:margin-left="10.000000000000000pt" fo:margin-right="0.000000000000000pt"/>
    </style:style>
    <style:style style:name="P24" style:parent-style-name="Standard" style:family="paragraph" style:list-style-name="L4">
      <style:paragraph-properties fo:margin-bottom="7.982376033280000pt" fo:margin-left="60.000000000000000pt" fo:margin-right="0.000000000000000pt"/>
    </style:style>
    <style:style style:name="T45" style:family="text">
      <style:text-properties fo:color="#0000ff" fo:font-weight="bold"/>
    </style:style>
    <style:style style:name="T46" style:family="text">
      <style:text-properties fo:font-weight="100"/>
    </style:style>
    <style:style style:name="T47" style:family="text">
      <style:text-properties fo:color="#800080" fo:font-weight="bold"/>
    </style:style>
    <style:style style:name="T48" style:family="text">
      <style:text-properties fo:color="#800080"/>
    </style:style>
    <style:style style:name="T49" style:family="text">
      <style:text-properties fo:color="#a9a9a9" style:text-position="0% 100%"/>
    </style:style>
    <style:style style:name="T50" style:family="text">
      <style:text-properties fo:color="transparent"/>
    </style:style>
    <style:style style:name="T51" style:family="text">
      <style:text-properties fo:color="transparent" style:text-position="sub"/>
    </style:style>
    <style:style style:name="T52" style:family="text">
      <style:text-properties fo:background-color="#ff6347"/>
    </style:style>
    <style:style style:name="T53" style:family="text">
      <style:text-properties fo:font-family="gentium" style:text-position="sub"/>
    </style:style>
    <style:style style:name="T54" style:family="text">
      <style:text-properties fo:font-family="Comic Sans MS"/>
    </style:style>
    <style:style style:name="T55" style:family="text">
      <style:text-properties fo:color="#708090" fo:font-family="gentium" fo:font-weight="100"/>
    </style:style>
    <style:style style:name="T56" style:family="text">
      <style:text-properties fo:color="#708090" fo:font-weight="100"/>
    </style:style>
    <style:style style:name="P25" style:family="paragraph">
      <style:paragraph-properties fo:text-align="right"/>
    </style:style>
    <style:style style:name="T57" style:family="text">
      <style:text-properties fo:color="#008000" fo:font-family="comic sans ms" fo:font-size="16.000000000000000pt"/>
    </style:style>
    <style:style style:name="P26" style:family="paragraph"/>
    <style:style style:name="P27" style:family="paragraph">
      <style:paragraph-properties fo:margin-bottom="1.000000000000000pt" fo:margin-left="0.000000000000000pt" fo:margin-right="0.000000000000000pt" fo:margin-top="1.000000000000000pt" fo:text-indent="0.000000000000000pt"/>
    </style:style>
    <style:style style:name="T58" style:family="text">
      <style:text-properties fo:font-size="20.000000000000000pt"/>
    </style:style>
    <style:style style:name="T59" style:family="text">
      <style:text-properties fo:font-size="20.000000000000000pt" fo:font-weight="bold"/>
    </style:style>
    <style:style style:name="P28" style:family="paragraph">
      <style:paragraph-properties fo:margin-bottom="1.000000000000000pt" fo:margin-left="140.000000000000000pt" fo:margin-right="0.000000000000000pt" fo:margin-top="1.000000000000000pt" fo:text-indent="0.000000000000000pt"/>
    </style:style>
    <style:style style:name="gr8"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gr9" style:family="graphic">
      <style:graphic-properties draw:color-mode="standard" draw:fill="none" draw:stroke="none" fo:margin="1.000000000000000pt" style:wrap="biggest" style:wrap-dynamic-threshold="0.000000000000000pt"/>
    </style:style>
    <style:style style:name="gr10" style:family="graphic">
      <style:graphic-properties draw:color-mode="standard" draw:fill="none" draw:stroke="none" fo:margin="1.000000000000000pt" style:protect="position size" style:wrap="biggest" style:wrap-dynamic-threshold="0.000000000000000pt"/>
    </style:style>
    <style:style style:name="gr11" style:family="graphic">
      <style:graphic-properties draw:fill="solid" draw:fill-color="#ffffff" draw:stroke="none" fo:margin="1.000000000000000pt" style:wrap="biggest" style:wrap-dynamic-threshold="0.000000000000000pt" svg:fill-rule="nonzero"/>
    </style:style>
    <style:style style:name="gr12" style:family="graphic">
      <style:graphic-properties draw:auto-grow-height="false" draw:fill="none" draw:stroke="none" draw:textarea-vertical-align="top" fo:margin="1.000000000000000pt" style:wrap="biggest" style:wrap-dynamic-threshold="0.000000000000000pt"/>
    </style:style>
    <style:style style:name="gr13" style:family="graphic">
      <style:graphic-properties draw:auto-grow-height="false" draw:fill="none" draw:stroke="solid" draw:stroke-linejoin="miter" draw:textarea-vertical-align="top" fo:margin="1.000000000000000pt" style:wrap="biggest" style:wrap-dynamic-threshold="0.000000000000000pt" svg:stroke-color="#000000" svg:stroke-linecap="butt" svg:stroke-opacity="1" svg:stroke-width="0.000000000000000pt"/>
      <style:paragraph-properties fo:margin="1.000000000000000pt"/>
    </style:style>
    <style:style style:name="gr14" style:family="graphic">
      <style:graphic-properties draw:color-mode="standard" draw:fill="none" draw:stroke="none" fo:margin="1.000000000000000pt" style:flow-with-text="true" style:horizontal-pos="left" style:horizontal-rel="char" style:vertical-pos="top" style:vertical-rel="line" style:wrap="biggest" style:wrap-dynamic-threshold="0.000000000000000pt"/>
    </style:style>
    <style:style style:name="pr1" style:family="presentation">
      <style:graphic-properties draw:fill="none" draw:stroke="none" fo:margin="0.000000000000000pt" style:wrap="biggest" style:wrap-dynamic-threshold="0.000000000000000pt"/>
      <style:paragraph-properties fo:margin="0.000000000000000pt"/>
    </style:style>
    <style:style style:name="pr2" style:family="presentation">
      <style:graphic-properties draw:fill="none" draw:stroke="none" fo:margin="1.000000000000000pt" style:protect="position size" style:wrap="biggest" style:wrap-dynamic-threshold="0.000000000000000pt"/>
      <style:paragraph-properties fo:margin="1.000000000000000pt"/>
    </style:style>
    <style:style style:name="pr3" style:family="presentation">
      <style:graphic-properties draw:fill="none" draw:stroke="none" fo:margin="1.000000000000000pt" style:protect="position size" style:wrap="biggest" style:wrap-dynamic-threshold="0.000000000000000pt"/>
    </style:style>
    <style:style style:name="dp2" style:family="drawing-page">
      <style:drawing-page-properties draw:fill="solid" draw:fill-color="#ffffff" presentation:background-objects-visible="true" presentation:background-visible="true" presentation:display-date-time="false" presentation:display-footer="false" presentation:display-header="false" presentation:display-page-number="false"/>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style:style>
    <text:list-style style:name="L1" style:display-name="L1">
      <text:list-level-style-bullet text:bullet-char="✔" text:level="1">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bullet>
    </text:list-style>
    <text:list-style style:name="L3">
      <text:list-level-style-bullet text:bullet-char="✔" text:level="1" style:num-prefix="" style:num-suffix="">
        <style:list-level-properties text:list-level-position-and-space-mode="label-alignment">
          <style:list-level-label-alignment text:label-followed-by="listtab" text:list-tab-stop-position="54.00000000000pt" fo:text-indent="-18.00000000000pt" fo:margin-left="54.00000000000pt"/>
        </style:list-level-properties>
      </text:list-level-style-bullet>
    </text:list-style>
    <text:list-style style:name="L31" style:display-name="L3">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presentation>
      <draw:page draw:name="page1" draw:id="page1" xml:id="page1" draw:master-page-name="Default1" draw:style-name="dp2" presentation:presentation-page-layout-name="pl2">
        <draw:layer-set>
          <draw:layer draw:name=""/>
        </draw:layer-set>
        <draw:frame draw:style-name="gr8" xml:id="shape-41" draw:id="shape-41" draw:layer="" svg:width="612.00000000000pt" svg:height="181.07928064843pt" svg:x="34.00000000000pt" svg:y="25.50000000000pt" presentation:class="title">
          <draw:text-box>
            <text:p text:style-name="P3"><text:span text:style-name="T1">Mendler-style</text:span></text:p>
            <text:p text:style-name="P4">Recursion Schemes for</text:p>
            <text:p text:style-name="P4">Mixed-Variant Datatypes</text:p>
          </draw:text-box>
        </draw:frame>
        <draw:frame draw:style-name="gr8" xml:id="shape-42" draw:id="shape-42" draw:layer="" svg:width="598.67067387966pt" svg:height="243.86933854676pt" svg:x="48.94936925060pt" svg:y="235.00000000000pt" presentation:class="outline">
          <draw:text-box>
            <text:p text:style-name="P5"><text:span text:style-name="T2">Ki Yung Ahn<text:tab/></text:span><text:span text:style-name="T3">Tim Sheard</text:span><text:span text:style-name="T2"><text:tab/>Marcelo P. Fiore</text:span></text:p>
            <text:p text:style-name="P5"/>
            <text:p text:style-name="P6"/>
            <text:p text:style-name="P6"/>
            <text:p text:style-name="P6"/>
            <text:p text:style-name="P6"/>
            <text:p text:style-name="P6"/>
            <text:p text:style-name="P6"/>
            <text:p text:style-name="P6"/>
            <text:p text:style-name="P6"/>
            <text:p text:style-name="P6"><text:span text:style-name="T4"><text:s text:c="2"/>kya@cs.pdx.edu<text:tab/><text:tab/>sheard@cs.pdx.edu<text:tab/><text:tab/>Marcelo.Fiore@cl.cam.ac.uk</text:span></text:p>
          </draw:text-box>
        </draw:frame>
        <draw:frame draw:style-name="gr8" xml:id="shape-43" draw:id="shape-43" draw:layer="" svg:width="99.70674486804pt" svg:height="20.39141414141pt" svg:x="539.74584555230pt" svg:y="483.47385141740pt">
          <draw:text-box>
            <text:p text:style-name="P7"><text:span text:style-name="T5">TYPES 2013</text:span></text:p>
          </draw:text-box>
        </draw:frame>
        <draw:frame draw:style-name="gr9" xml:id="shape-44" draw:id="shape-44" draw:layer="" svg:width="134.64629533574pt" svg:height="134.64629533574pt" svg:x="52.50000000000pt" svg:y="276.59156917550pt">
          <draw:image xlink:type="simple" xlink:show="embed" xlink:actuate="onLoad" xlink:href="Pictures/image1.png"/>
        </draw:frame>
        <draw:frame draw:style-name="gr9" xml:id="shape-45" draw:id="shape-45" draw:layer="" svg:width="129.68909939933pt" svg:height="139.27481544189pt" svg:x="244.60349127215pt" svg:y="274.97372340997pt">
          <draw:image xlink:type="simple" xlink:show="embed" xlink:actuate="onLoad" xlink:href="Pictures/image2.png"/>
        </draw:frame>
        <draw:frame draw:style-name="gr9" xml:id="shape-46" draw:id="shape-46" draw:layer="" svg:width="132.97236773855pt" svg:height="138.43698559082pt" svg:x="439.13714037115pt" svg:y="273.33208924036pt">
          <draw:image xlink:type="simple" xlink:show="embed" xlink:actuate="onLoad" xlink:href="Pictures/image3.png"/>
        </draw:frame>
        <presentation:notes>
          <draw:frame presentation:style-name="pr1" xml:id="shape-47" draw:id="shape-47" draw:layer="" svg:width="489.57000000000pt" svg:height="356.37000000000pt" svg:x="62.22000000000pt" svg:y="374.46000000000pt" presentation:class="notes">
            <draw:text-box>
              <text:p text:style-name="P8"/>
            </draw:text-box>
          </draw:frame>
          <draw:page-thumbnail draw:style-name="gr10" xml:id="shape-48" draw:id="shape-48" draw:layer="" svg:width="396.28000000000pt" svg:height="296.96000000000pt" svg:x="108.00000000000pt" svg:y="60.18000000000pt" presentation:class="page" draw:page-number="1"/>
        </presentation:notes>
      </draw:page>
      <draw:page draw:name="page2" draw:id="page2" xml:id="page2" draw:master-page-name="Default1" draw:style-name="dp3" presentation:presentation-page-layout-name="pl3">
        <draw:layer-set>
          <draw:layer draw:name=""/>
        </draw:layer-set>
        <draw:frame draw:style-name="gr8" xml:id="shape-49" draw:id="shape-49" draw:layer="" svg:width="612.00000000000pt" svg:height="56.16666666667pt" svg:x="34.00000000000pt" svg:y="10.50000000000pt" presentation:class="title">
          <draw:text-box>
            <text:p text:style-name="P3">Outline</text:p>
          </draw:text-box>
        </draw:frame>
        <draw:frame draw:style-name="gr8" xml:id="shape-50" draw:id="shape-50" draw:layer="" svg:width="544.00000000000pt" svg:height="379.60831840135pt" svg:x="68.00000000000pt" svg:y="82.40000000000pt" presentation:class="subtitle">
          <draw:text-box>
            <text:p text:style-name="P5"><text:span text:style-name="T6">Mendler-style Recursion Schemes</text:span></text:p>
            <text:p text:style-name="P9"><text:tab/>mit (iteration)</text:p>
            <text:p text:style-name="P9"><text:tab/>msfit (iteration with syntactic Inverse)</text:p>
            <text:p text:style-name="P9"/>
            <text:p text:style-name="P9">Untyped HOAS (Regular Mixed-Variant Datatype)</text:p>
            <text:p text:style-name="P9">Formatting Untyped HOAS (using msfit at kind<text:s text:c="2"/><text:span text:style-name="T7">*</text:span>)</text:p>
            <text:p text:style-name="P9"/>
            <text:p text:style-name="P9">Simply-Typed HOAS (Indexed Mixed-Variant Datatype)</text:p>
            <text:p text:style-name="P9">Formatting Untyped HOAS (using msfit at kind<text:s text:c="2"/><text:span text:style-name="T7">*<text:s/></text:span><text:span text:style-name="T8">→</text:span><text:span text:style-name="T7"><text:s/>*</text:span>)</text:p>
            <text:p text:style-name="P9"/>
            <text:p text:style-name="P9">The Nax language</text:p>
            <text:p text:style-name="P9"/>
            <text:p text:style-name="P9">Need for yet another Mendler-style Recursion Scheme</text:p>
          </draw:text-box>
        </draw:frame>
        <draw:path draw:style-name="gr11" xml:id="shape-51" draw:id="shape-51" draw:layer="" svg:width="86.89721816405pt" svg:height="76.02393779077pt" svg:x="27.86330791508pt" svg:y="19.87440939768pt" svg:viewBox="0 0 87 76" svg:d="M12.236 12.7124C14.7042 16.9499 17.1723 21.1873 19.6405 25.4248C17.8889 29.6939 14.2591 33.496 14.6216 38.4411C14.8718 41.8535 17.0859 44.811 18.9392 47.5652L4.36609 22.545C7.3288 26.4005 11.62 27.6852 16.2783 28.5261C23.2398 29.7831 29.2182 29.0713 35.884 27.5614C39.1211 26.8282 42.1873 26.2358 45.1846 24.7399C48.7426 22.964 52.0678 20.7839 55.5197 18.824C57.3453 17.7872 59.473 16.5955 61.6818 16.8772C63.4951 17.1083 65.0319 18.4383 66.1761 19.7643C68.5598 22.5266 70.0102 25.3633 71.4999 28.6311L86.0769 53.6578C86.5761 55.2652 86.9687 56.8634 86.8862 58.5623C86.5979 64.4893 81.7932 68.8503 77.4219 72.313C76.1536 73.3177 74.8706 74.299 73.532 75.2096C73.3953 75.3025 72.4878 76.0656 72.3118 76.0222C72.1847 75.9909 71.8845 75.2887 71.8243 75.1852C71.2517 74.2021 70.6791 73.2191 70.1065 72.2361C67.8931 68.436 65.6797 64.6359 63.4664 60.8359C62.0748 58.4468 60.6833 56.0577 59.2919 53.6686C59.0745 53.2956 57.6702 51.499 57.7699 51.0557C57.911 50.4275 58.8476 50.3374 59.3817 49.9711C60.7116 49.0589 62.0255 48.071 63.2654 47.0438C67.4655 43.5644 72.0235 39.3231 72.3038 33.5262C72.3856 31.8378 71.9852 30.233 71.4999 28.6311L86.0769 53.6578C84.2272 49.6055 81.4453 42.7318 76.2792 41.939C73.3697 41.4925 70.6263 43.3377 68.2464 44.6963C64.8348 46.6438 61.4692 48.8113 57.8725 50.4135C55.6765 51.3917 53.2793 51.7756 50.9448 52.2809C48.846 52.7352 46.7608 53.4184 44.6401 53.7411C40.1212 54.4288 35.0672 53.8169 30.595 53.0494C26.1374 52.2845 21.7996 51.2455 18.9392 47.5652L4.36609 22.545C2.11604 19.1995 -0.88548 15.1696 0.247099 10.8916C0.962459 8.18948 2.25562 5.73836 3.46885 3.23917C3.92777 2.29387 4.87447 1.07774 4.83158 0C7.29973 4.23748 9.76787 8.47495 12.236 12.7124Z" calligra:nodeTypes="ccccccccccccccccccccccccccccccccccccccc"/>
        <presentation:notes>
          <draw:frame presentation:style-name="pr2" xml:id="shape-52" draw:id="shape-52" draw:layer="" svg:width="489.57000000000pt" svg:height="356.37000000000pt" svg:x="62.22000000000pt" svg:y="374.46000000000pt" presentation:class="notes">
            <draw:text-box>
              <text:p text:style-name="P7"/>
            </draw:text-box>
          </draw:frame>
          <draw:page-thumbnail draw:style-name="gr10" xml:id="shape-53" draw:id="shape-53" draw:layer="" svg:width="396.28000000000pt" svg:height="296.96000000000pt" svg:x="108.00000000000pt" svg:y="60.18000000000pt" presentation:class="page" draw:page-number="2"/>
        </presentation:notes>
      </draw:page>
      <draw:page draw:name="page3" draw:id="page3" xml:id="page3" draw:master-page-name="Default2" draw:style-name="dp3" presentation:presentation-page-layout-name="pl3">
        <draw:layer-set>
          <draw:layer draw:name=""/>
        </draw:layer-set>
        <draw:frame draw:style-name="gr8" xml:id="shape-54" draw:id="shape-54" draw:layer="" svg:width="622.66739965290pt" svg:height="76.24498771260pt" svg:x="32.67642330540pt" svg:y="366.70208376060pt" presentation:class="subtitle">
          <draw:text-box>
            <text:p text:style-name="P10"><text:span text:style-name="T9">already inconsistent as a logic (via Curry--Howard correspondence)</text:span></text:p>
            <text:p text:style-name="P11">without even having to introduce any term-level recursion</text:p>
            <text:p text:style-name="P11">since we can already define general recursion using this</text:p>
          </draw:text-box>
        </draw:frame>
        <draw:frame draw:style-name="gr8" xml:id="shape-55" draw:id="shape-55" draw:layer="" svg:width="612.00000000000pt" svg:height="81.60000000000pt" svg:x="34.00000000000pt" svg:y="25.50000000000pt" presentation:class="title">
          <draw:text-box>
            <text:p text:style-name="P3"><text:span text:style-name="T10">(iso-) Recrusive Types</text:span></text:p>
            <text:p text:style-name="P12">in Functional Languages</text:p>
          </draw:text-box>
        </draw:frame>
        <draw:frame draw:style-name="gr9" xml:id="shape-56" draw:id="shape-56" draw:layer="" svg:width="659.16666666667pt" svg:height="218.07017543860pt" svg:x="15.00000000000pt" svg:y="125.00000000000pt">
          <draw:image xlink:type="simple" xlink:show="embed" xlink:actuate="onLoad" xlink:href="Pictures/image4.png"/>
        </draw:frame>
        <presentation:notes>
          <draw:frame presentation:style-name="pr2" xml:id="shape-57" draw:id="shape-57" draw:layer="" svg:width="489.57000000000pt" svg:height="356.37000000000pt" svg:x="62.22000000000pt" svg:y="374.46000000000pt" presentation:class="notes">
            <draw:text-box>
              <text:p text:style-name="P7"/>
            </draw:text-box>
          </draw:frame>
          <draw:page-thumbnail draw:style-name="gr10" xml:id="shape-58" draw:id="shape-58" draw:layer="" svg:width="396.28000000000pt" svg:height="296.96000000000pt" svg:x="108.00000000000pt" svg:y="60.18000000000pt" presentation:class="page" draw:page-number="3"/>
        </presentation:notes>
      </draw:page>
      <draw:page draw:name="page4" draw:id="page4" xml:id="page4" draw:master-page-name="Default2" draw:style-name="dp3" presentation:presentation-page-layout-name="pl3">
        <draw:layer-set>
          <draw:layer draw:name=""/>
        </draw:layer-set>
        <draw:frame draw:style-name="gr8" xml:id="shape-59" draw:id="shape-59" draw:layer="" svg:width="612.00000000000pt" svg:height="106.19837574255pt" svg:x="34.00000000000pt" svg:y="10.89214110180pt" presentation:class="title">
          <draw:text-box>
            <text:p text:style-name="P3"><text:span text:style-name="T11">Having both<text:s/></text:span><text:span text:style-name="T12">unrestircted formation</text:span></text:p>
            <text:p text:style-name="P13"><text:tab/> <text:s text:c="5"/>and<text:s/><text:span text:style-name="T1">unristricted elimination</text:span></text:p>
            <text:p text:style-name="P13">of μ leads to inconsistency</text:p>
          </draw:text-box>
        </draw:frame>
        <draw:frame draw:style-name="gr8" xml:id="shape-60" draw:id="shape-60" draw:layer="" svg:width="568.28257603015pt" svg:height="328.08924798598pt" svg:x="68.00000000000pt" svg:y="125.24408534735pt" presentation:class="subtitle">
          <draw:text-box>
            <text:p text:style-name="P5">data T a r = C (r<text:s/><text:span text:style-name="T7">→</text:span><text:s/>a)<text:s/></text:p>
            <text:p text:style-name="P5"/>
            <text:p text:style-name="P5">w : μ (T a)<text:s/><text:span text:style-name="T7">→</text:span><text:s/>a<text:tab/><text:span text:style-name="T13">-- encoding of (λx. x x) in the untyped λ-calc</text:span></text:p>
            <text:p text:style-name="P5">w = λv. case (unIn v) of <text:s/>(C x)<text:s/><text:span text:style-name="T7">→</text:span><text:s/>f (C x)</text:p>
            <text:p text:style-name="P5"/>
            <text:p text:style-name="P5"><text:span text:style-name="T13">-- w (C w) <text:s text:c="2"/>amounts to a well-known diverging term in λ-calculus</text:span></text:p>
            <text:p text:style-name="P5"/>
            <text:p text:style-name="P5">fix : (a<text:s/><text:span text:style-name="T14">→</text:span><text:s/>a)<text:s/><text:span text:style-name="T7">→</text:span><text:s/>a<text:s text:c="5"/><text:span text:style-name="T13">-- the Y combinator (λf.(λx.f(xx))(λx.f(xx))))</text:span></text:p>
            <text:p text:style-name="P5">fix = λf. (λx. f (w x)) (In (C (λx. f (w x))))</text:p>
            <text:p text:style-name="P5"/>
            <text:p text:style-name="P5"><text:span text:style-name="T9"><text:s text:c="2"/>To recover consistency, one could</text:span></text:p>
            <text:p text:style-name="P14"><text:tab/>either<text:tab/>restrict formation<text:tab/><text:span text:style-name="T14">(conventional approach)</text:span></text:p>
            <text:p text:style-name="P14"><text:tab/>or<text:tab/>restrict elimination<text:tab/><text:span text:style-name="T15">(Mendler-style approach)</text:span></text:p>
          </draw:text-box>
        </draw:frame>
        <presentation:notes>
          <draw:frame presentation:style-name="pr2" xml:id="shape-61" draw:id="shape-61" draw:layer="" svg:width="489.57000000000pt" svg:height="356.37000000000pt" svg:x="62.22000000000pt" svg:y="374.46000000000pt" presentation:class="notes">
            <draw:text-box>
              <text:p text:style-name="P7"/>
            </draw:text-box>
          </draw:frame>
          <draw:page-thumbnail draw:style-name="gr10" xml:id="shape-62" draw:id="shape-62" draw:layer="" svg:width="396.28000000000pt" svg:height="296.96000000000pt" svg:x="108.00000000000pt" svg:y="60.18000000000pt" presentation:class="page" draw:page-number="4"/>
        </presentation:notes>
      </draw:page>
      <draw:page draw:name="page5" draw:id="page5" xml:id="page5" draw:master-page-name="Default1" draw:style-name="dp3" presentation:presentation-page-layout-name="pl1">
        <draw:layer-set>
          <draw:layer draw:name=""/>
        </draw:layer-set>
        <draw:frame draw:style-name="gr8" xml:id="shape-63" draw:id="shape-63" draw:layer="" svg:width="612.00000000000pt" svg:height="92.83333333333pt" svg:x="34.00000000000pt" svg:y="10.50000000000pt" presentation:class="title">
          <draw:text-box>
            <text:p text:style-name="P12">Conventional Iteration over Recursive Types</text:p>
          </draw:text-box>
        </draw:frame>
        <draw:frame draw:style-name="gr9" xml:id="shape-64" draw:id="shape-64" draw:layer="" svg:width="569.91663125569pt" svg:height="349.73765942895pt" svg:x="18.25898824152pt" svg:y="107.20261963273pt">
          <draw:image xlink:type="simple" xlink:show="embed" xlink:actuate="onLoad" xlink:href="Pictures/image5.png"/>
        </draw:frame>
        <draw:frame draw:style-name="gr8" xml:id="shape-65" draw:id="shape-65" draw:layer="" svg:width="225.10424943720pt" svg:height="53.55302708385pt" svg:x="448.39314202410pt" svg:y="146.13622644915pt">
          <draw:text-box>
            <text:p text:style-name="P15"><text:span text:style-name="T16">allow formation of only positive recursive types</text:span></text:p>
          </draw:text-box>
        </draw:frame>
        <draw:frame draw:style-name="gr8" xml:id="shape-66" draw:id="shape-66" draw:layer="" svg:width="356.71762108395pt" svg:height="30.86106645510pt" svg:x="293.18013132345pt" svg:y="367.60976218575pt">
          <draw:text-box>
            <text:p text:style-name="P15"><text:span text:style-name="T17">freely eliminate (i.e. use unIn) recursive values</text:span></text:p>
          </draw:text-box>
        </draw:frame>
        <presentation:notes>
          <draw:frame presentation:style-name="pr2" xml:id="shape-67" draw:id="shape-67" draw:layer="" svg:width="489.57000000000pt" svg:height="356.37000000000pt" svg:x="62.22000000000pt" svg:y="374.46000000000pt" presentation:class="notes">
            <draw:text-box>
              <text:p text:style-name="P7"/>
            </draw:text-box>
          </draw:frame>
          <draw:page-thumbnail draw:style-name="gr10" xml:id="shape-68" draw:id="shape-68" draw:layer="" svg:width="396.28000000000pt" svg:height="296.96000000000pt" svg:x="108.00000000000pt" svg:y="60.18000000000pt" presentation:class="page" draw:page-number="5"/>
        </presentation:notes>
      </draw:page>
      <draw:page draw:name="page6" draw:id="page6" xml:id="page6" draw:master-page-name="Default2" draw:style-name="dp3" presentation:presentation-page-layout-name="pl1">
        <draw:layer-set>
          <draw:layer draw:name=""/>
        </draw:layer-set>
        <draw:frame draw:style-name="gr8" xml:id="shape-69" draw:id="shape-69" draw:layer="" svg:width="612.00000000000pt" svg:height="92.83333333333pt" svg:x="34.00000000000pt" svg:y="10.50000000000pt" presentation:class="title">
          <draw:text-box>
            <text:p text:style-name="P3"><text:span text:style-name="T10">Mendler-style Iteration over Recursive Types</text:span></text:p>
          </draw:text-box>
        </draw:frame>
        <draw:frame draw:style-name="gr9" xml:id="shape-70" draw:id="shape-70" draw:layer="" svg:width="589.95911048683pt" svg:height="252.63966653114pt" svg:x="17.47677870448pt" svg:y="132.21598573247pt">
          <draw:image xlink:type="simple" xlink:show="embed" xlink:actuate="onLoad" xlink:href="Pictures/image6.png"/>
        </draw:frame>
        <draw:frame draw:style-name="gr8" xml:id="shape-71" draw:id="shape-71" draw:layer="" svg:width="173.36657920365pt" svg:height="47.96611970050pt" svg:x="484.04671052710pt" svg:y="297.03388029950pt">
          <draw:text-box>
            <text:p text:style-name="P15"><text:span text:style-name="T16">elimination is possible only through mit</text:span></text:p>
          </draw:text-box>
        </draw:frame>
        <draw:frame draw:style-name="gr8" xml:id="shape-72" draw:id="shape-72" draw:layer="" svg:width="334.02566045520pt" svg:height="30.86106645510pt" svg:x="233.27335526355pt" svg:y="157.93604597610pt">
          <draw:text-box>
            <text:p text:style-name="P15"><text:span text:style-name="T17">freely form ANY recursive type!!</text:span></text:p>
          </draw:text-box>
        </draw:frame>
        <draw:frame draw:style-name="gr8" xml:id="shape-73" draw:id="shape-73" draw:layer="" svg:width="173.36657920365pt" svg:height="25.46611970050pt" svg:x="482.38004386043pt" svg:y="217.03388029950pt">
          <draw:text-box>
            <text:p text:style-name="P15"><text:span text:style-name="T16">note, no (μ-elim) rule</text:span></text:p>
          </draw:text-box>
        </draw:frame>
        <presentation:notes>
          <draw:frame presentation:style-name="pr2" xml:id="shape-74" draw:id="shape-74" draw:layer="" svg:width="489.57000000000pt" svg:height="356.37000000000pt" svg:x="62.22000000000pt" svg:y="374.46000000000pt" presentation:class="notes">
            <draw:text-box>
              <text:p text:style-name="P7"/>
            </draw:text-box>
          </draw:frame>
          <draw:page-thumbnail draw:style-name="gr10" xml:id="shape-75" draw:id="shape-75" draw:layer="" svg:width="396.28000000000pt" svg:height="296.96000000000pt" svg:x="108.00000000000pt" svg:y="60.18000000000pt" presentation:class="page" draw:page-number="6"/>
        </presentation:notes>
      </draw:page>
      <draw:page draw:name="page7" draw:id="page7" xml:id="page7" draw:master-page-name="Default5" draw:style-name="dp3" presentation:presentation-page-layout-name="pl3">
        <draw:layer-set>
          <draw:layer draw:name=""/>
        </draw:layer-set>
        <draw:frame draw:style-name="gr8" xml:id="shape-76" draw:id="shape-76" draw:layer="" svg:width="612.00000000000pt" svg:height="63.84221244705pt" svg:x="34.00000000000pt" svg:y="11.15778755295pt" presentation:class="title">
          <draw:text-box>
            <text:p text:style-name="P3">Mendler-style Iteration</text:p>
          </draw:text-box>
        </draw:frame>
        <draw:frame draw:style-name="gr8" xml:id="shape-77" draw:id="shape-77" draw:layer="" svg:width="580.09384164223pt" svg:height="311.10000000000pt" svg:x="31.24144672532pt" svg:y="88.05778755295pt" presentation:class="subtitle">
          <draw:text-box>
            <text:p text:style-name="P5"><text:span text:style-name="T18">-- Mu at different kinds (there are many more, one at each kind)</text:span></text:p>
            <text:p text:style-name="P5">data Mu0 (f ::<text:s/><text:span text:style-name="T19">*</text:span><text:s/><text:span text:style-name="T8">→</text:span><text:s/><text:span text:style-name="T19">*</text:span>)<text:tab/><text:tab/>= In0 (f (Mu0 f ))</text:p>
            <text:p text:style-name="P5">data Mu1 (f :: (<text:span text:style-name="T19">*</text:span><text:span text:style-name="T8">→</text:span><text:span text:style-name="T19">*</text:span>)<text:span text:style-name="T8">→</text:span>(<text:span text:style-name="T19">*</text:span><text:span text:style-name="T8">→</text:span><text:span text:style-name="T19">*</text:span>)) i<text:tab/>= In1 (f (Mu1 f ) i)</text:p>
            <text:p text:style-name="P5"/>
            <text:p text:style-name="P5"><text:span text:style-name="T18">-- Mendler-style iterators at different kinds</text:span></text:p>
            <text:p text:style-name="P5">mit0 :: Phi0 f a<text:s/><text:span text:style-name="T8">→</text:span><text:s/>Mu f<text:s/><text:span text:style-name="T8">→</text:span><text:s/>a</text:p>
            <text:p text:style-name="P5">mit0 phi<text:s/><text:span text:style-name="T20">(In0 x)</text:span><text:s/>= phi<text:s/><text:span text:style-name="T21">(mit0 phi)</text:span><text:s/>x</text:p>
            <text:p text:style-name="P5"/>
            <text:p text:style-name="P5">mit1 :: Phi1 f a i<text:s/><text:span text:style-name="T8">→</text:span><text:s/>Mu f i<text:s/><text:span text:style-name="T8">→</text:span><text:s/>a i</text:p>
            <text:p text:style-name="P5">mit1 phi<text:s/><text:span text:style-name="T20">(In1 x)</text:span><text:s/>= phi<text:s/><text:span text:style-name="T21">(mit1 phi)</text:span><text:s/>x</text:p>
            <text:p text:style-name="P5"/>
            <text:p text:style-name="P5">type Phi0 = ∀r.<text:s text:c="9"/><text:span text:style-name="T21">(r<text:s text:c="3"/></text:span><text:span text:style-name="T22">→</text:span><text:span text:style-name="T21"><text:s text:c="2"/>a )</text:span><text:s/><text:span text:style-name="T8">→</text:span><text:s text:c="9"/>(f r<text:s text:c="3"/><text:span text:style-name="T8">→</text:span><text:s/>a <text:s/>)</text:p>
            <text:p text:style-name="P5">type Phi1 = ∀r.<text:s/><text:span text:style-name="T21">(∀i. r i<text:s/></text:span><text:span text:style-name="T22">→</text:span><text:span text:style-name="T21"><text:s/>a i)</text:span><text:s/><text:span text:style-name="T8">→</text:span><text:s/>(∀i. f r i<text:s/><text:span text:style-name="T8">→</text:span><text:s/>a i)</text:p>
          </draw:text-box>
        </draw:frame>
        <draw:frame draw:style-name="gr8" xml:id="shape-78" draw:id="shape-78" draw:layer="" svg:width="240.51048313583pt" svg:height="228.68760791376pt" svg:x="434.37860832574pt" svg:y="158.35308416894pt">
          <draw:text-box>
            <text:list text:style-name="L1" xml:id="list-94dfd499-1097-486e-bb9d-d24c946497bf">
              <text:list-item>
                <text:p text:style-name="P16">Uniformly defined at different kinds (can handle non-regular datatypes quite the same way as handling regular datatypes)<text:line-break/></text:p>
              </text:list-item>
              <text:list-item>
                <text:p text:style-name="P16">Terminate for ANY datatype<text:line-break/>(can embed Mu and mit into Fw.<text:line-break/><text:s/><text:span text:style-name="T23">see<text:s/></text:span><text:span text:style-name="T24">Abel, Matthes and Uustallu TCS'04</text:span>)<text:line-break/></text:p>
              </text:list-item>
            </text:list>
            <text:list text:style-name="L1" xml:id="list-f17673d4-3bfc-4117-b20b-7280716f2218">
              <text:list-item>
                <text:p text:style-name="P16">However, not very useful for mixed-variant datatypes</text:p>
              </text:list-item>
            </text:list>
          </draw:text-box>
        </draw:frame>
        <draw:frame draw:style-name="gr8" xml:id="shape-79" draw:id="shape-79" draw:layer="" svg:width="320.00000000000pt" svg:height="42.50000000000pt" svg:x="63.33333333333pt" svg:y="404.16666666667pt">
          <draw:text-box>
            <text:p text:style-name="P7"><text:span text:style-name="T25">eliminating In0 or In1 by pattern matching is only allowed in Mendler-style iterators</text:span></text:p>
          </draw:text-box>
        </draw:frame>
        <draw:frame draw:style-name="gr12" xml:id="shape-80" draw:id="shape-80" draw:layer="" svg:width="100.83333333333pt" svg:height="20.00000000000pt" svg:x="189.16666666667pt" svg:y="332.50000000000pt">
          <draw:text-box>
            <text:p text:style-name="P17"><text:span text:style-name="T26">recursive call</text:span></text:p>
          </draw:text-box>
        </draw:frame>
        <presentation:notes>
          <draw:frame presentation:style-name="pr2" xml:id="shape-81" draw:id="shape-81" draw:layer="" svg:width="489.57000000000pt" svg:height="356.37000000000pt" svg:x="62.22000000000pt" svg:y="374.46000000000pt" presentation:class="notes">
            <draw:text-box>
              <text:p text:style-name="P7"/>
            </draw:text-box>
          </draw:frame>
          <draw:page-thumbnail draw:style-name="gr10" xml:id="shape-82" draw:id="shape-82" draw:layer="" svg:width="396.28000000000pt" svg:height="296.96000000000pt" svg:x="108.00000000000pt" svg:y="60.18000000000pt" presentation:class="page" draw:page-number="7"/>
        </presentation:notes>
      </draw:page>
      <draw:page draw:name="page8" draw:id="page8" xml:id="page8" draw:master-page-name="Default4" draw:style-name="dp3" presentation:presentation-page-layout-name="pl3">
        <draw:layer-set>
          <draw:layer draw:name=""/>
        </draw:layer-set>
        <draw:frame draw:style-name="gr8" xml:id="shape-83" draw:id="shape-83" draw:layer="" svg:width="612.00000000000pt" svg:height="87.32405687124pt" svg:x="34.00000000000pt" svg:y="6.15778755295pt" presentation:class="title">
          <draw:text-box>
            <text:p text:style-name="P3"><text:span text:style-name="T10">Mendler-style Iteration<text:line-break/>with a syntactic inverse</text:span></text:p>
          </draw:text-box>
        </draw:frame>
        <draw:frame draw:style-name="gr8" xml:id="shape-84" draw:id="shape-84" draw:layer="" svg:width="608.75855327468pt" svg:height="311.10000000000pt" svg:x="31.24144672532pt" svg:y="97.22445421962pt" presentation:class="subtitle">
          <draw:text-box>
            <text:p text:style-name="P5"><text:span text:style-name="T18">-- Mu' at different kinds (we only use two of them in this talk)</text:span></text:p>
            <text:p text:style-name="P5">data Mu'0 (f ::<text:s/><text:span text:style-name="T19">*</text:span><text:s/><text:span text:style-name="T8">→</text:span><text:s/><text:span text:style-name="T19">*</text:span>) <text:s text:c="18"/>a <text:s text:c="4"/>= In'0 (f (Mu'0 f a))<text:tab/>| <text:s/>Inverse0 a</text:p>
            <text:p text:style-name="P5">data Mu'1 (f :: (<text:span text:style-name="T19">*</text:span><text:span text:style-name="T8">→</text:span><text:span text:style-name="T19">*</text:span>)<text:span text:style-name="T8">→</text:span>(<text:span text:style-name="T19">*</text:span><text:span text:style-name="T8">→</text:span><text:span text:style-name="T19">*</text:span>)) a i <text:s text:c="2"/>= In'1 (f (Mu'1 f a) i)<text:tab/>| <text:s/>Inverse1 (a i)</text:p>
            <text:p text:style-name="P5"/>
            <text:p text:style-name="P5"><text:span text:style-name="T18">-- msfit at different kinds</text:span></text:p>
            <text:p text:style-name="P5">msfit0 :: Phi'0 f a<text:s/><text:span text:style-name="T8">→</text:span><text:s/>Mu'0 f<text:s/><text:span text:style-name="T8">→</text:span><text:s/>a</text:p>
            <text:p text:style-name="P5">msfit0 phi<text:s/><text:span text:style-name="T20">(In'0 x)</text:span><text:s/>= phi<text:s/><text:span text:style-name="T27">Inverse0</text:span><text:s/><text:span text:style-name="T21">(msfit0 phi)</text:span><text:s/>x</text:p>
            <text:p text:style-name="P5"/>
            <text:p text:style-name="P5">msfit1 :: Phi'1 f a i<text:s/><text:span text:style-name="T8">→</text:span><text:s/>Mu'1 f i<text:s/><text:span text:style-name="T8">→</text:span><text:s/>a i</text:p>
            <text:p text:style-name="P5">msfit1 phi<text:s/><text:span text:style-name="T20">(In'1 x)</text:span><text:s/>= phi<text:s/><text:span text:style-name="T27">Inverse1</text:span><text:s/><text:span text:style-name="T21">(msfit1 phi)</text:span><text:s/>x</text:p>
            <text:p text:style-name="P5"/>
            <text:p text:style-name="P5">type Phi'0 f a = ∀r.<text:s text:c="9"/><text:span text:style-name="T27">(a<text:s text:c="2"/></text:span><text:span text:style-name="T28">→</text:span><text:span text:style-name="T27">r a <text:s/>)</text:span><text:s/><text:span text:style-name="T8">→</text:span><text:s text:c="9"/><text:span text:style-name="T21">(r a<text:s text:c="3"/></text:span><text:span text:style-name="T22">→</text:span><text:span text:style-name="T21"><text:s/>a <text:s/>)</text:span><text:s/><text:span text:style-name="T8">→<text:s text:c="6"/></text:span><text:s/>(f r a<text:s text:c="6"/><text:span text:style-name="T8">→</text:span><text:s/>a <text:s/>)</text:p>
            <text:p text:style-name="P5">type Phi'1 f a = ∀r.<text:s/><text:span text:style-name="T27">(∀i. a i</text:span><text:span text:style-name="T28">→</text:span><text:span text:style-name="T27">r a i)</text:span><text:s/><text:span text:style-name="T8">→</text:span><text:s/><text:span text:style-name="T21">(∀i. r a i<text:s/></text:span><text:span text:style-name="T22">→</text:span><text:span text:style-name="T21"><text:s/>a i)</text:span><text:s/><text:span text:style-name="T8">→</text:span><text:s/>(∀i. f (r a) i<text:s/><text:span text:style-name="T8">→</text:span><text:s/>a i)</text:p>
          </draw:text-box>
        </draw:frame>
        <draw:frame draw:style-name="gr8" xml:id="shape-85" draw:id="shape-85" draw:layer="" svg:width="226.87329079308pt" svg:height="130.04405955636pt" svg:x="438.29079307201pt" svg:y="186.87101185050pt">
          <draw:text-box>
            <text:list text:style-name="L1" xml:id="list-3f26d43e-2cf5-4cfb-a15b-511f2a0bdecf">
              <text:list-item>
                <text:p text:style-name="P16">Terminate for ANY datatype<text:line-break/>(can embed Mu and msfit into<text:line-break/> Fw.<text:s/><text:span text:style-name="T23">see Ahn and Sheard ICFP'11</text:span>)<text:line-break/></text:p>
              </text:list-item>
            </text:list>
            <text:list text:style-name="L1" xml:id="list-c6bf0591-88e1-4da3-904a-57844f4546ba">
              <text:list-item>
                <text:p text:style-name="P16">msfit is quite useful for mixed-variant datatypes</text:p>
              </text:list-item>
            </text:list>
          </draw:text-box>
        </draw:frame>
        <draw:frame draw:style-name="gr8" xml:id="shape-86" draw:id="shape-86" draw:layer="" svg:width="335.00000000000pt" svg:height="42.50000000000pt" svg:x="69.16666666667pt" svg:y="417.50000000000pt">
          <draw:text-box>
            <text:p text:style-name="P7"><text:span text:style-name="T25">eliminating In'0 or In'1 by pattern matching is only allowed in Mendler-style iterators</text:span></text:p>
          </draw:text-box>
        </draw:frame>
        <draw:frame draw:style-name="gr8" xml:id="shape-87" draw:id="shape-87" draw:layer="" svg:width="102.50000000000pt" svg:height="24.16666666667pt" svg:x="352.50000000000pt" svg:y="344.16666666667pt">
          <draw:text-box>
            <text:p text:style-name="P18"><text:span text:style-name="T26">recursive call</text:span></text:p>
          </draw:text-box>
        </draw:frame>
        <draw:frame draw:style-name="gr8" xml:id="shape-88" draw:id="shape-88" draw:layer="" svg:width="102.50000000000pt" svg:height="20.00000000000pt" svg:x="202.50000000000pt" svg:y="341.66666666666pt">
          <draw:text-box>
            <text:p text:style-name="P18"><text:span text:style-name="T29">inverse</text:span></text:p>
          </draw:text-box>
        </draw:frame>
        <presentation:notes>
          <draw:frame presentation:style-name="pr2" xml:id="shape-89" draw:id="shape-89" draw:layer="" svg:width="489.57000000000pt" svg:height="356.37000000000pt" svg:x="62.22000000000pt" svg:y="374.46000000000pt" presentation:class="notes">
            <draw:text-box>
              <text:p text:style-name="P7"/>
            </draw:text-box>
          </draw:frame>
          <draw:page-thumbnail draw:style-name="gr10" xml:id="shape-90" draw:id="shape-90" draw:layer="" svg:width="396.28000000000pt" svg:height="296.96000000000pt" svg:x="108.00000000000pt" svg:y="60.18000000000pt" presentation:class="page" draw:page-number="8"/>
        </presentation:notes>
      </draw:page>
      <draw:page draw:name="page9" draw:id="page9" xml:id="page9" draw:master-page-name="Default1" draw:style-name="dp3" presentation:presentation-page-layout-name="pl2">
        <draw:layer-set>
          <draw:layer draw:name=""/>
        </draw:layer-set>
        <draw:frame draw:style-name="gr8" xml:id="shape-91" draw:id="shape-91" draw:layer="" svg:width="602.01251624852pt" svg:height="320.07496750294pt" svg:x="68.82081708481pt" svg:y="89.92503249706pt" presentation:class="outline">
          <draw:text-box>
            <text:p text:style-name="P5"><text:span text:style-name="T1">-- using general recursion at type level</text:span></text:p>
            <text:p text:style-name="P5">data Exp = Lam (Exp<text:s/><text:span text:style-name="T8">→</text:span><text:s/>Exp) | App Exp Exp</text:p>
            <text:p text:style-name="P5"/>
            <text:p text:style-name="P5"><text:span text:style-name="T1">-- using fixpoint<text:s/></text:span>(Mu'0)<text:span text:style-name="T1"><text:s/>over non-recursive base structure<text:s/></text:span>(ExpF)</text:p>
            <text:p text:style-name="P5">data ExpF r = Lam (r<text:s/><text:span text:style-name="T8">→</text:span><text:s/>r) | App r r</text:p>
            <text:p text:style-name="P5">type Exp' a = Mu'0 ExpF a<text:tab/><text:span text:style-name="T30">-- (Exp' a) may contain Inverse</text:span></text:p>
            <text:p text:style-name="P5">type Exp = ∀a . Exp' a<text:tab/><text:span text:style-name="T30">-- Exp does not contain Inverse</text:span></text:p>
            <text:p text:style-name="P5"/>
            <text:p text:style-name="P5">lam ::<text:s/><text:span text:style-name="T31">(∀a. Exp' a<text:s/></text:span><text:span text:style-name="T32">→</text:span><text:span text:style-name="T31"><text:s/>Exp' a)</text:span><text:s/>-&gt; Exp<text:tab/><text:span text:style-name="T18">-- it's not <text:s/>(Exp<text:s/></text:span><text:span text:style-name="T33">→</text:span><text:span text:style-name="T18"><text:s/>Exp)<text:s/></text:span><text:span text:style-name="T33">→</text:span><text:span text:style-name="T18"><text:s/>Exp</text:span></text:p>
            <text:p text:style-name="P5">lam<text:s/><text:span text:style-name="T31"><text:s/>f<text:s/></text:span><text:s/>= In'0 (Lam f )<text:tab/><text:tab/><text:span text:style-name="T30">--</text:span><text:span text:style-name="T34"><text:s/>f<text:s/></text:span><text:span text:style-name="T30"><text:s/>can handle Inverse containg values</text:span></text:p>
            <text:p text:style-name="P5"><text:tab/><text:tab/><text:tab/><text:tab/><text:span text:style-name="T30">-- but can never examine its content</text:span></text:p>
            <text:p text:style-name="P5">app :: Exp<text:s/><text:span text:style-name="T8">→</text:span><text:s/>Exp<text:s/><text:span text:style-name="T8">→</text:span><text:s/>Exp</text:p>
            <text:p text:style-name="P5">app e<text:span text:style-name="T35">1</text:span><text:s/>e<text:span text:style-name="T35">2</text:span><text:s/>= In'0 (App e<text:span text:style-name="T35">1</text:span><text:s/>e<text:span text:style-name="T35">2</text:span>)</text:p>
            <text:p text:style-name="P5"/>
          </draw:text-box>
        </draw:frame>
        <draw:frame draw:style-name="gr8" xml:id="shape-92" draw:id="shape-92" draw:layer="" svg:width="612.00000000000pt" svg:height="62.99636286519pt" svg:x="34.00000000000pt" svg:y="8.67030380147pt" presentation:class="title">
          <draw:text-box>
            <text:p text:style-name="P3">Untyped HOAS</text:p>
          </draw:text-box>
        </draw:frame>
        <draw:frame draw:style-name="gr8" xml:id="shape-93" draw:id="shape-93" draw:layer="" svg:width="260.34639927074pt" svg:height="29.44393801276pt" svg:x="404.15679124886pt" svg:y="60.11470677606pt">
          <draw:text-box>
            <text:p text:style-name="P7"><text:span text:style-name="T9">(a regular mixed-variant datatype)</text:span></text:p>
          </draw:text-box>
        </draw:frame>
        <presentation:notes>
          <draw:frame presentation:style-name="pr2" xml:id="shape-94" draw:id="shape-94" draw:layer="" svg:width="489.57000000000pt" svg:height="356.37000000000pt" svg:x="62.22000000000pt" svg:y="374.46000000000pt" presentation:class="notes">
            <draw:text-box>
              <text:p text:style-name="P7"/>
            </draw:text-box>
          </draw:frame>
          <draw:page-thumbnail draw:style-name="gr10" xml:id="shape-95" draw:id="shape-95" draw:layer="" svg:width="396.28000000000pt" svg:height="296.96000000000pt" svg:x="108.00000000000pt" svg:y="60.18000000000pt" presentation:class="page" draw:page-number="9"/>
        </presentation:notes>
      </draw:page>
      <draw:page draw:name="page10" draw:id="page10" xml:id="page10" draw:master-page-name="Default1" draw:style-name="dp3" presentation:presentation-page-layout-name="pl8">
        <draw:layer-set>
          <draw:layer draw:name=""/>
        </draw:layer-set>
        <draw:frame draw:style-name="gr8" xml:id="shape-96" draw:id="shape-96" draw:layer="" svg:width="612.00000000000pt" svg:height="89.41439187282pt" svg:x="34.00000000000pt" svg:y="25.50000000000pt" presentation:class="title">
          <draw:text-box>
            <text:p text:style-name="P3"><text:span text:style-name="T36">Formatting Untyped HOAS</text:span></text:p>
            <text:p text:style-name="P19"><text:span text:style-name="T10">using<text:s/></text:span><text:span text:style-name="T37">msfit0</text:span><text:span text:style-name="T10"><text:s/>at kind *</text:span></text:p>
          </draw:text-box>
        </draw:frame>
        <draw:frame draw:style-name="gr8" xml:id="shape-97" draw:id="shape-97" draw:layer="" svg:width="568.49669450529pt" svg:height="315.01111850713pt" svg:x="44.79608116011pt" svg:y="131.56666666667pt" presentation:class="outline">
          <draw:text-box>
            <text:p text:style-name="P5">showExp :: Exp<text:s/><text:span text:style-name="T8">→</text:span><text:s/>String</text:p>
            <text:p text:style-name="P5">showExp e = msfit0 <text:s/>phi e vars <text:s text:c="2"/>where</text:p>
            <text:p text:style-name="P5"><text:s text:c="3"/>phi :: Phi'0 ExpF ([String]<text:s/><text:span text:style-name="T8">→</text:span><text:s/>String)</text:p>
            <text:p text:style-name="P5"><text:s text:c="3"/>phi<text:s/><text:span text:style-name="T27">inv</text:span><text:s/><text:span text:style-name="T21">showE</text:span><text:s/>(Lam z) <text:s text:c="4"/>=</text:p>
            <text:p text:style-name="P5"><text:tab/>λ(v:vs)<text:s/><text:span text:style-name="T8">→</text:span><text:s/>"(λ"++v++"<text:span text:style-name="T8">→</text:span>"++ showE (z (inv (const v))) vs ++")"</text:p>
            <text:p text:style-name="P5"><text:s text:c="3"/>phi<text:s/><text:span text:style-name="T27">inv</text:span><text:s/><text:span text:style-name="T21">showE</text:span><text:s/>(App x y) <text:s/>=</text:p>
            <text:p text:style-name="P5"><text:tab/>λvs<text:s text:c="7"/><text:span text:style-name="T8">→</text:span><text:s/>"("++ showE x vs ++" "++ showE y vs ++")"</text:p>
            <text:p text:style-name="P5"/>
            <text:p text:style-name="P5">type Phi0 f a = ∀ r.<text:s/><text:span text:style-name="T27">(a<text:s/></text:span><text:span text:style-name="T28">→</text:span><text:span text:style-name="T27"><text:s/>r a)</text:span><text:s/>-&gt;<text:s/><text:span text:style-name="T21">(r a -&gt; a)</text:span><text:s/><text:span text:style-name="T8">→</text:span><text:s/>(f r a<text:s/><text:span text:style-name="T8">→</text:span><text:s/>a)</text:p>
            <text:p text:style-name="P5"/>
            <text:p text:style-name="P5">vars = [ "x"++show n | n&lt;-[0..] ] :: [String]</text:p>
          </draw:text-box>
        </draw:frame>
        <draw:frame draw:style-name="gr8" xml:id="shape-98" draw:id="shape-98" draw:layer="" svg:width="102.50000000000pt" svg:height="20.00000000000pt" svg:x="290.83333333333pt" svg:y="305.83333333333pt">
          <draw:text-box>
            <text:p text:style-name="P18"><text:span text:style-name="T26">recursive call</text:span></text:p>
          </draw:text-box>
        </draw:frame>
        <draw:frame draw:style-name="gr8" xml:id="shape-99" draw:id="shape-99" draw:layer="" svg:width="102.50000000000pt" svg:height="20.00000000000pt" svg:x="187.50000000000pt" svg:y="307.50000000000pt">
          <draw:text-box>
            <text:p text:style-name="P18"><text:span text:style-name="T29">inverse</text:span></text:p>
          </draw:text-box>
        </draw:frame>
        <presentation:notes>
          <draw:frame presentation:style-name="pr2" xml:id="shape-100" draw:id="shape-100" draw:layer="" svg:width="489.57000000000pt" svg:height="356.37000000000pt" svg:x="62.22000000000pt" svg:y="374.46000000000pt" presentation:class="notes">
            <draw:text-box>
              <text:p text:style-name="P7"/>
            </draw:text-box>
          </draw:frame>
          <draw:page-thumbnail draw:style-name="gr10" xml:id="shape-101" draw:id="shape-101" draw:layer="" svg:width="396.28000000000pt" svg:height="296.96000000000pt" svg:x="108.00000000000pt" svg:y="60.18000000000pt" presentation:class="page" draw:page-number="10"/>
        </presentation:notes>
      </draw:page>
      <draw:page draw:name="page11" draw:id="page11" xml:id="page11" draw:master-page-name="Default1" draw:style-name="dp3" presentation:presentation-page-layout-name="pl3">
        <draw:layer-set>
          <draw:layer draw:name=""/>
        </draw:layer-set>
        <draw:frame draw:style-name="gr8" xml:id="shape-102" draw:id="shape-102" draw:layer="" svg:width="612.00000000000pt" svg:height="61.16666666667pt" svg:x="34.00000000000pt" svg:y="4.66666666667pt" presentation:class="title">
          <draw:text-box>
            <text:p text:style-name="P3">Simply-Typed HOAS</text:p>
          </draw:text-box>
        </draw:frame>
        <draw:frame draw:style-name="gr8" xml:id="shape-103" draw:id="shape-103" draw:layer="" svg:width="599.50000000000pt" svg:height="417.13605152312pt" svg:x="68.00000000000pt" svg:y="75.73333333333pt" presentation:class="subtitle">
          <draw:text-box>
            <text:p text:style-name="P5"><text:span text:style-name="T1">-- using general recursion at type level</text:span></text:p>
            <text:p text:style-name="P5">data Exp t where<text:span text:style-name="T30"><text:tab/>-- Exp ::<text:s/></text:span><text:span text:style-name="T38">*</text:span><text:span text:style-name="T30"><text:s/></text:span><text:span text:style-name="T39">→</text:span><text:span text:style-name="T30"><text:s/></text:span><text:span text:style-name="T38">*</text:span><text:span text:style-name="T14"><text:s/></text:span></text:p>
            <text:p text:style-name="P5"><text:s text:c="3"/>Lam :: (Exp t<text:span text:style-name="T35">1</text:span><text:s/><text:span text:style-name="T8">→</text:span><text:s/>Exp t<text:span text:style-name="T35">2</text:span>)<text:s/><text:span text:style-name="T8">→</text:span><text:s/>Exp (t<text:span text:style-name="T35">1</text:span><text:s/><text:span text:style-name="T8">→</text:span><text:s/>t<text:span text:style-name="T35">2</text:span>)</text:p>
            <text:p text:style-name="P5"><text:s text:c="3"/>App :: Exp (t<text:span text:style-name="T35">1</text:span><text:s/><text:span text:style-name="T8">→</text:span><text:s/>t<text:span text:style-name="T35">2</text:span>)<text:s/><text:span text:style-name="T8">→</text:span><text:s/>Exp t<text:span text:style-name="T35">1</text:span><text:s/><text:span text:style-name="T8">→</text:span><text:s/>Exp t<text:span text:style-name="T35">2</text:span></text:p>
            <text:p text:style-name="P5"/>
            <text:p text:style-name="P5"><text:span text:style-name="T1">-- using fixpoint<text:s/></text:span>(Mu'1)<text:span text:style-name="T1"><text:s/>over non-recursive base structure<text:s/></text:span>(ExpF)</text:p>
            <text:p text:style-name="P5">data ExpF r t where<text:tab/><text:span text:style-name="T30">-- ExpF :: (</text:span><text:span text:style-name="T38">*</text:span><text:span text:style-name="T30"><text:s/></text:span><text:span text:style-name="T39">→</text:span><text:span text:style-name="T30"><text:s/></text:span><text:span text:style-name="T38">*</text:span><text:span text:style-name="T40">)<text:s/></text:span><text:span text:style-name="T39">→</text:span><text:span text:style-name="T40"><text:s/>(</text:span><text:span text:style-name="T38">*</text:span><text:span text:style-name="T40"><text:s/></text:span><text:span text:style-name="T39">→</text:span><text:span text:style-name="T40"><text:s/></text:span><text:span text:style-name="T38">*</text:span><text:span text:style-name="T40">)</text:span></text:p>
            <text:p text:style-name="P5"><text:s text:c="3"/>Lam :: (r t<text:span text:style-name="T35">1</text:span><text:s/><text:span text:style-name="T8">→</text:span><text:s/>r t<text:span text:style-name="T35">2</text:span>)<text:s/><text:span text:style-name="T8">→</text:span><text:s/>ExpF r (t<text:span text:style-name="T35">1</text:span><text:s/><text:span text:style-name="T8">→</text:span><text:s/>t<text:span text:style-name="T35">2</text:span>)</text:p>
            <text:p text:style-name="P5"><text:s text:c="3"/>App :: r (t1<text:s/><text:span text:style-name="T8">→</text:span><text:s/>t2)<text:s/><text:span text:style-name="T8">→</text:span><text:s/>r t1<text:s/><text:span text:style-name="T8">→</text:span><text:s/>ExpF r t2</text:p>
            <text:p text:style-name="P5">type Exp' a t = Mu'1 ExpF a t<text:tab/><text:span text:style-name="T30">-- (Exp' a t) might contain Inverse</text:span></text:p>
            <text:p text:style-name="P5">type Exp t = ∀a . Exp' a t<text:tab/><text:span text:style-name="T30">-- (Exp t) does not contain Inverse</text:span></text:p>
            <text:p text:style-name="P5"/>
            <text:p text:style-name="P5">lam ::<text:s/><text:span text:style-name="T31">(forall a . Exp' a t</text:span><text:span text:style-name="T41">1</text:span><text:span text:style-name="T31"><text:s/>-&gt; Exp' a t</text:span><text:span text:style-name="T41">2</text:span><text:span text:style-name="T31">)</text:span><text:s/>-&gt; Exp (t<text:span text:style-name="T35">1</text:span><text:s/><text:span text:style-name="T8">→</text:span><text:s/>t<text:span text:style-name="T35">2</text:span>)</text:p>
            <text:p text:style-name="P5">lam<text:s/><text:span text:style-name="T31"><text:s/>f<text:s/></text:span><text:s/>= In'1 (Lam f )<text:tab/><text:tab/><text:span text:style-name="T30">--</text:span><text:span text:style-name="T34"><text:s/>f<text:s/></text:span><text:span text:style-name="T30"><text:s/>can handle Inverse containg values</text:span></text:p>
            <text:p text:style-name="P5"><text:tab/><text:tab/><text:tab/><text:tab/><text:span text:style-name="T30">-- but can never examine its content</text:span></text:p>
            <text:p text:style-name="P5">app :: Exp (t<text:span text:style-name="T35">1</text:span><text:s/><text:span text:style-name="T8">→</text:span><text:s/>t<text:span text:style-name="T35">2</text:span>)<text:s/><text:span text:style-name="T8">→</text:span><text:s/>Exp t<text:span text:style-name="T35">1</text:span><text:s/><text:span text:style-name="T8">→</text:span><text:s/>Exp t<text:span text:style-name="T35">2</text:span></text:p>
            <text:p text:style-name="P5">app e<text:span text:style-name="T35">1</text:span><text:s/>e<text:span text:style-name="T35">2</text:span><text:s text:c="2"/>= In'1 (App e<text:span text:style-name="T35">1</text:span><text:s/>e<text:span text:style-name="T35">2</text:span>)<text:tab/></text:p>
          </draw:text-box>
        </draw:frame>
        <draw:frame draw:style-name="gr8" xml:id="shape-104" draw:id="shape-104" draw:layer="" svg:width="293.19963536919pt" svg:height="29.44393801276pt" svg:x="378.74202370100pt" svg:y="54.59396839867pt">
          <draw:text-box>
            <text:p text:style-name="P7"><text:span text:style-name="T9">(a non-regular mixed-variant datatype)</text:span></text:p>
          </draw:text-box>
        </draw:frame>
        <presentation:notes>
          <draw:frame presentation:style-name="pr2" xml:id="shape-105" draw:id="shape-105" draw:layer="" svg:width="489.57000000000pt" svg:height="356.37000000000pt" svg:x="62.22000000000pt" svg:y="374.46000000000pt" presentation:class="notes">
            <draw:text-box>
              <text:p text:style-name="P7"/>
            </draw:text-box>
          </draw:frame>
          <draw:page-thumbnail draw:style-name="gr10" xml:id="shape-106" draw:id="shape-106" draw:layer="" svg:width="396.28000000000pt" svg:height="296.96000000000pt" svg:x="108.00000000000pt" svg:y="60.18000000000pt" presentation:class="page" draw:page-number="11"/>
        </presentation:notes>
      </draw:page>
      <draw:page draw:name="page12" draw:id="page12" xml:id="page12" draw:master-page-name="Default1" draw:style-name="dp3" presentation:presentation-page-layout-name="pl8">
        <draw:layer-set>
          <draw:layer draw:name=""/>
        </draw:layer-set>
        <draw:frame draw:style-name="gr8" xml:id="shape-107" draw:id="shape-107" draw:layer="" svg:width="608.66666666667pt" svg:height="301.00000000000pt" svg:x="48.00000000000pt" svg:y="131.44674870861pt" presentation:class="outline">
          <draw:text-box>
            <text:p text:style-name="P5">newtype Id a = MkId { unId :: a }</text:p>
            <text:p text:style-name="P5"/>
            <text:p text:style-name="P5">evalHOAS :: Exp t<text:s/><text:span text:style-name="T8">→</text:span><text:s/>Id t</text:p>
            <text:p text:style-name="P5">evalHOAS e = msfit1 phi e <text:s text:c="2"/>where</text:p>
            <text:p text:style-name="P5"><text:s text:c="3"/>phi :: Phi'1 ExpF Id<text:s text:c="13"/><text:span text:style-name="T13">{- v :: t</text:span><text:span text:style-name="T42">1</text:span><text:span text:style-name="T13"><text:s/>-}</text:span><text:s text:c="8"/><text:span text:style-name="T13">{- f :: r Id t</text:span><text:span text:style-name="T42">1</text:span><text:span text:style-name="T13"><text:s/>-&gt; r Id t</text:span><text:span text:style-name="T42">2</text:span><text:span text:style-name="T13"><text:s/>-}</text:span></text:p>
            <text:p text:style-name="P5"><text:s text:c="3"/>phi<text:s/><text:span text:style-name="T27">inv</text:span><text:s/><text:span text:style-name="T43">ev</text:span><text:s/>(Lam f ) = MkId(λv<text:s/><text:span text:style-name="T8">→</text:span><text:s/>unId(ev (f (inv (MkId v)))))</text:p>
            <text:p text:style-name="P5"><text:s text:c="3"/>phi<text:s/><text:span text:style-name="T27">inv</text:span><text:s/><text:span text:style-name="T43">ev</text:span><text:s/>(App e<text:span text:style-name="T35">1</text:span><text:s/>e<text:span text:style-name="T35">2</text:span>) = MkId(unId(ev e<text:span text:style-name="T35">1</text:span>) (unId(ev e<text:span text:style-name="T35">2</text:span>)))</text:p>
            <text:p text:style-name="P5"/>
            <text:p text:style-name="P5">type Phi'1 f a = ∀r.<text:s/><text:span text:style-name="T27">(∀i. a i<text:s/></text:span><text:span text:style-name="T28">→</text:span><text:span text:style-name="T27"><text:s/>r a i)</text:span><text:s/><text:span text:style-name="T8">→</text:span><text:s/><text:span text:style-name="T43">(∀i. r a i<text:s/></text:span><text:span text:style-name="T44">→</text:span><text:span text:style-name="T43"><text:s/>a i)</text:span><text:s/><text:span text:style-name="T8">→</text:span><text:s/>(∀i. f (r a) i<text:s/><text:span text:style-name="T8">→</text:span><text:s/>a i)</text:p>
            <text:p text:style-name="P5"/>
            <text:p text:style-name="P20"><text:span text:style-name="T9">This is example is a super awesome cooooool discovery that System Fw can express Simply-Typed HOAS evaluation!!!</text:span></text:p>
          </draw:text-box>
        </draw:frame>
        <draw:frame draw:style-name="gr8" xml:id="shape-108" draw:id="shape-108" draw:layer="" svg:width="612.00000000000pt" svg:height="89.41439187282pt" svg:x="34.00000000000pt" svg:y="25.50000000000pt" presentation:class="title">
          <draw:text-box>
            <text:p text:style-name="P3"><text:span text:style-name="T10">Evaluating Simply-Typed HOAS</text:span></text:p>
            <text:p text:style-name="P3"><text:span text:style-name="T10">using<text:s/></text:span><text:span text:style-name="T37">msfit1</text:span><text:span text:style-name="T10"><text:s/>at kind *→*</text:span></text:p>
          </draw:text-box>
        </draw:frame>
        <draw:frame draw:style-name="gr8" xml:id="shape-109" draw:id="shape-109" draw:layer="" svg:width="102.50000000000pt" svg:height="20.00000000000pt" svg:x="357.50000000000pt" svg:y="304.16666666666pt">
          <draw:text-box>
            <text:p text:style-name="P18"><text:span text:style-name="T26">recursive call</text:span></text:p>
          </draw:text-box>
        </draw:frame>
        <draw:frame draw:style-name="gr8" xml:id="shape-110" draw:id="shape-110" draw:layer="" svg:width="102.50000000000pt" svg:height="20.00000000000pt" svg:x="192.50000000000pt" svg:y="305.83333333333pt">
          <draw:text-box>
            <text:p text:style-name="P18"><text:span text:style-name="T29">inverse</text:span></text:p>
          </draw:text-box>
        </draw:frame>
        <presentation:notes>
          <draw:frame presentation:style-name="pr2" xml:id="shape-111" draw:id="shape-111" draw:layer="" svg:width="489.57000000000pt" svg:height="356.37000000000pt" svg:x="62.22000000000pt" svg:y="374.46000000000pt" presentation:class="notes">
            <draw:text-box>
              <text:p text:style-name="P7"/>
            </draw:text-box>
          </draw:frame>
          <draw:page-thumbnail draw:style-name="gr10" xml:id="shape-112" draw:id="shape-112" draw:layer="" svg:width="396.28000000000pt" svg:height="296.96000000000pt" svg:x="108.00000000000pt" svg:y="60.18000000000pt" presentation:class="page" draw:page-number="12"/>
        </presentation:notes>
      </draw:page>
      <draw:page draw:name="page13" draw:id="page13" xml:id="page13" draw:master-page-name="Default1" draw:style-name="dp3" presentation:presentation-page-layout-name="pl3">
        <draw:layer-set>
          <draw:layer draw:name=""/>
        </draw:layer-set>
        <draw:frame draw:style-name="gr8" xml:id="shape-113" draw:id="shape-113" draw:layer="" svg:width="612.00000000000pt" svg:height="62.83333333333pt" svg:x="34.00000000000pt" svg:y="12.16666666667pt" presentation:class="title">
          <draw:text-box>
            <text:p text:style-name="P3">The Nax language</text:p>
          </draw:text-box>
        </draw:frame>
        <draw:frame draw:style-name="gr8" xml:id="shape-114" draw:id="shape-114" draw:layer="" svg:width="625.43907626861pt" svg:height="363.65325129140pt" svg:x="20.39425706472pt" svg:y="98.01341537527pt" presentation:class="subtitle">
          <draw:text-box>
            <text:list text:style-name="L3" xml:id="list-2dacacd9-95f1-4d3a-9298-def19348677e">
              <text:list-item>
                <text:p text:style-name="P21">Built upon the idea of Mendler-style recursion schemes</text:p>
              </text:list-item>
              <text:list-item>
                <text:p text:style-name="P22">Supports an extention of Hindley--Milner type inference to make it easier to use Mendler-style recursion schemes and indexed datatypes</text:p>
              </text:list-item>
            </text:list>
            <text:list text:style-name="L31" xml:id="list-34eff300-3458-4299-845a-5419e4c1a59c">
              <text:list-item>
                <text:p text:style-name="P22">Handling differnt notions of recursive type operators (Mu, Mu') still needs more rigourous clarification in the theory, but intuitively,</text:p>
              </text:list-item>
            </text:list>
            <text:p text:style-name="P23"><text:tab/>Mu0 f <text:s/>= ∀a. Mu'0 f a</text:p>
            <text:p text:style-name="P23"><text:tab/>Mu1 f <text:s/>= ∀a. Mu'1 f a i<text:line-break/><text:tab/>...</text:p>
            <text:p text:style-name="P24">So, we hide Mu' from users as if there is one kind of Mu<text:line-break/>and Mu' is only used during the computation of msfit</text:p>
            <text:list text:style-name="L31" xml:id="list-ac0e6566-4adf-4059-ad38-bad1419507ef">
              <text:list-item>
                <text:p text:style-name="P22">Supports<text:s/><text:span text:style-name="T1">term-indexed types</text:span><text:s/>as well as type-indxed types.<text:line-break/>Our term indexed calculus, System Fi (to appear in TLCA 2013), extends System Fw with erasable term indices.</text:p>
              </text:list-item>
            </text:list>
          </draw:text-box>
        </draw:frame>
        <presentation:notes>
          <draw:frame presentation:style-name="pr2" xml:id="shape-115" draw:id="shape-115" draw:layer="" svg:width="489.57000000000pt" svg:height="356.37000000000pt" svg:x="62.22000000000pt" svg:y="374.46000000000pt" presentation:class="notes">
            <draw:text-box>
              <text:p text:style-name="P7"/>
            </draw:text-box>
          </draw:frame>
          <draw:page-thumbnail draw:style-name="gr10" xml:id="shape-116" draw:id="shape-116" draw:layer="" svg:width="396.28000000000pt" svg:height="296.96000000000pt" svg:x="108.00000000000pt" svg:y="60.18000000000pt" presentation:class="page" draw:page-number="13"/>
        </presentation:notes>
      </draw:page>
      <draw:page draw:name="page14" draw:id="page14" xml:id="page14" draw:master-page-name="Default1" draw:style-name="dp3" presentation:presentation-page-layout-name="pl2">
        <draw:layer-set>
          <draw:layer draw:name=""/>
        </draw:layer-set>
        <draw:frame draw:style-name="gr8" xml:id="shape-117" draw:id="shape-117" draw:layer="" svg:width="612.00000000000pt" svg:height="81.60000000000pt" svg:x="34.00000000000pt" svg:y="5.50000000000pt" presentation:class="title">
          <draw:text-box>
            <text:p text:style-name="P3"><text:span text:style-name="T10">Need for yet another<text:line-break/>Mendler-style recursion scheme</text:span></text:p>
          </draw:text-box>
        </draw:frame>
        <draw:frame draw:style-name="gr8" xml:id="shape-118" draw:id="shape-118" draw:layer="" svg:width="563.33333333333pt" svg:height="365.10000000000pt" svg:x="58.33333333333pt" svg:y="102.40000000000pt" presentation:class="outline">
          <draw:text-box>
            <text:p text:style-name="P5">There are more recursion schemes other than<text:s/><text:span text:style-name="T1">mit</text:span><text:s/>and<text:s/><text:span text:style-name="T1">msfit</text:span></text:p>
            <text:p text:style-name="P5"/>
            <text:p text:style-name="P5">E.g., Mendler-style primitive recursion (<text:span text:style-name="T1">mpr</text:span>) can<text:s/><text:span text:style-name="T45">cast</text:span><text:s/>from abstract recursive type (r) to concrete recursive type (Mu f ).</text:p>
            <text:p text:style-name="P5"><text:s text:c="3"/>Phi0 f a = ∀r.<text:s text:c="9"/><text:span text:style-name="T27">(r <text:s text:c="2"/>→ Mu f <text:s/>)</text:span><text:s/>→<text:s text:c="9"/><text:span text:style-name="T43">(r <text:s text:c="2"/>→ a <text:s/>)</text:span><text:s/>→ <text:s text:c="8"/>(f r <text:s text:c="2"/>→ a <text:s/>)</text:p>
            <text:p text:style-name="P5"><text:s text:c="3"/>Phi1 f a = ∀r.<text:s/><text:span text:style-name="T27">(∀i. r i → Mu f i)</text:span><text:s/>→<text:s/><text:span text:style-name="T43">(∀i. r i → a i)</text:span><text:s/>→ (∀i. f r i → a i)</text:p>
            <text:p text:style-name="P5">With<text:s/><text:span text:style-name="T1">mpr</text:span><text:span text:style-name="T46">, one can write constant time predecessor for natrual numbers and tail function for lists by using the cast operation.</text:span></text:p>
            <text:p text:style-name="P5"/>
            <text:p text:style-name="P5"><text:span text:style-name="T46">Next example motivates an extension to mpr that can<text:s/></text:span><text:span text:style-name="T47">uncast</text:span><text:span text:style-name="T46"><text:s/>from concrete recursive type (Mu f i) to abstract recursive type (r i)</text:span></text:p>
            <text:p text:style-name="P5"><text:s text:c="3"/>Phi1 f a = ∀r.<text:s/><text:span text:style-name="T48">(∀i. Mu f i -&gt; r i)</text:span><text:s/>→</text:p>
            <text:p text:style-name="P5"><text:tab/><text:s text:c="14"/><text:span text:style-name="T27">(∀i. r i → Mu f i)</text:span><text:s/>→<text:s/><text:span text:style-name="T43">(∀i. r i → a i)</text:span><text:s/>→ (∀i. f r i → a i)</text:p>
            <text:p text:style-name="P5">Recursion scheme with above Phi1 type does not terminate for negative datatypes so needs some additional restruction on uncast.</text:p>
          </draw:text-box>
        </draw:frame>
        <presentation:notes>
          <draw:frame presentation:style-name="pr2" xml:id="shape-119" draw:id="shape-119" draw:layer="" svg:width="489.57000000000pt" svg:height="356.37000000000pt" svg:x="62.22000000000pt" svg:y="374.46000000000pt" presentation:class="notes">
            <draw:text-box>
              <text:p text:style-name="P7"/>
            </draw:text-box>
          </draw:frame>
          <draw:page-thumbnail draw:style-name="gr10" xml:id="shape-120" draw:id="shape-120" draw:layer="" svg:width="396.28000000000pt" svg:height="296.96000000000pt" svg:x="108.00000000000pt" svg:y="60.18000000000pt" presentation:class="page" draw:page-number="14"/>
        </presentation:notes>
      </draw:page>
      <draw:page draw:name="page15" draw:id="page15" xml:id="page15" draw:master-page-name="Default2" draw:style-name="dp3" presentation:presentation-page-layout-name="pl8">
        <draw:layer-set>
          <draw:layer draw:name=""/>
        </draw:layer-set>
        <draw:frame draw:style-name="gr8" xml:id="shape-121" draw:id="shape-121" draw:layer="" svg:width="608.66666666667pt" svg:height="346.88658462472pt" svg:x="48.00000000000pt" svg:y="126.44674870861pt" presentation:class="outline">
          <draw:text-box>
            <text:p text:style-name="P5">data V r t where V :: (r t<text:span text:style-name="T35">1</text:span><text:s/><text:span text:style-name="T8">→</text:span><text:s/>r t<text:span text:style-name="T35">2</text:span>)<text:s/><text:span text:style-name="T8">→</text:span><text:s/>V r (t<text:span text:style-name="T35">1</text:span><text:s/><text:span text:style-name="T8">→</text:span><text:s/>t<text:span text:style-name="T35">2</text:span>)</text:p>
            <text:p text:style-name="P5">type Val t = Mu V t</text:p>
            <text:p text:style-name="P5">val f = In1 (V f )</text:p>
            <text:p text:style-name="P5"/>
            <text:p text:style-name="P5">evalHOAS :: Exp t<text:s/><text:span text:style-name="T8">→</text:span><text:s/>Val t</text:p>
            <text:p text:style-name="P5">evalHOAS e = msfit1 phi e <text:s text:c="2"/>where</text:p>
            <text:p text:style-name="P5"><text:s text:c="3"/>phi :: Phi'1 ExpF (Mu1 V)<text:s text:c="13"/><text:span text:style-name="T13">-- f :: r Val t</text:span><text:span text:style-name="T42">1</text:span><text:span text:style-name="T13"><text:s/>-&gt; r Val t</text:span><text:span text:style-name="T42">2</text:span><text:span text:style-name="T49"><text:s/>, <text:s text:c="3"/>v :: Val t</text:span><text:span text:style-name="T42">1</text:span><text:span text:style-name="T49"><text:s/></text:span></text:p>
            <text:p text:style-name="P5"><text:s text:c="3"/>p<text:span text:style-name="T50">hi inv ev (Lam f )</text:span><text:s/>= val(λv<text:s/><text:span text:style-name="T8">→</text:span><text:s/>ev (f (inv v)))</text:p>
            <text:p text:style-name="P5"><text:s text:c="3"/>p<text:span text:style-name="T50">hi inv ev (App e</text:span><text:span text:style-name="T51">1</text:span><text:span text:style-name="T50"><text:s/>e</text:span><text:span text:style-name="T35">2</text:span>) =<text:s text:c="2"/><text:span text:style-name="T52"><text:s/>unVal<text:s/></text:span>(ev e<text:span text:style-name="T35">1</text:span>) (ev e<text:span text:style-name="T35">2</text:span>)</text:p>
            <text:p text:style-name="P5"/>
            <text:p text:style-name="P20"><text:span text:style-name="T9">Only if we had<text:s/></text:span><text:span text:style-name="T14">unVal :: Val (t</text:span><text:span text:style-name="T53">1</text:span><text:span text:style-name="T14"><text:s/></text:span><text:span text:style-name="T8">→</text:span><text:span text:style-name="T14"><text:s/>t</text:span><text:span text:style-name="T53">2</text:span><text:span text:style-name="T14">)<text:s/></text:span><text:span text:style-name="T8">→</text:span><text:span text:style-name="T14"><text:s/>(Val t</text:span><text:span text:style-name="T53">1</text:span><text:span text:style-name="T14"><text:s/></text:span><text:span text:style-name="T8">→</text:span><text:span text:style-name="T14"><text:s/>Val t</text:span><text:span text:style-name="T53">2</text:span><text:span text:style-name="T14">)</text:span><text:span text:style-name="T54"><text:s/>i</text:span><text:span text:style-name="T9">t would be possible to write this, but<text:s/></text:span><text:span text:style-name="T14">unVal</text:span><text:span text:style-name="T9"><text:s/>does not seem to be definable using any known Mendler-style recursion scheme.</text:span></text:p>
          </draw:text-box>
        </draw:frame>
        <draw:frame draw:style-name="gr8" xml:id="shape-122" draw:id="shape-122" draw:layer="" svg:width="612.00000000000pt" svg:height="89.41439187282pt" svg:x="34.00000000000pt" svg:y="25.50000000000pt" presentation:class="title">
          <draw:text-box>
            <text:p text:style-name="P3"><text:span text:style-name="T10">Evaluating Simply-Typed HOAS</text:span></text:p>
            <text:p text:style-name="P3"><text:span text:style-name="T10">into a user defined value domain</text:span></text:p>
          </draw:text-box>
        </draw:frame>
        <presentation:notes>
          <draw:frame presentation:style-name="pr2" xml:id="shape-123" draw:id="shape-123" draw:layer="" svg:width="489.57000000000pt" svg:height="356.37000000000pt" svg:x="62.22000000000pt" svg:y="374.46000000000pt" presentation:class="notes">
            <draw:text-box>
              <text:p text:style-name="P7"/>
            </draw:text-box>
          </draw:frame>
          <draw:page-thumbnail draw:style-name="gr10" xml:id="shape-124" draw:id="shape-124" draw:layer="" svg:width="396.28000000000pt" svg:height="296.96000000000pt" svg:x="108.00000000000pt" svg:y="60.18000000000pt" presentation:class="page" draw:page-number="15"/>
        </presentation:notes>
      </draw:page>
      <draw:page draw:name="page16" draw:id="page16" xml:id="page16" draw:master-page-name="Default1" draw:style-name="dp3" presentation:presentation-page-layout-name="pl3">
        <draw:layer-set>
          <draw:layer draw:name=""/>
        </draw:layer-set>
        <draw:frame draw:style-name="gr12" xml:id="shape-125" draw:id="shape-125" draw:layer="" svg:width="633.50000000000pt" svg:height="50.33333333333pt" svg:x="23.25000000000pt" svg:y="5.50000000000pt" presentation:class="title">
          <draw:text-box>
            <text:p text:style-name="P3"><text:span text:style-name="T10">New recursion scheme to write unVal</text:span></text:p>
          </draw:text-box>
        </draw:frame>
        <draw:frame draw:style-name="gr12" xml:id="shape-126" draw:id="shape-126" draw:layer="" svg:width="544.00000000000pt" svg:height="412.50000000000pt" svg:x="53.00000000000pt" svg:y="58.75000000000pt" presentation:class="subtitle">
          <draw:text-box>
            <text:p text:style-name="P5">data V r t where V :: (r t<text:span text:style-name="T35">1</text:span><text:s/><text:span text:style-name="T8">→</text:span><text:s/>r t<text:span text:style-name="T35">2</text:span>)<text:s/><text:span text:style-name="T8">→</text:span><text:s/>V r (t<text:span text:style-name="T35">1</text:span><text:s/><text:span text:style-name="T8">→</text:span><text:s/>t<text:span text:style-name="T35">2</text:span>)</text:p>
            <text:p text:style-name="P5">type Val t = Mu V t</text:p>
            <text:p text:style-name="P5">val f = In1 (V f )</text:p>
            <text:p text:style-name="P5">unVal v = unId(mprsi phi v) where</text:p>
            <text:p text:style-name="P5"><text:tab/><text:tab/>phi :: Phi1 V Id</text:p>
            <text:p text:style-name="P5"><text:tab/><text:tab/>phi uncast cast (V f) = Id(λv. cast (f (uncast v)))</text:p>
            <text:p text:style-name="P5"/>
            <text:p text:style-name="P5">mprsi :: Phi1 f a<text:s/><text:span text:style-name="T8">→</text:span><text:s/>Mu f i<text:s/><text:span text:style-name="T8">→</text:span><text:s/>a i</text:p>
            <text:p text:style-name="P5">mprsi phi (In1 x) = phi <text:s/>id <text:s/>id <text:s/>(mrpsi phi) <text:s/>x</text:p>
            <text:p text:style-name="P5"><text:span text:style-name="T30">-- size restriction over indices over indices in both uncast and cast</text:span></text:p>
            <text:p text:style-name="P5">type Phi1 f a = ∀ r <text:s/>j.<text:tab/>(∀i. (i &lt; j) ⇒ Mu f i<text:s/><text:span text:style-name="T8">→</text:span><text:s/>r i)<text:s/><text:span text:style-name="T8">→</text:span><text:span text:style-name="T55"><text:tab/>-- uncast</text:span></text:p>
            <text:p text:style-name="P5"><text:tab/><text:tab/><text:tab/>(∀i. (i &lt; j) ⇒ r i<text:s/><text:span text:style-name="T8">→</text:span><text:s/>Mu f i)<text:s/><text:span text:style-name="T8">→</text:span><text:span text:style-name="T56"><text:tab/>-- cast</text:span></text:p>
            <text:p text:style-name="P5"><text:tab/><text:tab/><text:tab/>(∀i. r i<text:s/><text:span text:style-name="T8">→</text:span><text:s/>a i)<text:s/><text:span text:style-name="T8">→</text:span><text:s/>(r j<text:s/><text:span text:style-name="T8">→</text:span><text:s/>a j)</text:p>
            <text:p text:style-name="P5"><text:span text:style-name="T30">-- or, maybe without the size restriction over indices in cast</text:span></text:p>
            <text:p text:style-name="P5">type Phi1 f a = ∀ r <text:s/>j.<text:tab/>(∀i. (i &lt; j) ⇒ Mu f i<text:s/><text:span text:style-name="T8">→</text:span><text:s/>r i)<text:s/><text:span text:style-name="T8">→</text:span><text:span text:style-name="T55"><text:tab/>-- uncast</text:span></text:p>
            <text:p text:style-name="P5"><text:tab/><text:tab/><text:tab/>(∀i. <text:s text:c="15"/>r i<text:s/><text:span text:style-name="T8">→</text:span><text:s/>Mu f i)<text:s/><text:span text:style-name="T8">→</text:span><text:span text:style-name="T56"><text:tab/>-- cast</text:span></text:p>
            <text:p text:style-name="P5"><text:tab/><text:tab/><text:tab/>(∀i. r i<text:s/><text:span text:style-name="T8">→</text:span><text:s/>a i)<text:s/><text:span text:style-name="T8">→<text:s/></text:span>(f r j<text:s/><text:span text:style-name="T8">→</text:span><text:s/>a j)</text:p>
          </draw:text-box>
        </draw:frame>
        <draw:frame draw:style-name="gr12" xml:id="shape-127" draw:id="shape-127" draw:layer="" svg:width="300.83333333333pt" svg:height="44.16666666667pt" svg:x="367.50000000000pt" svg:y="220.00000000000pt">
          <draw:text-box>
            <text:p text:style-name="P25"><text:span text:style-name="T57">Preliminary idea that still need further studies for the termination proof</text:span></text:p>
          </draw:text-box>
        </draw:frame>
        <presentation:notes>
          <draw:frame presentation:style-name="pr3" xml:id="shape-128" draw:id="shape-128" draw:layer="" svg:width="489.57000000000pt" svg:height="356.37000000000pt" svg:x="62.22000000000pt" svg:y="374.46000000000pt" presentation:class="notes">
            <draw:text-box>
              <text:p text:style-name="P26"/>
            </draw:text-box>
          </draw:frame>
          <draw:page-thumbnail draw:style-name="gr10" xml:id="shape-129" draw:id="shape-129" draw:layer="" svg:width="396.28000000000pt" svg:height="296.96000000000pt" svg:x="108.00000000000pt" svg:y="60.18000000000pt" presentation:class="page" draw:page-number="16"/>
        </presentation:notes>
      </draw:page>
      <draw:page draw:name="page17" draw:id="page17" xml:id="page17" draw:master-page-name="Default1" draw:style-name="dp3" presentation:presentation-page-layout-name="pl3">
        <draw:layer-set>
          <draw:layer draw:name=""/>
        </draw:layer-set>
        <draw:frame draw:style-name="gr8" xml:id="shape-130" draw:id="shape-130" draw:layer="" svg:width="544.00000000000pt" svg:height="80.10000000000pt" svg:x="68.00000000000pt" svg:y="92.40000000000pt" presentation:class="subtitle">
          <draw:text-box>
            <text:p text:style-name="P5">Thanks for listening.</text:p>
          </draw:text-box>
        </draw:frame>
        <draw:frame draw:style-name="gr8" xml:id="shape-131" draw:id="shape-131" draw:layer="" svg:width="612.00000000000pt" svg:height="59.50000000000pt" svg:x="34.00000000000pt" svg:y="14.66666666667pt" presentation:class="title">
          <draw:text-box>
            <text:p text:style-name="P3">Questions or Suggestions?</text:p>
          </draw:text-box>
        </draw:frame>
        <draw:frame draw:style-name="gr13" xml:id="shape-132" draw:id="shape-132" draw:layer="" svg:width="407.66666666667pt" svg:height="177.60000000000pt" svg:x="129.00000000000pt" svg:y="258.23333333333pt" presentation:class="subtitle">
          <draw:text-box>
            <text:p text:style-name="P27"><text:span text:style-name="T58">===============&lt;<text:s/></text:span><text:span text:style-name="T59">Advertisement</text:span><text:span text:style-name="T58"><text:s/>&gt;=============</text:span></text:p>
            <text:p text:style-name="P28"/>
            <text:p text:style-name="P28"><draw:frame draw:style-name="gr14" xml:id="shape-133" draw:id="shape-133" draw:layer="" svg:width="134.64629533574pt" svg:height="134.64629533574pt" svg:x="52.50000000000pt" svg:y="276.59156917550pt" text:anchor-type="char"><draw:image xlink:type="simple" xlink:show="embed" xlink:actuate="onLoad" xlink:href="Pictures/image1.png"/></draw:frame><text:span text:style-name="T58">Ki Yung Ahn &lt;kya@cs.pdx.edu&gt; is graduating soon this summer and openly looking for research positions worldwide.</text:span></text:p>
          </draw:text-box>
        </draw:frame>
        <draw:frame draw:style-name="gr9" xml:id="shape-134" draw:id="shape-134" draw:layer="" svg:width="134.64629533574pt" svg:height="134.64629533574pt" svg:x="126.66666666667pt" svg:y="288.25823584217pt">
          <draw:image xlink:type="simple" xlink:show="embed" xlink:actuate="onLoad" xlink:href="Pictures/image1.png"/>
        </draw:frame>
        <presentation:notes>
          <draw:frame presentation:style-name="pr2" xml:id="shape-135" draw:id="shape-135" draw:layer="" svg:width="489.57000000000pt" svg:height="356.37000000000pt" svg:x="62.22000000000pt" svg:y="374.46000000000pt" presentation:class="notes">
            <draw:text-box>
              <text:p text:style-name="P7"/>
            </draw:text-box>
          </draw:frame>
          <draw:page-thumbnail draw:style-name="gr10" xml:id="shape-136" draw:id="shape-136" draw:layer="" svg:width="396.28000000000pt" svg:height="296.96000000000pt" svg:x="108.00000000000pt" svg:y="60.18000000000pt" presentation:class="page" draw:page-number="17"/>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background-color="transparent" fo:keep-together="auto" fo:margin="0.000000000000000pt" fo:text-align="start" fo:text-indent="0.000000000000000pt" style:font-independent-line-spacing="false"/>
      <style:text-properties fo:background-color="transparent" fo:color="#000000" fo:font-family="Gentium Basic" fo:font-size="16.000000000000000pt" fo:font-style="normal" fo:font-variant="normal" fo:font-weight="normal" fo:text-transform="none" style:text-line-through-style="none" style:text-line-through-type="none" style:text-line-through-width="auto" style:text-underline-style="none" style:text-underline-type="none" style:text-underline-width="auto"/>
    </style:default-style>
    <style:style style:name="Contents_202" style:display-name="Contents 2" style:family="paragraph">
      <style:paragraph-properties fo:margin-left="8.000000000000000pt"/>
    </style:style>
    <style:style style:name="Contents_2021" style:display-name="Contents 2" style:family="paragraph">
      <style:paragraph-properties fo:background-color="transparent" fo:keep-together="auto" fo:margin-left="7.937021624000001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1" style:display-name="Contents 1" style:family="paragraph">
      <style:paragraph-properties fo:margin-left="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Title" style:display-name="Title" style:family="paragraph">
      <style:paragraph-properties fo:background-color="transparent" fo:keep-together="auto" fo:margin="0.000000000000000pt" fo:text-align="center" fo:text-indent="0.000000000000000pt" style:font-independent-line-spacing="false"/>
      <style:text-properties fo:background-color="transparent" fo:color="#000000" fo:font-family="Sans Serif" fo:font-size="48.000000000000000pt" fo:font-style="normal" fo:font-variant="normal" fo:font-weight="normal" fo:text-transform="none" style:text-line-through-style="none" style:text-line-through-type="none" style:text-line-through-width="auto" style:text-underline-style="none" style:text-underline-type="none" style:text-underline-width="auto"/>
    </style:style>
    <style:style style:name="Contents_2010" style:display-name="Contents 10" style:family="paragraph">
      <style:paragraph-properties fo:background-color="transparent" fo:keep-together="auto" fo:margin-left="72.000124732000003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Standard" style:display-name="Standard" style:family="paragraph">
      <style:paragraph-properties fo:background-color="transparent" fo:keep-together="auto" fo:margin="0.000000000000000pt" fo:text-align="start" fo:text-indent="0.000000000000000pt" style:font-independent-line-spacing="false"/>
      <style:text-properties fo:background-color="transparent" fo:color="#000000" fo:country="US" fo:font-family="Gentium" fo:font-size="20.000000000000000pt" fo:font-style="normal" fo:font-variant="normal" fo:font-weight="normal" fo:language="en" fo:text-transform="none" style:text-line-through-style="none" style:text-line-through-type="none" style:text-line-through-width="auto" style:text-underline-mode="continuous" style:text-underline-style="none" style:text-underline-type="none" style:text-underline-width="auto"/>
    </style:style>
    <style:style style:name="Contents_2041" style:display-name="Contents 4" style:family="paragraph">
      <style:paragraph-properties fo:background-color="transparent" fo:keep-together="auto" fo:margin-left="24.094529930000000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style:style style:name="Contents_20101" style:display-name="Contents 10" style:family="paragraph">
      <style:paragraph-properties fo:margin-left="72.000000000000000pt"/>
    </style:style>
    <style:style style:name="Contents_2011" style:display-name="Contents 1" style:family="paragraph">
      <style:paragraph-properties fo:background-color="transparent" fo:keep-together="auto" fo:margin-left="0.000000000000000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text:list-style style:name="L" style:display-name="L">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text:list-style style:name="L2" style:display-name="L2">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text:list-style style:name="L4">
      <text:list-level-style-bullet text:bullet-char="✔" text:level="1" style:num-prefix="" style:num-suffix="">
        <style:list-level-properties text:list-level-position-and-space-mode="label-alignment" fo:text-align="start">
          <style:list-level-label-alignment text:label-followed-by="listtab" text:list-tab-stop-position="36.00006236600pt" fo:text-indent="-18.14176371200pt" fo:margin-left="36.00006236600pt"/>
        </style:list-level-properties>
      </text:list-level-style-bullet>
    </text:list-style>
    <style:presentation-page-layout style:name="pl1" style:display-name="AL4T19">
      <presentation:placeholder presentation:object="title" svg:x="5%" svg:y="5%" svg:width="90%" svg:height="16%"/>
    </style:presentation-page-layout>
    <style:presentation-page-layout style:name="pl2" style:display-name="AL2T1">
      <presentation:placeholder presentation:object="title" svg:x="5%" svg:y="5%" svg:width="90%" svg:height="16%"/>
      <presentation:placeholder presentation:object="outline" svg:x="10%" svg:y="24%" svg:width="80%" svg:height="61%"/>
    </style:presentation-page-layout>
    <style:presentation-page-layout style:name="pl3" style:display-name="AL1T0">
      <presentation:placeholder presentation:object="title" svg:x="5%" svg:y="5%" svg:width="90%" svg:height="16%"/>
      <presentation:placeholder presentation:object="subtitle" svg:x="10%" svg:y="24%" svg:width="80%" svg:height="61%"/>
    </style:presentation-page-layout>
    <style:presentation-page-layout style:name="pl4" style:display-name="AL7T7">
      <presentation:placeholder presentation:object="title" svg:x="5%" svg:y="5%" svg:width="90%" svg:height="16%"/>
      <presentation:placeholder presentation:object="chart" svg:x="10%" svg:y="24%" svg:width="38%" svg:height="61%"/>
      <presentation:placeholder presentation:object="outline" svg:x="52%" svg:y="24%" svg:width="38%" svg:height="61%"/>
    </style:presentation-page-layout>
    <style:presentation-page-layout style:name="pl5" style:display-name="AL8T4">
      <presentation:placeholder presentation:object="title" svg:x="5%" svg:y="5%" svg:width="90%" svg:height="16%"/>
      <presentation:placeholder presentation:object="outline" svg:x="10%" svg:y="24%" svg:width="38%" svg:height="61%"/>
      <presentation:placeholder presentation:object="chart" svg:x="52%" svg:y="24%" svg:width="38%" svg:height="61%"/>
    </style:presentation-page-layout>
    <style:presentation-page-layout style:name="pl6" style:display-name="AL5T9">
      <presentation:placeholder presentation:object="title" svg:x="5%" svg:y="5%" svg:width="90%" svg:height="16%"/>
      <presentation:placeholder presentation:object="graphic" svg:x="10%" svg:y="24%" svg:width="38%" svg:height="61%"/>
      <presentation:placeholder presentation:object="outline" svg:x="52%" svg:y="24%" svg:width="38%" svg:height="61%"/>
    </style:presentation-page-layout>
    <style:presentation-page-layout style:name="pl7" style:display-name="AL6T6">
      <presentation:placeholder presentation:object="title" svg:x="5%" svg:y="5%" svg:width="90%" svg:height="16%"/>
      <presentation:placeholder presentation:object="outline" svg:x="10%" svg:y="24%" svg:width="38%" svg:height="61%"/>
      <presentation:placeholder presentation:object="graphic" svg:x="52%" svg:y="24%" svg:width="38%" svg:height="61%"/>
    </style:presentation-page-layout>
    <style:presentation-page-layout style:name="pl8" style:display-name="AL3T3">
      <presentation:placeholder presentation:object="title" svg:x="5%" svg:y="5%" svg:width="90%" svg:height="16%"/>
      <presentation:placeholder presentation:object="outline" svg:x="10%" svg:y="24%" svg:width="38%" svg:height="61%"/>
      <presentation:placeholder presentation:object="outline" svg:x="52%" svg:y="24%" svg:width="38%" svg:height="61%"/>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margin-left="0.000000000000000pt" fo:margin-right="0.000000000000000pt"/>
    </style:style>
    <style:style style:name="gr1" style:family="graphic">
      <style:graphic-properties draw:fill="solid" draw:fill-color="#dcdcdc" draw:stroke="none" fo:margin="0.000000000000000pt" style:wrap="biggest" style:wrap-dynamic-threshold="0.000000000000000pt" svg:fill-rule="evenodd"/>
    </style:style>
    <style:style style:name="gr2" style:family="graphic">
      <style:graphic-properties draw:fill="none" draw:stroke="none" fo:margin="0.000000000000000pt" style:wrap="biggest" style:wrap-dynamic-threshold="0.000000000000000pt"/>
    </style:style>
    <style:style style:name="gr3" style:family="graphic">
      <style:graphic-properties draw:fill="none" draw:stroke="solid" draw:stroke-linejoin="miter" fo:margin="0.000000000000000pt" style:wrap="biggest" style:wrap-dynamic-threshold="0.000000000000000pt" svg:fill-rule="nonzero" svg:stroke-color="#dcdcdc" svg:stroke-linecap="butt" svg:stroke-opacity="1" svg:stroke-width="1.000000000000000pt"/>
    </style:style>
    <style:style style:name="gr4" style:family="graphic">
      <style:graphic-properties draw:fill="none" draw:stroke="solid" draw:stroke-linejoin="miter" fo:margin="0.000000000000000pt" style:wrap="biggest" style:wrap-dynamic-threshold="0.000000000000000pt" svg:fill-rule="nonzero" svg:stroke-color="#dcdcdc" svg:stroke-linecap="butt" svg:stroke-opacity="1" svg:stroke-width="0.771710392000000pt"/>
    </style:style>
    <style:style style:name="gr5" style:family="graphic">
      <style:graphic-properties draw:fill="none" draw:stroke="solid" draw:stroke-linejoin="miter" fo:margin="0.000000000000000pt" style:wrap="biggest" style:wrap-dynamic-threshold="0.000000000000000pt" svg:fill-rule="nonzero" svg:stroke-color="#dcdcdc" svg:stroke-linecap="butt" svg:stroke-opacity="1" svg:stroke-width="1.079679200000000pt"/>
    </style:style>
    <style:style style:name="gr6" style:family="graphic">
      <style:graphic-properties draw:fill="none" draw:stroke="solid" draw:stroke-linejoin="miter" fo:margin="0.000000000000000pt" style:wrap="biggest" style:wrap-dynamic-threshold="0.000000000000000pt" svg:fill-rule="nonzero" svg:stroke-color="#dcdcdc" svg:stroke-linecap="butt" svg:stroke-opacity="1" svg:stroke-width="0.244435432000000pt"/>
    </style:style>
    <style:style style:name="gr7"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dp1" style:family="drawing-page">
      <style:drawing-page-properties draw:fill="solid" draw:fill-color="#ffffff"/>
    </style:style>
    <style:page-layout style:name="pm1" style:page-usage="all">
      <style:page-layout-properties fo:border="0pt none #000000" fo:margin="0.000000000000000pt" fo:padding="0.000000000000000pt" fo:page-height="510.000000000000000pt" fo:page-width="680.000000000000000pt" style:print-orientation="portrait"/>
    </style:page-layout>
  </office:automatic-styles>
  <office:master-styles>
    <style:master-page style:name="Default1" draw:style-name="dp1" style:display-name="London" style:page-layout-name="pm1">
      <draw:layer-set>
        <draw:layer draw:name=""/>
      </draw:layer-set>
      <draw:path draw:style-name="gr1" xml:id="shape-1" draw:id="shape-1" draw:name="path4607" draw:layer="" svg:width="680.92855752210pt" svg:height="113.69514395550pt" svg:x="0.00000000000pt" svg:y="396.70200000000pt" svg:viewBox="0 0 681 114" svg:d="M580.118 62.4217L583.175 62.4217L583.175 85.7807L584.883 85.7807L584.883 60.2042L592.091 60.2042L592.091 64.3658C593.382 63.9101 595.037 63.8241 596.891 65.034L596.891 64.1226L601.317 56.468L603.518 56.4377L603.518 53.1266L607.306 53.1266L607.306 51.1829L604.04 51.1829L604.04 49.8462L605.169 49.8462C604.415 48.8135 605.351 48.0845 605.351 48.0845L606.268 48.0845C607.166 48.6657 606.884 49.4534 606.665 49.8462L607.306 49.8462L607.306 47.3554L604.1 47.3554L604.1 45.9883L605.138 45.9883C604.62 45.0053 605.506 44.3483 605.506 44.3483L606.451 44.3483C607.245 44.8706 607.155 45.532 606.97 45.9883L607.306 45.9883L607.276 43.498L604.04 43.498L604.04 42.1611L605.015 42.1611C604.559 41.24 605.351 40.6125 605.351 40.6125L606.177 40.6125C606.879 41.1043 606.8 41.7339 606.635 42.1611L607.276 42.1611L607.276 39.64L604.161 39.64L604.161 38.425L603.917 38.425L603.763 37.6958L603.763 36.9366L603.885 36.4505L604.711 36.4204L604.893 36.6631L604.893 37.7874L605.778 37.8175L605.809 38.2427L605.506 38.2729L605.506 38.0303L604.802 38.0303L604.741 38.3033L607.276 38.3033L607.276 35.7521L604.04 35.7521L604.04 34.385L607.276 34.385L607.276 34.0513L607.215 34.0513C607.215 34.0513 604.114 33.9403 603.518 33.5345C603.536 32.5751 603.518 32.5628 603.518 32.5628C603.518 32.5628 603.725 32.3511 604.284 32.2588C604.339 32.2771 604.315 32.046 604.315 32.046L603.794 32.046L603.548 31.8032L603.548 27.8849L603.215 27.8849C603.215 27.8849 603.012 27.77 602.94 27.581L602.94 22.508C602.94 22.508 603.22 22.1636 603.579 22.0526C603.559 22.0329 603.579 18.5896 603.579 18.5896C603.976 17.9456 605.745 17.7161 606.939 17.557L606.939 17.2839C606.939 17.2839 605.901 17.2321 605.719 17.0101C605.699 17.0101 605.34 16.6851 605.321 16.5545C605.307 16.5284 605.321 14.1853 605.321 14.1853C605.461 13.9457 606.512 13.5213 607.49 13.4564L608.772 13.4564L608.527 10.7832L608.527 10.7528L608.041 5.10309L607.95 5.10309L607.98 4.3437L607.919 3.79694L607.98 3.79694L607.98 3.73621L611.583 3.79694L611.583 3.85769L611.642 3.85769L611.306 7.41161L611.306 7.83687L611.275 7.83687L611.065 10.1761L611.065 10.7832L611.003 10.7832L610.761 13.4564L612.043 13.4564C613.015 13.5213 614.101 13.9152 614.24 14.1548C614.24 14.1548 614.254 16.5284 614.24 16.5545C614.221 16.6851 613.862 17.0101 613.842 17.0101C613.66 17.232 612.623 17.2839 612.623 17.2839L612.623 17.557C613.814 17.7161 615.584 17.9457 615.978 18.5896C615.978 18.5896 615.998 22.0329 615.978 22.0526C616.341 22.1636 616.623 22.508 616.623 22.508L616.623 27.581C616.551 27.77 616.347 27.8849 616.347 27.8849L616.01 27.8849L616.01 31.8032L615.766 32.0156L615.25 32.0156C615.25 32.0156 615.225 32.2771 615.279 32.2588C615.832 32.3511 616.01 32.5321 616.01 32.5321C616.01 32.5321 616.022 32.5751 616.04 33.5345C615.449 33.9403 612.318 34.0513 612.318 34.0513L612.226 34.0513L612.226 34.385L615.522 34.385L615.522 35.7521L612.226 35.7521L612.226 38.3033L612.653 38.3033C612.515 37.5537 612.985 37.0581 612.985 37.0581L613.661 37.0581C614.095 37.4326 614.17 37.9128 614.118 38.3033L615.614 38.3033L615.614 39.64L612.226 39.64L612.226 42.1307L613.903 42.1307C613.205 41.0685 614.027 40.3079 614.027 40.3079L614.79 40.3079C615.572 40.909 615.315 41.7498 615.129 42.1307L615.493 42.1307L615.493 43.498L612.226 43.498L612.256 45.9883L615.583 45.9883L615.583 47.3554L612.256 47.3554L612.256 49.816L613.781 49.816C612.816 48.725 613.873 47.9629 613.873 47.9629L614.821 47.9629C615.874 48.611 615.409 49.4947 615.19 49.816L615.522 49.816L615.522 51.1829L612.256 51.1829L612.256 53.1266L616.01 53.1266L616.01 66.3095L616.409 69.0741L617.847 69.1649L617.847 79.5534L619.006 79.5534L619.618 77.1539L620.471 79.3104L620.471 64.6391L622.917 64.6391L622.917 61.6014L623.956 61.6014L623.956 41.3411L635.685 34.0207L635.624 63.2722L639.229 61.2066L639.229 85.2036L640.24 85.2036L640.24 70.8964C640.612 69.6719 640.981 68.7166 641.366 67.9803L641.366 63.6061L644.483 63.6061L644.483 56.2249L646.347 50.7879L648.697 46.9907L650.958 50.6055L652.884 56.559L652.884 62.8774L657.283 62.8774L657.283 74.5111L658.473 74.5111L658.473 85.7807L658.994 85.7807L658.994 72.1418L663.148 72.1418L663.148 85.7807L663.543 85.7807L663.543 71.4732L666.02 71.4732L666.02 67.5856L670.756 67.5856L670.756 85.7807L673.475 85.7807L673.475 75.1184L675.49 75.1184L675.49 63.3028L680.929 63.3028L680.653 95.106L680.653 113.695L1.04189e-13 113.695L0 63.1203L0.222061 63.1203L0.222061 73.8126L1.444 73.8126L1.444 60.599L6.02624 60.599L6.02624 58.9589L5.35415 58.9589L5.35415 50.5145L6.63715 50.5145L6.63715 49.117L7.24813 49.117L8.98938 46.2621L8.98938 43.6195L11.0361 37.6652L11.0361 36.5722L11.0667 37.6652L12.9606 43.6195L12.9606 46.2621L14.7019 49.1475L15.313 49.1475L15.313 50.5145L16.5958 50.5145L16.5958 58.9589L15.924 58.9589L15.924 60.1133L18.5816 60.1133L18.5816 71.8078L20.8115 71.8078L20.8115 71.899L21.453 71.899L21.453 64.943L21.6059 64.943L21.6059 59.9915L27.7155 59.9915L27.7155 47.4467C27.7155 45.6415 30.2155 41.2956 33.3364 41.2195C36.6046 41.14 39.1637 45.7477 39.232 47.4467C39.2367 47.5656 39.2336 62.2107 39.232 73.5085L39.9652 73.5085L39.9652 63.2419L41.798 63.2419L41.798 62.3306L44.1808 62.3306L44.1808 55.9212L48.3966 55.9212L48.3966 62.3306L51.482 62.3306L51.482 85.7807L51.5736 85.7807L51.5736 64.4568L53.4978 61.1156L55.3616 64.3355L55.3616 85.7807L55.4838 85.7807L55.4838 70.1981L55.5754 70.1981L55.5754 64.6696L61.013 64.6696L60.9517 70.1981L61.2876 70.1981L61.2876 68.5878L66.6336 67.16L66.6336 85.7807L67.4281 85.7807L67.4281 64.4568L68.6805 64.4568L68.6805 64.3355C68.6805 64.3355 71.2464 61.2333 74.8204 62.4825L74.8204 62.2394L82.0303 62.2394L82.0303 67.2514L83.5881 67.2514L86.7955 79.189L86.7955 66.1274L91.2559 57.2881L94.9825 57.2272L99.0457 65.4592L99.0457 75.5135L99.9008 77.6702L99.9008 85.4766L101.183 85.4766L101.183 71.2L103.198 71.2L104.819 60.5078L106.348 71.1092L107.752 71.2L107.752 73.3871L107.904 73.3871L107.904 85.2036L109.948 85.2036L109.948 64.6996L112.822 64.6996L112.822 63.6366L117.802 63.6366L117.802 67.2514L119.422 67.2514L119.422 79.9786L120.703 79.9786L120.703 61.6924L121.501 61.6924L121.501 35.0533L124.768 25.4546L128.891 18.8025L132.895 25.1508L136.285 35.6307L136.285 60.994L136.623 60.994L136.623 70.3801C137.383 71.6378 137.874 72.9014 137.874 72.9014L137.874 77.0629C138.023 77.0513 138.18 77.0426 138.329 77.0324L138.329 70.2585L140.773 70.2585L140.804 68.1626L141.141 65.5503L141.447 66.9476L141.447 33.5345L144.532 33.5345L144.532 36.4505L151.803 36.4505L151.803 33.5044L154.674 33.5044L154.674 70.7443C154.722 70.74 154.776 70.7439 154.827 70.7443L154.827 61.4192L160.264 61.4192L160.234 66.5524L162.461 67.859L163.046 66.1885L162.921 68.1322L166.16 69.9849L166.16 77.1539L166.62 77.1539L168.756 70.1675L170.007 67.5549L169.794 70.1064L170.711 70.1064L170.711 66.4616L174.898 66.4616C174.955 66.1546 175.007 65.8808 175.049 65.8542C175.427 65.3847 175.063 65.964 174.837 65.277C174.811 65.126 175.149 63.0158 175.568 62.8165C175.779 62.7581 178.752 62.2156 180.367 62.179C180.319 62.197 184.152 62.179 184.152 62.179C184.152 62.179 189.639 62.781 192.645 64.0623L194.446 61.2673L197.256 61.3283L200.462 65.581L200.616 69.0741C202.307 70.5619 204.59 72.7079 205.749 74.7236L206.486 74.5417L206.486 65.0644L213.662 65.0644L213.662 72.7493L215.404 72.3244L215.404 67.282L221.084 67.282L221.084 70.8964L221.881 70.6839L221.881 69.9849L223.254 70.3496L223.744 70.2281L223.744 61.48L224.568 56.4073L224.325 56.4377L224.355 56.2859L224.599 56.2556L224.873 54.8885L225.026 53.7645L225.118 54.9192L225.36 56.1948L225.606 56.1948L225.606 56.3465L225.392 56.377L225.637 57.4096L226.432 59.7792L226.951 59.7792L229.213 51.7902L231.625 59.7792L232.114 59.7792L232.543 57.4096L232.756 56.5288L232.482 56.4986L232.452 56.3161L232.787 56.3161L233.092 54.5846L233.214 53.6433L233.336 54.6153L233.609 56.3161L233.886 56.3161L233.916 56.5288L233.64 56.4986L234.436 61.48L234.436 64.943L235.016 63.9707L236.695 66.8869L242.47 66.8869L242.47 66.0667L248.551 66.0667L248.551 66.8869L249.77 66.8869L249.77 63.5454L259.578 63.5454L259.578 66.8869L260.127 66.8869C259.948 65.5438 260.706 65.7327 260.706 65.7327C261.058 65.7316 261.012 66.5223 261.012 66.5223L262.295 66.5223C262.295 66.2697 262.391 65.9041 262.234 65.6718C261.901 65.1814 261.903 64.6277 262.48 64.3961C263.615 64.7505 262.753 65.7327 262.753 65.7327L262.753 66.4919L264.006 66.5223C263.954 65.6293 264.547 65.6945 264.525 65.7021C265.14 65.6507 264.983 66.644 264.983 66.644L264.983 67.1298L269.933 67.1298L269.933 62.938L276.501 62.938L276.501 67.1298L278.333 67.1298L278.333 65.0644L286.339 65.0644L286.339 67.1298L290.093 67.1298L290.093 65.277L290.46 65.277L290.46 61.4192L291.286 56.3465L291.04 56.377L291.07 56.1948L291.317 56.1647L291.56 54.8276L291.744 53.6733L291.836 54.8276L292.08 56.1036L292.324 56.1341L292.324 56.2859L292.111 56.2859L292.355 57.3185L292.783 58.8677L293.913 58.8677L295.901 51.699L298.16 59.7486L298.831 59.7486L299.257 57.3185L299.472 56.468L299.196 56.4377L299.166 56.2556L299.502 56.2556L299.777 54.524L299.931 53.5518L300.022 54.524L300.327 56.2556L300.604 56.2556L300.634 56.4377L300.359 56.4377L301.151 61.4192L301.182 70.3801L302.283 70.6535L302.283 64.3658L309.095 68.2844L309.095 72.3545L311.997 73.0836L311.997 68.4054L313.617 68.4054L313.617 64.7909L318.594 64.7909L318.594 65.945C320.12 65.0166 322.589 64.3195 325.436 66.7654C325.426 67.1447 325.413 68.5768 325.408 69.8332L326.599 61.6623L327.881 70.1981L331.883 70.1981L332.372 71.99L332.372 66.5832L336.467 59.5662L340.161 59.6271L344.623 67.282L344.623 80.6165L346.671 80.6165L347.25 78.2169L348.199 80.5865L348.199 82.105L349.388 82.4089L349.388 63.3632L356.597 63.3632L356.597 84.2314L358.277 84.626L358.277 67.6461L358.307 67.6461L358.307 65.581L363.99 65.581L363.99 67.6461L364.572 67.6461L364.572 85.7807L364.817 85.7807L364.817 68.3146L369.001 69.4076L369.001 64.6391L376.026 64.6391L376.026 69.6209L376.056 69.6209L376.056 65.4896L377.829 62.452L377.829 59.0501L377.127 59.0501L377.127 57.7135L377.799 57.7135C377.799 57.7135 377.956 55.3169 380.519 54.8885C380.548 54.8835 380.81 53.0144 380.762 52.5495C380.486 52.4522 380.303 52.225 380.303 51.9725C380.291 51.6536 380.568 51.3792 380.946 51.3347L381.007 49.512L381.067 51.3347C381.478 51.3403 381.806 51.6259 381.798 51.9725C381.793 52.2312 381.599 52.4606 381.31 52.5495C381.271 53.0805 381.434 54.8204 381.463 54.8276C384.027 55.4769 384.365 57.7135 384.365 57.7135L385.069 57.7135L385.069 58.9891L384.335 58.9891L384.304 63.9406L384.915 63.9406L384.915 67.16L385.374 67.16L385.374 64.3658L388.43 64.3658L388.43 62.5433L387.726 62.5433L387.726 61.2066L388.399 61.2066C388.399 61.2066 388.559 58.8101 391.116 58.3816C391.147 58.3767 391.408 56.5076 391.36 56.0427C391.083 55.9455 390.903 55.7181 390.903 55.4654C390.895 55.1377 391.184 54.8598 391.576 54.8276L391.607 53.0053L391.698 54.8276C392.098 54.8473 392.407 55.1287 392.4 55.4654C392.393 55.7243 392.199 55.9536 391.911 56.0427C391.872 56.5735 392.034 58.3136 392.064 58.321C393.004 58.5594 393.643 59.0273 394.08 59.5055L395.452 59.5055L395.452 61.2066L395.666 61.2066L395.666 61.8443L402.513 61.8443L402.513 63.7581L404.895 63.7581L404.895 64.3658L408.041 64.3658L408.041 61.7535L407.369 61.7535L407.369 60.5078L408.011 60.5078C408.011 60.5078 408.171 58.3197 410.637 57.9263C410.665 57.9215 410.912 56.2677 410.879 55.7997C410.6 55.7126 410.417 55.4946 410.422 55.253C410.419 54.9571 410.697 54.7073 411.063 54.6758L411.093 53.0053L411.187 54.6758C411.564 54.6954 411.862 54.9483 411.861 55.253C411.861 55.5008 411.661 55.7207 411.37 55.7997C411.336 56.2963 411.524 57.8587 411.552 57.8653C412.604 58.1193 413.246 58.6286 413.663 59.1412L413.663 59.0802L416.534 59.0802L416.534 57.7744L417.174 57.7744C417.174 57.7744 417.333 55.3779 419.894 54.9493C419.926 54.9438 420.252 52.8578 420.169 52.5191C419.867 52.4263 419.669 52.1817 419.68 51.9119C419.69 51.5955 419.979 51.3353 420.352 51.3042L420.382 49.4513L420.474 51.2736C420.873 51.2934 421.183 51.5748 421.175 51.9119C421.169 52.1706 420.975 52.3999 420.689 52.4887C420.616 52.8717 420.839 54.881 420.871 54.8885C423.43 55.538 423.771 57.7744 423.771 57.7744L424.477 57.7744L424.477 59.0501L423.741 59.0501L423.741 59.7792L429.547 59.7792L429.547 67.4338C429.837 67.469 430.154 67.5182 430.25 67.5856C430.251 67.5813 430.25 68.9829 430.25 68.9829C430.25 69.0023 430.252 76.4414 430.25 83.0165L432.999 83.0165L432.999 63.576L434.007 63.576L434.007 62.7861L435.413 62.7861L435.413 57.1666L439.628 57.1666L439.628 62.7861L440.298 62.7861L440.298 63.576L442.713 63.576L442.713 71.4732L446.714 71.4732L446.714 71.4128L453.527 71.4128L453.527 75.7565L457.223 75.7565L458.14 73.1138L459.242 75.7565L459.242 81.6493L459.913 81.6493L459.913 65.581C459.913 65.581 463.644 61.0329 468.375 65.0947C468.374 65.1246 468.375 65.3012 468.375 65.3377L469.869 65.3377L469.869 63.0291L469.444 62.6948L469.444 62.179L469.9 62.179L469.9 61.9963L470.086 61.9963L470.055 61.875L469.9 61.875L469.717 61.6924L469.717 61.5105L470.208 61.2372L470.208 60.599L470.42 60.599C470.768 57.6996 472.505 52.1223 477.692 50.3018L477.692 49.9068L477.905 49.9068L477.905 49.6337C477.905 49.6337 477.503 49.6907 477.447 49.4209C477.447 49.3504 477.431 49.13 477.692 49.0262L477.844 48.9957L477.844 48.1754L477.967 48.1754L477.967 47.72L478.117 47.72L478.117 48.1149L478.452 48.1149L478.452 47.386L478.268 47.386L478.268 46.9606L478.636 46.9606L478.636 43.8014L478.238 43.4675L478.238 43.2243L478.666 43.2243L478.666 42.2526L479.065 42.6473L479.065 43.1333L479.371 43.1333L479.371 41.3109L478.973 41.3109L478.973 41.0071L479.187 41.0071L479.187 40.0349C479.187 40.0349 479.723 39.215 480.043 39.215L480.043 38.9109L479.768 38.7593L479.768 38.6378L480.074 38.6378L480.074 37.878L480.287 37.878C480.287 37.878 480.096 37.7325 480.074 37.605L480.074 37.301C480.074 37.301 480.162 37.186 480.255 37.1796C480.362 37.1723 480.378 37.1492 480.378 37.1492L480.378 36.9973C479.476 36.5563 480.19 35.7253 480.378 35.8128L480.409 34.2331L480.56 33.4128L480.683 34.2331L480.713 35.8128C480.902 35.7253 481.619 36.5563 480.713 36.9973L480.713 37.1492C480.713 37.1492 480.729 37.1723 480.835 37.1796C480.931 37.186 481.019 37.301 481.019 37.301L481.019 37.605C480.997 37.7325 480.805 37.878 480.805 37.878L481.019 37.878L481.019 38.6378L481.326 38.6378L481.326 38.7593L481.05 38.9109L481.05 39.215C481.369 39.215 481.906 40.0349 481.906 40.0349L481.906 41.0071L482.119 41.0071L482.119 41.3109L481.723 41.3109L481.723 43.1333L482.028 43.1333L482.028 42.6473L482.426 42.2526L482.426 43.2243L482.854 43.2243L482.854 43.4675L482.457 43.8014L482.457 46.9606L482.824 46.9606L482.824 47.386L482.64 47.386L482.64 48.1149L482.977 48.1149L482.977 47.72L483.131 47.72L483.131 48.1754L483.253 48.1754L483.253 48.9957L483.404 49.0262C483.663 49.13 483.649 49.3504 483.649 49.4209C483.591 49.6907 483.192 49.6337 483.192 49.6337L483.192 49.9068L483.404 49.9068L483.404 50.3018C488.59 52.1223 490.33 57.6996 490.673 60.599L490.886 60.599L490.886 61.2372L491.376 61.5105L491.376 61.6924L491.192 61.875L491.068 61.875L491.008 61.9963L491.192 61.9963L491.192 62.179L491.651 62.179L491.651 62.6948L491.223 63.0291L491.223 65.8843L492.325 65.8843L493.361 66.1885L494.033 66.6134L494.033 66.8565L493.883 66.9172L493.883 67.8894L494.462 68.1018L494.462 68.2537L494.767 68.2537L494.767 69.1043L498.801 70.1675L498.801 60.417L501.854 60.417L501.854 54.0078L506.099 54.0078L506.099 60.417L508.482 60.417L508.482 64.8516L509.31 66.2491L509.31 81.5886L510.711 81.5886L510.711 81.224L511.937 81.224L511.937 62.938L512.24 62.938L512.24 60.2042L520.246 60.2042L520.246 65.034L520.884 65.034L520.884 67.9499L521.528 67.9499L521.528 62.2394L522.047 62.2394L522.047 58.0776L528.646 58.0776L528.646 62.5129L531.945 62.5129L531.945 65.429L532.097 65.429L532.097 65.0036L532.341 65.0036L532.341 64.6996L532.127 64.6996L532.127 64.3658L532.31 64.3658L532.31 64.0316L532.464 64.0316L532.433 63.9101L532.616 63.9101L532.616 63.3632L532.893 62.9684L532.893 62.2394L533.382 61.4192L533.503 61.4192C533.503 61.4192 533.553 60.9704 533.775 60.9333C533.775 60.9146 533.775 60.6295 533.775 60.6295C533.578 60.6031 533.499 60.2313 533.775 60.1133C533.776 60.1139 533.772 59.8103 533.775 59.8093C533.457 59.7094 533.458 59.186 533.898 59.1718C534.339 59.1868 534.311 59.7094 533.989 59.8093C533.99 59.8103 533.986 60.1139 533.989 60.1133C534.266 60.2313 534.186 60.603 533.989 60.6295C533.989 60.6295 533.989 60.9146 533.989 60.9333C534.212 60.9704 534.263 61.4192 534.263 61.4192L534.388 61.4192L534.876 62.2394L534.876 62.9684L535.15 63.3632L535.15 63.9101L535.333 63.9101L535.304 64.0316L535.457 64.0316L535.457 64.3658L535.639 64.3658L535.639 64.6996L535.426 64.6996L535.426 65.0036L535.669 65.0036L535.669 65.4592L535.946 65.4592L535.946 65.8843L535.762 65.8843L535.762 67.1905L536.007 67.6157L536.25 67.6157L536.25 67.1905L536.099 67.1905L536.099 66.9172L536.25 66.9172L536.25 66.5832L536.526 66.5832L536.526 66.9172L536.708 66.9172L536.708 66.9476L539.002 66.9476L539.002 58.6854L547.862 58.6854C548.313 37.1357 551.617 13.3016 562.554 0.151876C562.402 -0.000320758 564.847 5.65137e-09 564.847 5.65137e-09C576.436 11.6137 579.765 38.8056 580.118 62.4217M604.345 41.8878L603.671 41.8878L603.548 42.2827L602.757 42.2827L602.605 41.5536L602.605 40.8247L602.757 40.3079L603.548 40.2775L603.733 40.5512L603.733 41.645L604.62 41.6751L604.651 42.1004L604.345 42.1611L604.345 41.8878M614.759 43.9533C616.056 44.7492 615.007 45.958 615.007 45.958C615.007 45.958 613.776 45.8581 613.752 45.8976C612.651 44.7623 613.812 43.9533 613.812 43.9533L614.759 43.9533M603.579 44.3178L603.579 45.4416L604.469 45.4721L604.499 45.8976L604.193 45.9277L604.193 45.6849L603.487 45.6849L603.365 46.0795L602.605 46.0795L602.451 45.3508L602.451 44.5911L602.574 44.1053L603.365 44.075L603.579 44.3178M603.794 48.206L603.794 49.3299L604.711 49.3299L604.711 49.7855L604.407 49.816L604.407 49.5424L603.733 49.5424L603.609 49.9375L602.819 49.9678L602.666 49.2388L602.666 48.4793L602.819 47.9629L603.609 47.9326L603.794 48.206M531.945 67.282L532.006 67.1905L532.006 65.8843L531.945 65.8843L531.945 67.282M536.526 67.9499L536.587 67.9499L536.587 67.1905L536.526 67.1905L536.526 67.9499M236.941 85.7807L242.47 85.7807L242.47 70.6535L236.941 70.6535L236.941 85.7807M248.551 85.7807L249.77 85.7807L249.77 70.6535L248.551 70.6535L248.551 85.7807M259.578 85.7807L261.257 85.7807L261.318 78.2778L263.549 78.2778L263.549 74.7236L269.107 74.7236L269.107 85.7807L269.933 85.7807L269.933 70.6535L259.578 70.6535L259.578 85.7807M276.501 74.6631L277.935 74.6631L277.935 85.7807L278.333 85.7807L278.333 70.6535L276.501 70.6535L276.501 74.6631M286.339 77.6702L288.477 77.6702L288.477 85.7807L290.093 85.7807L290.093 70.6535L286.339 70.6535L286.339 77.6702M301.182 71.2914L301.858 71.4732C301.566 71.2232 301.383 71.0737 301.182 70.8964L301.182 71.2914M301.182 73.9037C301.199 73.961 301.226 73.9967 301.244 74.0556L301.244 85.7807L302.283 85.7807L302.283 73.1447C301.911 72.7756 301.565 72.4289 301.182 72.0509L301.182 73.9037M168.024 77.1539L169.093 77.1539L169.093 73.1745L168.024 77.1539M221.084 74.3592L221.084 85.7807L221.881 85.7807L221.881 73.5998C221.621 73.857 221.343 74.107 221.084 74.3592M213.662 81.3456L213.662 85.7807L215.404 85.7807L215.404 79.7661C214.819 80.3016 214.234 80.8395 213.662 81.3456M310.62 85.7807L311.997 85.7807L311.997 82.2873C311.546 81.8963 311.08 81.512 310.62 81.1026L310.62 85.7807M178.106 81.6493L178.319 81.5886C178.319 81.4552 178.319 81.2008 178.319 81.1937C178.315 81.1956 178.181 81.1896 178.106 81.1936L178.106 81.6493M178.319 81.1937C178.319 81.1936 178.319 81.1936 178.319 81.1936C178.319 81.1937 178.319 81.1937 178.319 81.1937M38.7433 85.7807L39.0792 85.7807L39.0792 85.7501L38.7433 85.7501L38.7433 85.7807"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 draw:id="shape-2" draw:name="g7576" svg:y="414.72900000000pt">
        <draw:path draw:style-name="gr3" xml:id="shape-3" draw:id="shape-3" draw:name="path2836" draw:layer="" svg:width="83.21653524733pt" svg:height="86.79679448063pt" svg:x="36.26410000000pt" svg:y="415.22900000000pt" svg:viewBox="0 0 83 87" svg:d="M38.5123 0.00460134C37.3563 0.0907705 36.4605 1.07395 36.4586 2.25933C36.5667 3.42171 37.5211 4.30943 38.6634 4.30943C39.8052 4.30943 40.7599 3.42171 40.8683 2.25933C40.8669 1.63457 40.6132 1.03821 40.1669 0.611268C39.7208 0.184351 39.1221 -0.0351824 38.5123 0.00460134ZM46.0636 0.159037C44.9077 0.245206 44.0119 1.22841 44.0097 2.41375C44.0097 3.66758 45.0039 4.68397 46.2298 4.68397C47.456 4.68397 48.4501 3.66758 48.4501 2.41375C48.4491 1.78325 48.191 1.18166 47.7382 0.753721C47.2852 0.3258 46.6783 0.110287 46.0636 0.159037ZM53.0716 1.57983C51.8917 1.65112 50.9744 2.65701 50.9873 3.86544C50.9873 5.11925 51.9813 6.1356 53.2076 6.1356C54.4335 6.1356 55.4274 5.11925 55.4274 3.86544C55.4393 2.63412 54.4867 1.6189 53.2829 1.57983C53.2123 1.57637 53.1419 1.57637 53.0716 1.57983ZM29.9944 1.70338C28.8382 1.78953 27.9425 2.77274 27.9403 3.9581C27.9403 5.21193 28.9345 6.2283 30.1605 6.2283C31.3866 6.2283 32.3808 5.21193 32.3808 3.9581C32.3796 3.32762 32.1214 2.72598 31.6689 2.29808C31.2159 1.87013 30.609 1.65463 29.9944 1.70338ZM23.1679 4.42143C22.0117 4.50761 21.1162 5.49075 21.1141 6.67614C21.1141 7.92995 22.1078 8.94636 23.3339 8.94636C24.5601 8.94636 25.5539 7.92995 25.5539 6.67614C25.553 6.04565 25.2952 5.44402 24.8422 5.01611C24.3896 4.58822 23.7825 4.37267 23.1679 4.42143ZM59.9279 4.48319C58.7721 4.56934 57.8765 5.55254 57.8742 6.73793C57.8742 7.99173 58.8682 9.00812 60.0942 9.00812C61.3203 9.00812 62.3143 7.99173 62.3143 6.73793C62.3133 6.10741 62.0556 5.5058 61.6027 5.07789C61.1497 4.64993 60.5427 4.43445 59.9279 4.48319ZM16.8246 8.59114C15.6563 8.6618 14.7436 9.64937 14.7401 10.8459C14.7401 12.0996 15.7347 13.1159 16.9606 13.1159C18.1868 13.1159 19.1805 12.0996 19.1805 10.8459C19.1791 10.2209 18.9254 9.62475 18.4792 9.19779C18.0331 8.77088 17.4344 8.55137 16.8246 8.59114ZM66.3013 8.68376C65.1454 8.76992 64.2498 9.75311 64.2475 10.9386C64.3564 12.1007 65.3106 12.9888 66.4529 12.9888C67.5945 12.9888 68.5494 12.1007 68.6575 10.9386C68.656 10.3136 68.4023 9.71735 67.9559 9.29041C67.5102 8.86351 66.9116 8.64396 66.3013 8.68376ZM11.599 13.7493C10.443 13.8353 9.54717 14.819 9.54502 16.004C9.54502 17.2577 10.5391 18.2742 11.7649 18.2742C12.9913 18.2742 13.9851 17.2577 13.9851 16.004C13.9842 15.3732 13.7263 14.7718 13.2733 14.3438C12.8208 13.916 12.2138 13.7005 11.599 13.7493ZM71.4065 13.8109C70.2503 13.8971 69.3545 14.8804 69.3522 16.0658C69.3522 17.3196 70.3465 18.3358 71.5725 18.3358C72.7983 18.3358 73.7929 17.3196 73.7929 16.0658C73.792 15.4353 73.5334 14.8334 73.0808 14.4055C72.6284 13.9779 72.0213 13.7622 71.4065 13.8109ZM7.58165 19.8644C6.98196 19.851 6.40238 20.0863 5.97542 20.517C5.54841 20.9478 5.31058 21.537 5.31619 22.1507C5.31619 23.4043 6.3102 24.4207 7.53633 24.4207C8.76245 24.4207 9.75647 23.4043 9.75647 22.1507C9.76775 20.9076 8.79716 19.8873 7.58165 19.8644ZM75.9372 20.2973C74.7694 20.3843 73.8692 21.3857 73.8833 22.5831C73.8833 23.8364 74.8771 24.8528 76.1032 24.8528C77.3295 24.8528 78.3234 23.8364 78.3234 22.5831C78.3311 21.9468 78.0767 21.3374 77.6233 20.9024C77.1689 20.4675 76.5575 20.2481 75.9372 20.2973ZM4.259 26.9071C3.0792 26.9786 2.16195 27.984 2.17483 29.1927C2.17483 30.4463 3.16882 31.4631 4.39494 31.4631C5.62106 31.4631 6.61507 30.4463 6.61507 29.1927C6.62193 28.5627 6.37175 27.958 5.92467 27.5243C5.47758 27.0903 4.874 26.867 4.259 26.9071ZM78.867 26.9071C77.6993 26.994 76.7995 27.9955 76.8132 29.1927C76.9215 30.3551 77.8763 31.2428 79.0182 31.2428C80.1601 31.2428 81.1148 30.3551 81.2231 29.1927C81.2297 28.5627 80.9797 27.958 80.5327 27.5243C80.0857 27.0903 79.4821 26.867 78.867 26.9071ZM2.56749 34.3815C1.41129 34.4678 0.515658 35.451 0.513497 36.6363C0.513497 37.8902 1.50747 38.9068 2.73361 38.9068C3.95977 38.9068 4.95373 37.8902 4.95373 36.6363C4.95283 36.006 4.69486 35.4043 4.24196 34.9766C3.78911 34.5481 3.18228 34.333 2.56749 34.3815ZM80.6795 34.8142C79.5234 34.9004 78.6279 35.8835 78.6257 37.0689C78.6257 38.3227 79.6191 39.3391 80.8454 39.3391C82.0717 39.3391 83.0657 38.3227 83.0657 37.0689C83.0647 36.4385 82.8068 35.8367 82.3539 35.4086C81.901 34.981 81.2943 34.7652 80.6795 34.8142ZM41.3516 38.5205C40.0534 38.6145 39.0493 39.7225 39.056 41.0534C39.0566 42.0069 39.5821 42.8791 40.4154 43.3081L33.5888 81.2061C33.5894 81.1752 33.5894 81.1445 33.5888 81.1135C33.6685 80.2566 33.2665 79.4275 32.5513 78.9741C31.836 78.5205 30.9312 78.5205 30.2159 78.9741C29.5009 79.4275 29.0988 80.2566 29.1787 81.1135C29.1679 82.1976 29.9091 83.1373 30.9475 83.3557C31.9856 83.5739 33.0295 83.0094 33.4379 82.0096L32.6225 86.5805L36.6094 86.6731C39.9855 55.0975 41.1304 43.9481 41.1704 43.555C41.2005 43.5555 41.231 43.5555 41.2609 43.555C41.3178 44.0228 42.9448 57.316 46.3355 86.7968L50.0512 86.5497L49.5071 83.6153C50.1867 83.8523 50.936 83.7379 51.5185 83.3081C52.1006 82.8788 52.4431 82.187 52.4372 81.453C52.4405 80.5674 51.9383 79.7612 51.1522 79.389C50.3664 79.0171 49.4406 79.1478 48.7821 79.7238L42.1067 43.4936C43.2033 43.2136 43.9746 42.209 43.9797 41.0534C43.9829 40.3533 43.7016 39.6831 43.2036 39.2032C42.7055 38.7228 42.0349 38.4756 41.3516 38.5205ZM2.05397 41.9491C0.897805 42.035 0.00216129 43.0184 0 44.2039C-7.10543e-14 45.4571 0.993977 46.4739 2.22012 46.4739C3.44627 46.4739 4.44024 45.4571 4.44024 44.2039C4.43931 43.5734 4.18135 42.9716 3.7285 42.5434C3.27562 42.1156 2.66878 41.9001 2.05397 41.9491ZM80.8305 42.6592C79.6744 42.7456 78.7787 43.7288 78.7764 44.9142C78.7764 46.1678 79.7706 47.1843 80.9965 47.1843C82.2229 47.1843 83.2165 46.1678 83.2165 44.9142C83.2155 44.2834 82.9578 43.6818 82.5049 43.2541C82.0521 42.8263 81.4452 42.6105 80.8305 42.6592ZM3.32262 49.7327C2.15454 49.803 1.24165 50.7907 1.23843 51.9872C1.23843 53.241 2.23243 54.2575 3.45857 54.2575C4.6847 54.2575 5.67868 53.241 5.67868 51.9872C5.67716 51.3625 5.42333 50.7659 4.97722 50.3394C4.53113 49.9122 3.9324 49.6926 3.32262 49.7327ZM79.5318 50.2268C78.3756 50.3127 77.48 51.2961 77.4777 52.4814C77.4777 53.7352 78.4717 54.7514 79.6978 54.7514C80.9238 54.7514 81.9178 53.7352 81.9178 52.4814C81.9169 51.8507 81.6589 51.2494 81.2059 50.8212C80.7537 50.3934 80.1464 50.1778 79.5318 50.2268ZM5.7089 56.9907C4.55269 57.0769 3.65707 58.06 3.6549 59.2458C3.76325 60.408 4.718 61.2957 5.85989 61.2957C7.00182 61.2957 7.95659 60.408 8.06493 59.2458C8.0634 58.6209 7.80957 58.0245 7.36348 57.5976C6.91737 57.1705 6.31863 56.9512 5.7089 56.9907ZM76.8736 57.794C75.7177 57.8801 74.8215 58.8635 74.8193 60.0484C74.8193 61.3024 75.8138 62.319 77.0398 62.319C78.2659 62.319 79.26 61.3024 79.26 60.0484C79.2589 59.4182 79.001 58.8165 78.5479 58.3885C78.0951 57.9607 77.4885 57.7452 76.8736 57.794ZM9.72624 64.1258C8.5584 64.2125 7.65847 65.2141 7.67226 66.4114C7.78056 67.5738 8.73536 68.4612 9.87727 68.4612C11.019 68.4612 11.9738 67.5738 12.0823 66.4114C12.0891 65.7813 11.8391 65.1766 11.392 64.743C10.9448 64.3091 10.3412 64.0853 9.72624 64.1258ZM72.6446 64.6817C71.4885 64.7679 70.5933 65.7509 70.5911 66.9362C70.5911 68.1901 71.5846 69.2066 72.8111 69.2066C74.0369 69.2066 75.031 68.1901 75.031 66.9362C75.0301 66.3058 74.772 65.7044 74.3193 65.2765C73.8663 64.8481 73.2595 64.6329 72.6446 64.6817ZM15.9487 70.5194C15.3438 70.4967 14.7564 70.7283 14.3227 71.16C13.8889 71.5917 13.6471 72.1859 13.653 72.8049C13.653 74.0585 14.6471 75.0752 15.8732 75.0752C17.0993 75.0752 18.0931 74.0585 18.0931 72.8049C18.1048 71.5739 17.1523 70.5584 15.9487 70.5194ZM66.936 70.8901C65.7559 70.9611 64.839 71.967 64.8519 73.1754C64.8519 74.4294 65.8457 75.4458 67.0719 75.4458C68.2979 75.4458 69.292 74.4294 69.292 73.1754C69.3036 71.9442 68.3508 70.9287 67.1471 70.8901C67.0769 70.8868 67.0062 70.8868 66.936 70.8901ZM22.6544 75.3685C22.0547 75.3545 21.4754 75.5898 21.0481 76.0206C20.621 76.4514 20.383 77.0409 20.3887 77.6539C20.3887 78.9079 21.3828 79.9242 22.6088 79.9242C23.835 79.9242 24.829 78.9079 24.829 77.6539C24.8403 76.4113 23.8699 75.3912 22.6544 75.3685ZM59.2638 76.0789C58.1073 76.1651 57.2119 77.1483 57.2095 78.3337C57.3181 79.4962 58.2729 80.3839 59.4146 80.3839C60.5565 80.3839 61.5115 79.4962 61.6195 78.3337C61.6179 77.7087 61.3643 77.1125 60.9182 76.6856C60.4723 76.2585 59.8732 76.039 59.2638 76.0789ZM41.2915 79.6928C40.1352 79.7791 39.2393 80.7618 39.2372 81.9474C39.2372 83.2012 40.2312 84.2174 41.4573 84.2174C42.6833 84.2174 43.6775 83.2012 43.6775 81.9474C43.6765 81.3169 43.4188 80.7151 42.9659 80.2873C42.5129 79.8595 41.9062 79.6439 41.2915 79.6928Z" calligra:nodeTypes="ccccccccccccccccccccccccccccccccccccccccccccccccccccccccccccccccccccccccccccccccccccccccccccccccccccccccccccccccccccccccccccccccccccccccccccccccccccccccccccccccccccccccccccccccccccccccccccccccccccccc"/>
        <draw:path draw:style-name="gr4" xml:id="shape-4" draw:id="shape-4" draw:name="path2898" draw:layer="" svg:width="64.49592206707pt" svg:height="64.49592206707pt" svg:x="45.35510000000pt" svg:y="424.19600000000pt" svg:viewBox="0 0 64 64" svg:d="M64.4959 32.2478C64.4959 50.058 50.058 64.4959 32.2478 64.4959C14.4378 64.4959 0 50.058 0 32.2478C0 14.4378 14.4378 0 32.2478 0C50.058 0 64.4959 14.4378 64.4959 32.2478Z" calligra:nodeTypes="ccccc"/>
        <draw:path draw:style-name="gr5" xml:id="shape-5" draw:id="shape-5" draw:name="path2900" draw:layer="" svg:width="74.67219135981pt" svg:height="74.67219135981pt" svg:x="41.09770000000pt" svg:y="419.66000000000pt" svg:viewBox="0 0 75 75" svg:d="M74.6722 37.336C74.6722 57.9561 57.9561 74.6722 37.336 74.6722C16.7159 74.6722 0 57.9561 0 37.336C0 16.7159 16.7159 0 37.336 0C57.9561 0 74.6722 16.7159 74.6722 37.336Z" calligra:nodeTypes="ccccc"/>
        <draw:path draw:style-name="gr6" xml:id="shape-6" draw:id="shape-6" draw:name="path2902" draw:layer="" svg:width="74.88885231615pt" svg:height="74.23536015792pt" svg:x="41.32970000000pt" svg:y="419.59500000000pt" svg:viewBox="0 0 75 74" svg:d="M25.1144 6.75024L21.7051 3.88563L21.9702 8.23829L18.6748 5.55976L18.9399 9.72644L15.8718 7.19665L16.5155 11.4003L13.22 9.50315L14.3186 13.2234L10.1519 12.1446L11.9702 15.53L8.06845 14.7486L10.0383 18.2088L5.7199 17.6133L8.2957 20.8868L4.20469 20.8868L6.85627 23.1191L2.87886 23.826L5.60625 26.0211L1.51524 27.2485L4.50774 29.5926L1.02277 31.3411L4.24254 32.9036L0.151524 35.0614L3.33345 35.6563L0 38.5209L3.71225 38.9673L0.378799 42.0925L4.46985 42.2785L0.947009 45.4408L5.03802 45.3664L1.81826 48.3422L6.32599 48.4171L3.33345 51.4675L7.42447 51.0212L4.62136 55.0389L9.09117 53.6251L6.51536 58.2383L10.8339 56.3782L9.2427 61.7726L13.5233 59.3169L12.273 64.7486L16.7049 62.0331L15.9096 67.39L19.8108 64.3396L19.4704 69.9571L23.3339 66.1622L24.0537 71.6312L27.6144 67.7621L28.6373 73.2308L31.7055 68.8038L33.2586 73.9377L35.5692 69.1014L38.0696 74.2354L39.6603 69.1384L42.1983 73.9004L43.6377 68.5061L46.8954 72.9704L47.5773 67.6507L51.2895 71.7054L51.441 66.2365L55.3807 69.9571L55.0774 64.1537L59.2062 67.4273L58.3352 62.1073L62.1991 65.009L61.1383 59.3915L65.608 61.5494L64.0169 56.0808L68.6008 57.866L66.1762 52.9557L70.987 54.4436L67.7295 49.6072L72.7673 50.0539L69.0934 46.2593L73.6007 46.0355L69.8129 42.6877L74.5859 41.4601L70.3055 38.5955L74.8512 37.4424L70.6839 35.3215L74.8889 34.1682L70.2292 32.5686L74.3582 30.0386L69.2826 29.6297L73.1085 26.8393L68.9038 26.8393L73.0326 24.0121L67.7295 24.1608L71.1384 20.5893L66.2139 21.78L69.5476 18.0968L64.7366 18.5432L66.934 14.265L62.3883 16.0135L64.1307 11.1399L60.1532 13.4841L61.2896 8.49872L57.3503 11.4003L57.6154 5.96896L54.2632 9.26138L53.6229 3.78805L49.7125 6.78697L48.9087 1.89403L45.9089 5.62948L45.2658 1.05222L42.4803 5.10337L41.0341 0.473514L39.3731 4.47206L37.284 0L35.8912 4.47206L33.1055 0.526122L32.7306 4.73509L29.1413 1.21008L28.927 5.62948L25.6055 2.42015Z" calligra:nodeTypes="ccccccccccccccccccccccccccccccccccccccccccccccccccccccccccccccccccccccccccccccccccccccccccccccccccccccccccccccccccccc"/>
      </draw:g>
      <draw:frame draw:style-name="gr7" xml:id="shape-7" draw:id="shape-7" draw:layer="" svg:width="612.00000000000pt" svg:height="81.60000000000pt" svg:x="34.00000000000pt" svg:y="22.19169916372pt" presentation:class="title">
        <draw:text-box>
          <text:p text:style-name="P1"/>
        </draw:text-box>
      </draw:frame>
      <draw:frame draw:style-name="gr7" xml:id="shape-8" draw:id="shape-8" draw:layer="" svg:width="544.00000000000pt" svg:height="311.10000000000pt" svg:x="65.53754874558pt" svg:y="125.68326833922pt" presentation:class="outline">
        <draw:text-box>
          <text:p text:style-name="P2"/>
        </draw:text-box>
      </draw:frame>
    </style:master-page>
    <style:master-page style:name="Default2" draw:style-name="dp1" style:display-name="London" style:page-layout-name="pm1">
      <draw:layer-set>
        <draw:layer draw:name=""/>
      </draw:layer-set>
      <draw:path draw:style-name="gr1" xml:id="shape-9" draw:id="shape-9" draw:name="path4607" draw:layer="" svg:width="680.85756497058pt" svg:height="113.39095957913pt" svg:x="0.00000000000pt" svg:y="396.70200000000pt" svg:viewBox="0 0 681 113" svg:d="M580.057 62.2548L583.114 62.2548L583.114 85.5513L584.822 85.5513L584.822 60.0432L592.029 60.0432L592.029 64.1937C593.32 63.7392 594.975 63.6534 596.828 64.8601L596.828 63.9511L601.254 56.317L603.455 56.2868L603.455 52.9845L607.242 52.9845L607.242 51.046L603.977 51.046L603.977 49.7129L605.106 49.7129C604.352 48.683 605.287 47.9559 605.287 47.9559L606.204 47.9559C607.102 48.5356 606.82 49.3212 606.601 49.7129L607.242 49.7129L607.242 47.2288L604.037 47.2288L604.037 45.8653L605.075 45.8653C604.557 44.8849 605.442 44.2297 605.442 44.2297L606.387 44.2297C607.181 44.7506 607.091 45.4102 606.906 45.8653L607.242 45.8653L607.212 43.3817L603.977 43.3817L603.977 42.0484L604.952 42.0484C604.496 41.1297 605.287 40.5039 605.287 40.5039L606.113 40.5039C606.815 40.9944 606.736 41.6223 606.571 42.0484L607.212 42.0484L607.212 39.534L604.098 39.534L604.098 38.3222L603.854 38.3222L603.7 37.595L603.7 36.8378L603.822 36.353L604.648 36.323L604.83 36.5651L604.83 37.6863L605.714 37.7164L605.745 38.1404L605.442 38.1706L605.442 37.9286L604.739 37.9286L604.678 38.2009L607.212 38.2009L607.212 35.6565L603.977 35.6565L603.977 34.293L607.212 34.293L607.212 33.9602L607.151 33.9602C607.151 33.9602 604.051 33.8495 603.455 33.4448C603.473 32.488 603.455 32.4757 603.455 32.4757C603.455 32.4757 603.662 32.2646 604.221 32.1725C604.276 32.1908 604.252 31.9603 604.252 31.9603L603.731 31.9603L603.485 31.7182L603.485 27.8103L603.152 27.8103C603.152 27.8103 602.949 27.6957 602.877 27.5072L602.877 22.4478C602.877 22.4478 603.157 22.1043 603.516 21.9936C603.496 21.974 603.516 18.5399 603.516 18.5399C603.913 17.8976 605.681 17.6687 606.875 17.51L606.875 17.2377C606.875 17.2377 605.837 17.186 605.655 16.9646C605.635 16.9646 605.276 16.6405 605.257 16.5102C605.243 16.4842 605.257 14.1474 605.257 14.1474C605.397 13.9084 606.448 13.4851 607.426 13.4204L608.708 13.4204L608.463 10.7544L608.463 10.724L607.977 5.08944L607.886 5.08944L607.916 4.33208L607.855 3.78679L607.916 3.78679L607.916 3.72622L611.519 3.78679L611.519 3.84737L611.578 3.84737L611.242 7.39179L611.242 7.81591L611.211 7.81591L611.001 10.1489L611.001 10.7544L610.939 10.7544L610.697 13.4204L611.979 13.4204C612.951 13.4851 614.037 13.878 614.176 14.1169C614.176 14.1169 614.19 16.4842 614.176 16.5102C614.157 16.6405 613.798 16.9646 613.778 16.9646C613.596 17.1859 612.559 17.2377 612.559 17.2377L612.559 17.51C613.75 17.6687 615.519 17.8977 615.913 18.5399C615.913 18.5399 615.933 21.974 615.913 21.9936C616.276 22.1043 616.558 22.4478 616.558 22.4478L616.558 27.5072C616.486 27.6957 616.282 27.8103 616.282 27.8103L615.945 27.8103L615.945 31.7182L615.701 31.93L615.185 31.93C615.185 31.93 615.16 32.1908 615.214 32.1725C615.767 32.2646 615.945 32.4451 615.945 32.4451C615.945 32.4451 615.957 32.488 615.975 33.4448C615.384 33.8495 612.254 33.9602 612.254 33.9602L612.162 33.9602L612.162 34.293L615.457 34.293L615.457 35.6565L612.162 35.6565L612.162 38.2009L612.589 38.2009C612.451 37.4533 612.921 36.959 612.921 36.959L613.597 36.959C614.031 37.3325 614.106 37.8114 614.054 38.2009L615.549 38.2009L615.549 39.534L612.162 39.534L612.162 42.018L613.839 42.018C613.141 40.9587 613.963 40.2001 613.963 40.2001L614.726 40.2001C615.507 40.7996 615.25 41.6382 615.064 42.018L615.428 42.018L615.428 43.3817L612.162 43.3817L612.192 45.8653L615.518 45.8653L615.518 47.2288L612.192 47.2288L612.192 49.6828L613.717 49.6828C612.752 48.5947 613.809 47.8346 613.809 47.8346L614.757 47.8346C615.809 48.481 615.344 49.3623 615.125 49.6828L615.457 49.6828L615.457 51.046L612.192 51.046L612.192 52.9845L615.945 52.9845L615.945 66.1322L616.344 68.8894L617.782 68.9799L617.782 79.3407L618.941 79.3407L619.553 76.9476L620.406 79.0983L620.406 64.4662L622.852 64.4662L622.852 61.4367L623.891 61.4367L623.891 41.2305L635.618 33.9297L635.557 63.103L639.162 61.0429L639.162 84.9758L640.173 84.9758L640.173 70.7068C640.545 69.4856 640.914 68.5328 641.299 67.7985L641.299 63.436L644.415 63.436L644.415 56.0745L646.279 50.6521L648.629 46.865L650.89 50.4702L652.816 56.4078L652.816 62.7093L657.214 62.7093L657.214 74.3118L658.404 74.3118L658.404 85.5513L658.925 85.5513L658.925 71.9489L663.078 71.9489L663.078 85.5513L663.473 85.5513L663.473 71.2821L665.95 71.2821L665.95 67.4049L670.686 67.4049L670.686 85.5513L673.404 85.5513L673.404 74.9175L675.419 74.9175L675.419 63.1335L680.858 63.1335L680.582 94.8517L680.582 113.391L1.04178e-13 113.391L0 62.9515L0.222038 62.9515L0.222038 73.6152L1.44385 73.6152L1.44385 60.4369L6.02561 60.4369L6.02561 58.8012L5.35359 58.8012L5.35359 50.3794L6.63645 50.3794L6.63645 48.9857L7.24737 48.9857L8.98844 46.1384L8.98844 43.5029L11.0349 37.5645L11.0349 36.4744L11.0655 37.5645L12.9592 43.5029L12.9592 46.1384L14.7004 49.0161L15.3114 49.0161L15.3114 50.3794L16.5941 50.3794L16.5941 58.8012L15.9223 58.8012L15.9223 59.9525L18.5797 59.9525L18.5797 71.6158L20.8093 71.6158L20.8093 71.7067L21.4507 71.7067L21.4507 64.7693L21.6036 64.7693L21.6036 59.8311L27.7126 59.8311L27.7126 47.3198C27.7126 45.5194 30.2123 41.1852 33.3329 41.1093C36.6008 41.03 39.1596 45.6254 39.2279 47.3198C39.2326 47.4384 39.2295 62.0443 39.2279 73.3119L39.961 73.3119L39.961 63.0728L41.7936 63.0728L41.7936 62.1639L44.1762 62.1639L44.1762 55.7717L48.3915 55.7717L48.3915 62.1639L51.4766 62.1639L51.4766 85.5513L51.5682 85.5513L51.5682 64.2844L53.4922 60.9522L55.3558 64.1635L55.3558 85.5513L55.478 85.5513L55.478 70.0104L55.5696 70.0104L55.5696 64.4967L61.0066 64.4967L60.9453 70.0104L61.2812 70.0104L61.2812 68.4044L66.6266 66.9804L66.6266 85.5513L67.421 85.5513L67.421 64.2844L68.6733 64.2844L68.6733 64.1635C68.6733 64.1635 71.2389 61.0696 74.8126 62.3154L74.8126 62.073L82.0217 62.073L82.0217 67.0716L83.5793 67.0716L86.7864 78.9772L86.7864 65.9506L91.2463 57.1349L94.9725 57.0742L99.0353 65.2842L99.0353 75.3116L99.8903 77.4625L99.8903 85.248L101.172 85.248L101.172 71.0096L103.187 71.0096L104.808 60.346L106.337 70.919L107.741 71.0096L107.741 73.1908L107.893 73.1908L107.893 84.9758L109.936 84.9758L109.936 64.5266L112.81 64.5266L112.81 63.4664L117.79 63.4664L117.79 67.0716L119.409 67.0716L119.409 79.7647L120.69 79.7647L120.69 61.5274L121.488 61.5274L121.488 34.9596L124.755 25.3865L128.877 18.7522L132.881 25.0835L136.271 35.5354L136.271 60.8309L136.609 60.8309L136.609 70.1919C137.369 71.4462 137.86 72.7064 137.86 72.7064L137.86 76.8568C138.009 76.8453 138.166 76.8366 138.314 76.8264L138.314 70.0706L140.758 70.0706L140.789 67.9803L141.126 65.375L141.432 66.7686L141.432 33.4448L144.517 33.4448L144.517 36.353L151.787 36.353L151.787 33.4148L154.658 33.4148L154.658 70.5551C154.706 70.5508 154.76 70.5547 154.811 70.5551L154.811 61.255L160.247 61.255L160.217 66.3744L162.444 67.6775L163.029 66.0115L162.904 67.95L166.143 69.7977L166.143 76.9476L166.603 76.9476L168.738 69.9799L169.989 67.3742L169.776 69.9189L170.693 69.9189L170.693 66.2839L174.88 66.2839C174.937 65.9777 174.989 65.7046 175.031 65.6781C175.409 65.2098 175.045 65.7876 174.819 65.1024C174.793 64.9518 175.131 62.8473 175.55 62.6485C175.761 62.5903 178.733 62.0492 180.348 62.0127C180.3 62.0307 184.133 62.0127 184.133 62.0127C184.133 62.0127 189.619 62.6131 192.625 63.891L194.426 61.1035L197.235 61.1643L200.441 65.4056L200.595 68.8894C202.286 70.3732 204.569 72.5135 205.727 74.5238L206.464 74.3424L206.464 64.8904L213.64 64.8904L213.64 72.5548L215.381 72.131L215.381 67.1021L221.061 67.1021L221.061 70.7068L221.858 70.4949L221.858 69.7977L223.231 70.1615L223.721 70.0403L223.721 61.3156L224.544 56.2565L224.301 56.2868L224.331 56.1354L224.575 56.1052L224.849 54.7417L225.002 53.6207L225.094 54.7723L225.336 56.0445L225.582 56.0445L225.582 56.1958L225.368 56.2262L225.613 57.2561L226.408 59.6193L226.927 59.6193L229.189 51.6517L231.601 59.6193L232.09 59.6193L232.519 57.2561L232.732 56.3776L232.458 56.3475L232.428 56.1655L232.763 56.1655L233.068 54.4386L233.19 53.4998L233.312 54.4692L233.584 56.1655L233.861 56.1655L233.891 56.3776L233.615 56.3475L234.411 61.3156L234.411 64.7693L234.991 63.7996L236.67 66.708L242.445 66.708L242.445 65.89L248.525 65.89L248.525 66.708L249.744 66.708L249.744 63.3755L259.551 63.3755L259.551 66.708L260.1 66.708C259.921 65.3685 260.679 65.5569 260.679 65.5569C261.031 65.5558 260.985 66.3444 260.985 66.3444L262.267 66.3444C262.267 66.0925 262.363 65.7279 262.206 65.4962C261.874 65.0071 261.876 64.4549 262.452 64.2239C263.587 64.5773 262.725 65.5569 262.725 65.5569L262.725 66.3141L263.978 66.3444C263.926 65.4538 264.519 65.5188 264.497 65.5264C265.112 65.4751 264.955 66.4658 264.955 66.4658L264.955 66.9503L269.905 66.9503L269.905 62.7697L276.472 62.7697L276.472 66.9503L278.304 66.9503L278.304 64.8904L286.309 64.8904L286.309 66.9503L290.063 66.9503L290.063 65.1024L290.43 65.1024L290.43 61.255L291.255 56.1958L291.009 56.2262L291.039 56.0445L291.286 56.0145L291.529 54.681L291.713 53.5298L291.805 54.681L292.049 55.9536L292.293 55.984L292.293 56.1354L292.08 56.1354L292.324 57.1652L292.752 58.7103L293.882 58.7103L295.87 51.5607L298.129 59.5888L298.8 59.5888L299.226 57.1652L299.441 56.317L299.165 56.2868L299.135 56.1052L299.471 56.1052L299.746 54.3782L299.9 53.4086L299.991 54.3782L300.295 56.1052L300.572 56.1052L300.602 56.2868L300.327 56.2868L301.119 61.255L301.15 70.1919L302.251 70.4646L302.251 64.1937L309.063 68.1018L309.063 72.161L311.964 72.8882L311.964 68.2225L313.584 68.2225L313.584 64.6176L318.561 64.6176L318.561 65.7687C320.086 64.8427 322.555 64.1475 325.402 66.5869C325.392 66.9651 325.379 68.3934 325.374 69.6465L326.565 61.4974L327.847 70.0104L331.848 70.0104L332.337 71.7975L332.337 66.4051L336.432 59.4069L340.125 59.4676L344.587 67.1021L344.587 80.4009L346.635 80.4009L347.214 78.0077L348.162 80.371L348.162 81.8854L349.351 82.1885L349.351 63.1938L356.56 63.1938L356.56 84.0062L358.239 84.3997L358.239 67.4652L358.269 67.4652L358.269 65.4056L363.952 65.4056L363.952 67.4652L364.534 67.4652L364.534 85.5513L364.779 85.5513L364.779 68.1319L368.962 69.222L368.962 64.4662L375.987 64.4662L375.987 69.4347L376.017 69.4347L376.017 65.3145L377.789 62.285L377.789 58.8922L377.087 58.8922L377.087 57.5592L377.759 57.5592C377.759 57.5592 377.916 55.169 380.479 54.7417C380.508 54.7367 380.77 52.8726 380.722 52.409C380.446 52.3119 380.263 52.0853 380.263 51.8335C380.251 51.5155 380.528 51.2418 380.906 51.1974L380.967 49.3796L381.027 51.1974C381.438 51.203 381.766 51.4878 381.758 51.8335C381.753 52.0915 381.559 52.3203 381.27 52.409C381.231 52.9386 381.394 54.6738 381.423 54.681C383.987 55.3285 384.325 57.5592 384.325 57.5592L385.029 57.5592L385.029 58.8314L384.295 58.8314L384.264 63.7696L384.875 63.7696L384.875 66.9804L385.334 66.9804L385.334 64.1937L388.389 64.1937L388.389 62.376L387.685 62.376L387.685 61.0429L388.358 61.0429C388.358 61.0429 388.518 58.6528 391.075 58.2255C391.106 58.2206 391.367 56.3565 391.319 55.8928C391.042 55.7959 390.862 55.5691 390.862 55.3171C390.854 54.9903 391.143 54.7131 391.535 54.681L391.566 52.8636L391.657 54.681C392.057 54.7006 392.366 54.9813 392.359 55.3171C392.352 55.5753 392.158 55.804 391.87 55.8928C391.831 56.4222 391.993 58.1577 392.023 58.165C392.963 58.4028 393.602 58.8695 394.039 59.3464L395.411 59.3464L395.411 61.0429L395.624 61.0429L395.624 61.6789L402.471 61.6789L402.471 63.5876L404.853 63.5876L404.853 64.1937L407.998 64.1937L407.998 61.5884L407.326 61.5884L407.326 60.346L407.968 60.346C407.968 60.346 408.128 58.1637 410.594 57.7714C410.622 57.7666 410.869 56.1172 410.836 55.6505C410.557 55.5636 410.374 55.3462 410.379 55.1052C410.376 54.8101 410.654 54.561 411.02 54.5296L411.05 52.8636L411.144 54.5296C411.521 54.5491 411.819 54.8014 411.818 55.1052C411.818 55.3524 411.618 55.5717 411.327 55.6505C411.293 56.1458 411.481 57.704 411.509 57.7106C412.561 57.9639 413.203 58.4718 413.62 58.983L413.62 58.9222L416.49 58.9222L416.49 57.6199L417.13 57.6199C417.13 57.6199 417.289 55.2298 419.85 54.8024C419.882 54.7969 420.208 52.7164 420.125 52.3787C419.823 52.2861 419.625 52.0422 419.636 51.7731C419.646 51.4575 419.935 51.198 420.308 51.167L420.338 49.3191L420.43 51.1365C420.829 51.1562 421.139 51.4369 421.131 51.7731C421.125 52.0311 420.931 52.2598 420.645 52.3483C420.572 52.7303 420.795 54.7342 420.827 54.7417C423.386 55.3895 423.727 57.6199 423.727 57.6199L424.432 57.6199L424.432 58.8922L423.697 58.8922L423.697 59.6193L429.502 59.6193L429.502 67.2535C429.792 67.2886 430.109 67.3376 430.205 67.4049C430.206 67.4006 430.205 68.7984 430.205 68.7984C430.205 68.8178 430.207 76.237 430.205 82.7945L432.954 82.7945L432.954 63.406L433.961 63.406L433.961 62.6182L435.367 62.6182L435.367 57.0137L439.582 57.0137L439.582 62.6182L440.252 62.6182L440.252 63.406L442.667 63.406L442.667 71.2821L446.667 71.2821L446.667 71.2218L453.479 71.2218L453.479 75.5539L457.175 75.5539L458.092 72.9183L459.194 75.5539L459.194 81.431L459.865 81.431L459.865 65.4056C459.865 65.4056 463.595 60.8697 468.326 64.9206C468.325 64.9504 468.326 65.1266 468.326 65.163L469.82 65.163L469.82 62.8605L469.395 62.5271L469.395 62.0127L469.851 62.0127L469.851 61.8305L470.037 61.8305L470.006 61.7095L469.851 61.7095L469.668 61.5274L469.668 61.346L470.159 61.0734L470.159 60.4369L470.371 60.4369C470.719 57.5453 472.455 51.9829 477.642 50.1673L477.642 49.7733L477.855 49.7733L477.855 49.501C477.855 49.501 477.453 49.5578 477.397 49.2887C477.397 49.2184 477.381 48.9986 477.642 48.8951L477.794 48.8647L477.794 48.0466L477.917 48.0466L477.917 47.5924L478.067 47.5924L478.067 47.9862L478.402 47.9862L478.402 47.2593L478.218 47.2593L478.218 46.835L478.586 46.835L478.586 43.6843L478.188 43.3513L478.188 43.1087L478.616 43.1087L478.616 42.1396L479.015 42.5333L479.015 43.018L479.321 43.018L479.321 41.2004L478.923 41.2004L478.923 40.8974L479.137 40.8974L479.137 39.9278C479.137 39.9278 479.673 39.1101 479.993 39.1101L479.993 38.8068L479.718 38.6557L479.718 38.5345L480.024 38.5345L480.024 37.7767L480.237 37.7767C480.237 37.7767 480.046 37.6316 480.024 37.5044L480.024 37.2013C480.024 37.2013 480.112 37.0866 480.205 37.0802C480.312 37.0729 480.328 37.0499 480.328 37.0499L480.328 36.8984C479.426 36.4585 480.14 35.6298 480.328 35.717L480.359 34.1416L480.51 33.3234L480.633 34.1416L480.663 35.717C480.852 35.6298 481.568 36.4585 480.663 36.8984L480.663 37.0499C480.663 37.0499 480.679 37.0729 480.785 37.0802C480.881 37.0866 480.969 37.2013 480.969 37.2013L480.969 37.5044C480.947 37.6316 480.755 37.7767 480.755 37.7767L480.969 37.7767L480.969 38.5345L481.276 38.5345L481.276 38.6557L481 38.8068L481 39.1101C481.319 39.1101 481.855 39.9278 481.855 39.9278L481.855 40.8974L482.068 40.8974L482.068 41.2004L481.672 41.2004L481.672 43.018L481.977 43.018L481.977 42.5333L482.375 42.1396L482.375 43.1087L482.803 43.1087L482.803 43.3513L482.406 43.6843L482.406 46.835L482.773 46.835L482.773 47.2593L482.589 47.2593L482.589 47.9862L482.926 47.9862L482.926 47.5924L483.08 47.5924L483.08 48.0466L483.202 48.0466L483.202 48.8647L483.353 48.8951C483.612 48.9986 483.598 49.2184 483.598 49.2887C483.54 49.5578 483.141 49.501 483.141 49.501L483.141 49.7733L483.353 49.7733L483.353 50.1673C488.539 51.9829 490.279 57.5453 490.622 60.4369L490.835 60.4369L490.835 61.0734L491.324 61.346L491.324 61.5274L491.14 61.7095L491.016 61.7095L490.956 61.8305L491.14 61.8305L491.14 62.0127L491.599 62.0127L491.599 62.5271L491.171 62.8605L491.171 65.7081L492.273 65.7081L493.309 66.0115L493.981 66.4353L493.981 66.6777L493.831 66.7383L493.831 67.7079L494.41 67.9197L494.41 68.0712L494.715 68.0712L494.715 68.9195L498.749 69.9799L498.749 60.2554L501.801 60.2554L501.801 53.8634L506.046 53.8634L506.046 60.2554L508.429 60.2554L508.429 64.6782L509.257 66.0719L509.257 81.3704L510.657 81.3704L510.657 81.0068L511.883 81.0068L511.883 62.7697L512.186 62.7697L512.186 60.0432L520.191 60.0432L520.191 64.8601L520.829 64.8601L520.829 67.7682L521.473 67.7682L521.473 62.073L521.992 62.073L521.992 57.9223L528.591 57.9223L528.591 62.3457L531.889 62.3457L531.889 65.254L532.041 65.254L532.041 64.8298L532.285 64.8298L532.285 64.5266L532.071 64.5266L532.071 64.1937L532.254 64.1937L532.254 63.8604L532.408 63.8604L532.377 63.7392L532.56 63.7392L532.56 63.1938L532.837 62.8L532.837 62.073L533.326 61.255L533.447 61.255C533.447 61.255 533.497 60.8074 533.719 60.7704C533.719 60.7517 533.719 60.4674 533.719 60.4674C533.522 60.441 533.443 60.0702 533.719 59.9525C533.72 59.9531 533.716 59.6504 533.719 59.6494C533.401 59.5497 533.402 59.0277 533.842 59.0136C534.283 59.0285 534.255 59.5497 533.933 59.6494C533.934 59.6504 533.93 59.9531 533.933 59.9525C534.21 60.0702 534.13 60.4409 533.933 60.4674C533.933 60.4674 533.933 60.7517 533.933 60.7704C534.156 60.8074 534.207 61.255 534.207 61.255L534.332 61.255L534.82 62.073L534.82 62.8L535.094 63.1938L535.094 63.7392L535.277 63.7392L535.248 63.8604L535.401 63.8604L535.401 64.1937L535.583 64.1937L535.583 64.5266L535.37 64.5266L535.37 64.8298L535.613 64.8298L535.613 65.2842L535.89 65.2842L535.89 65.7081L535.706 65.7081L535.706 67.0108L535.951 67.4349L536.194 67.4349L536.194 67.0108L536.043 67.0108L536.043 66.7383L536.194 66.7383L536.194 66.4051L536.47 66.4051L536.47 66.7383L536.652 66.7383L536.652 66.7686L538.945 66.7686L538.945 58.5285L547.805 58.5285C548.255 37.0364 551.559 13.266 562.495 0.15147C562.343 -0.0003199 564.788 5.6362e-09 564.788 5.6362e-09C576.376 11.5826 579.704 38.7018 580.057 62.2548M604.282 41.7758L603.608 41.7758L603.485 42.1696L602.694 42.1696L602.542 41.4425L602.542 40.7155L602.694 40.2001L603.485 40.1698L603.67 40.4428L603.67 41.5336L604.557 41.5637L604.588 41.9878L604.282 42.0484L604.282 41.7758M614.695 43.8358C615.991 44.6295 614.942 45.8351 614.942 45.8351C614.942 45.8351 613.712 45.7355 613.688 45.7749C612.587 44.6426 613.748 43.8358 613.748 43.8358L614.695 43.8358M603.516 44.1993L603.516 45.3201L604.406 45.3505L604.436 45.7749L604.13 45.8049L604.13 45.5627L603.424 45.5627L603.302 45.9563L602.542 45.9563L602.388 45.2295L602.388 44.4719L602.511 43.9874L603.302 43.9571L603.516 44.1993M603.731 48.0771L603.731 49.198L604.648 49.198L604.648 49.6524L604.344 49.6828L604.344 49.4099L603.67 49.4099L603.546 49.804L602.756 49.8342L602.603 49.1071L602.603 48.3497L602.756 47.8346L603.546 47.8044L603.731 48.0771M531.889 67.1021L531.95 67.0108L531.95 65.7081L531.889 65.7081L531.889 67.1021M536.47 67.7682L536.531 67.7682L536.531 67.0108L536.47 67.0108L536.47 67.7682M236.916 85.5513L242.445 85.5513L242.445 70.4646L236.916 70.4646L236.916 85.5513M248.525 85.5513L249.744 85.5513L249.744 70.4646L248.525 70.4646L248.525 85.5513M259.551 85.5513L261.23 85.5513L261.291 78.0685L263.521 78.0685L263.521 74.5238L269.079 74.5238L269.079 85.5513L269.905 85.5513L269.905 70.4646L259.551 70.4646L259.551 85.5513M276.472 74.4634L277.906 74.4634L277.906 85.5513L278.304 85.5513L278.304 70.4646L276.472 70.4646L276.472 74.4634M286.309 77.4625L288.447 77.4625L288.447 85.5513L290.063 85.5513L290.063 70.4646L286.309 70.4646L286.309 77.4625M301.15 71.1008L301.826 71.2821C301.534 71.0327 301.351 70.8836 301.15 70.7068L301.15 71.1008M301.15 73.7061C301.167 73.7632 301.194 73.7988 301.212 73.8576L301.212 85.5513L302.251 85.5513L302.251 72.9491C301.879 72.581 301.533 72.2352 301.15 71.8582L301.15 73.7061M168.006 76.9476L169.075 76.9476L169.075 72.9788L168.006 76.9476M221.061 74.1604L221.061 85.5513L221.858 85.5513L221.858 73.403C221.598 73.6595 221.32 73.9088 221.061 74.1604M213.64 81.1281L213.64 85.5513L215.381 85.5513L215.381 79.5528C214.796 80.0869 214.212 80.6233 213.64 81.1281M310.587 85.5513L311.964 85.5513L311.964 82.0672C311.513 81.6773 311.047 81.294 310.587 80.8857L310.587 85.5513M178.087 81.431L178.3 81.3704C178.3 81.2374 178.3 80.9837 178.3 80.9766C178.296 80.9785 178.162 80.9725 178.087 80.9765L178.087 81.431M178.3 80.9766C178.3 80.9765 178.3 80.9765 178.3 80.9765C178.3 80.9766 178.3 80.9766 178.3 80.9766M38.7392 85.5513L39.0751 85.5513L39.0751 85.5208L38.7392 85.5208L38.7392 85.551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0" draw:id="shape-10" draw:name="g7576" svg:y="414.72900000000pt">
        <draw:path draw:style-name="gr3" xml:id="shape-11" draw:id="shape-11" draw:name="path2836" draw:layer="" svg:width="83.43360006517pt" svg:height="86.59406910554pt" svg:x="36.26410000000pt" svg:y="415.22900000000pt" svg:viewBox="0 0 83 87" svg:d="M38.6128 0.0045906C37.4538 0.0905585 36.5556 1.07144 36.5537 2.25405C36.6621 3.41372 37.619 4.29936 38.7643 4.29936C39.909 4.29936 40.8662 3.41372 40.9749 2.25405C40.9735 1.63075 40.7192 1.03579 40.2717 0.60984C39.8244 0.18392 39.2242 -0.0351002 38.6128 0.0045906ZM46.1838 0.158666C45.0249 0.244633 44.1267 1.22554 44.1245 2.40811C44.1245 3.65901 45.1213 4.67303 46.3504 4.67303C47.5798 4.67303 48.5765 3.65901 48.5765 2.40811C48.5755 1.77908 48.3167 1.1789 47.8627 0.751961C47.4086 0.325039 46.8001 0.110029 46.1838 0.158666ZM53.2101 1.57614C52.0271 1.64726 51.1074 2.6508 51.1203 3.85641C51.1203 5.10729 52.1169 6.12127 53.3464 6.12127C54.5755 6.12127 55.572 5.10729 55.572 3.85641C55.5839 2.62797 54.6288 1.61512 53.4219 1.57614C53.3511 1.57269 53.2805 1.57269 53.2101 1.57614ZM30.0727 1.6994C28.9134 1.78535 28.0154 2.76626 28.0132 3.94886C28.0132 5.19976 29.01 6.21375 30.2392 6.21375C31.4685 6.21375 32.4653 5.19976 32.4653 3.94886C32.4641 3.31985 32.2052 2.71961 31.7515 2.29271C31.2973 1.86576 30.6889 1.65077 30.0727 1.6994ZM23.2283 4.4111C22.0691 4.49708 21.1713 5.47793 21.1692 6.66055C21.1692 7.91143 22.1655 8.92546 23.3948 8.92546C24.6242 8.92546 25.6206 7.91143 25.6206 6.66055C25.6197 6.03153 25.3612 5.4313 24.907 5.00439C24.4532 4.5775 23.8445 4.36246 23.2283 4.4111ZM60.0842 4.47272C58.9254 4.55867 58.0275 5.53957 58.0252 6.72219C58.0252 7.97306 59.0218 8.98708 60.251 8.98708C61.4803 8.98708 62.4769 7.97306 62.4769 6.72219C62.4759 6.09314 62.2175 5.49294 61.7634 5.06603C61.3092 4.63907 60.7006 4.42409 60.0842 4.47272ZM16.8685 8.57107C15.6971 8.64157 14.7821 9.62683 14.7786 10.8206C14.7786 12.0713 15.7757 13.0853 17.0048 13.0853C18.2342 13.0853 19.2305 12.0713 19.2305 10.8206C19.2291 10.197 18.9748 9.60227 18.5274 9.17631C18.0801 8.75039 17.4799 8.5314 16.8685 8.57107ZM66.4743 8.66348C65.3154 8.74944 64.4174 9.73033 64.4151 10.9131C64.5243 12.0724 65.481 12.9585 66.6263 12.9585C67.7708 12.9585 68.7282 12.0724 68.8366 10.9131C68.8351 10.2895 68.5808 9.69465 68.1332 9.26871C67.6863 8.84281 67.0862 8.62377 66.4743 8.66348ZM11.6293 13.7172C10.4702 13.803 9.57208 14.7844 9.56992 15.9666C9.56992 17.2174 10.5666 18.2315 11.7956 18.2315C13.0252 18.2315 14.0216 17.2174 14.0216 15.9666C14.0207 15.3373 13.7621 14.7373 13.3079 14.3103C12.8542 13.8835 12.2457 13.6685 11.6293 13.7172ZM71.5928 13.7786C70.4336 13.8646 69.5354 14.8456 69.5331 16.0283C69.5331 17.2791 70.53 18.293 71.7592 18.293C72.9882 18.293 73.9854 17.2791 73.9854 16.0283C73.9845 15.3992 73.7252 14.7988 73.2715 14.3719C72.8179 13.9453 72.2092 13.7301 71.5928 13.7786ZM7.60143 19.818C7.00017 19.8046 6.41908 20.0394 5.99101 20.4691C5.56289 20.8989 5.32443 21.4867 5.33006 22.099C5.33006 23.3496 6.32666 24.3637 7.55599 24.3637C8.78531 24.3637 9.78192 23.3496 9.78192 22.099C9.79323 20.8588 8.82011 19.8408 7.60143 19.818ZM76.1353 20.2499C74.9645 20.3367 74.0619 21.3357 74.0761 22.5304C74.0761 23.7807 75.0724 24.7948 76.3017 24.7948C77.5312 24.7948 78.5277 23.7807 78.5277 22.5304C78.5355 21.8955 78.2804 21.2876 77.8258 20.8536C77.3702 20.4197 76.7572 20.2008 76.1353 20.2499ZM4.27011 26.8443C3.08723 26.9156 2.16759 27.9186 2.1805 29.1245C2.1805 30.3752 3.17709 31.3896 4.40641 31.3896C5.63572 31.3896 6.63233 30.3752 6.63233 29.1245C6.63921 28.496 6.38837 27.8927 5.94013 27.46C5.49187 27.027 4.88672 26.8042 4.27011 26.8443ZM79.0728 26.8443C77.902 26.931 76.9999 27.9301 77.0136 29.1245C77.1222 30.2842 78.0795 31.1698 79.2243 31.1698C80.3692 31.1698 81.3264 30.2842 81.435 29.1245C81.4416 28.496 81.191 27.8927 80.7428 27.46C80.2946 27.027 79.6895 26.8042 79.0728 26.8443ZM2.57419 34.3012C1.41497 34.3873 0.517003 35.3682 0.514837 36.5507C0.514837 37.8017 1.5114 38.8159 2.74074 38.8159C3.9701 38.8159 4.96665 37.8017 4.96665 36.5507C4.96575 35.9219 4.70711 35.3216 4.25303 34.8949C3.799 34.4674 3.19058 34.2528 2.57419 34.3012ZM80.89 34.7329C79.7309 34.8189 78.833 35.7997 78.8308 36.9823C78.8308 38.2332 79.8268 39.2472 81.0563 39.2472C82.2858 39.2472 83.2824 38.2332 83.2824 36.9823C83.2814 36.3534 83.0228 35.753 82.5687 35.3259C82.1147 34.8993 81.5064 34.684 80.89 34.7329ZM41.4595 38.4305C40.1579 38.5243 39.1512 39.6297 39.1579 40.9575C39.1585 41.9088 39.6854 42.7789 40.5208 43.2069L33.6764 81.0164C33.677 80.9856 33.677 80.955 33.6764 80.924C33.7563 80.0691 33.3533 79.242 32.6362 78.7896C31.9191 78.3371 31.0119 78.3371 30.2947 78.7896C29.5779 79.242 29.1747 80.0691 29.2548 80.924C29.244 82.0056 29.9871 82.9431 31.0282 83.161C32.069 83.3787 33.1157 82.8155 33.5251 81.8181L32.7076 86.3783L36.7049 86.4707C40.0898 54.9688 41.2377 43.8455 41.2778 43.4533C41.308 43.4538 41.3386 43.4538 41.3685 43.4533C41.4256 43.92 43.0568 57.1821 46.4564 86.5941L50.1818 86.3475L49.6363 83.42C50.3176 83.6564 51.0689 83.5423 51.6529 83.1135C52.2365 82.6852 52.5799 81.995 52.574 81.2628C52.5773 80.3792 52.0738 79.5749 51.2856 79.2036C50.4978 78.8325 49.5696 78.9629 48.9094 79.5376L42.2166 43.392C43.316 43.1127 44.0893 42.1104 44.0944 40.9575C44.0976 40.259 43.8156 39.5904 43.3163 39.1116C42.8169 38.6324 42.1446 38.3857 41.4595 38.4305ZM2.05933 41.8511C0.900147 41.9368 0.00216693 42.9179 0 44.1007C-7.10543e-14 45.3509 0.99657 46.3654 2.22591 46.3654C3.45526 46.3654 4.45182 45.3509 4.45182 44.1007C4.45089 43.4716 4.19226 42.8712 3.73823 42.444C3.28417 42.0172 2.67574 41.8022 2.05933 41.8511ZM81.0414 42.5596C79.8823 42.6458 78.9842 43.6267 78.9819 44.8093C78.9819 46.06 79.9787 47.0741 81.2078 47.0741C82.4374 47.0741 83.4336 46.06 83.4336 44.8093C83.4326 44.18 83.1742 43.5798 82.7201 43.1531C82.2662 42.7263 81.6577 42.511 81.0414 42.5596ZM3.33129 49.6165C2.16016 49.6867 1.24489 50.6721 1.24166 51.8658C1.24166 53.1166 2.23825 54.1308 3.46759 54.1308C4.69692 54.1308 5.69349 53.1166 5.69349 51.8658C5.69197 51.2425 5.43748 50.6473 4.9902 50.2218C4.54295 49.7956 3.94266 49.5765 3.33129 49.6165ZM79.7393 50.1095C78.5801 50.1952 77.6821 51.1763 77.6798 52.3588C77.6798 53.6097 78.6764 54.6235 79.9057 54.6235C81.1349 54.6235 82.1315 53.6097 82.1315 52.3588C82.1306 51.7296 81.8719 51.1297 81.4178 50.7025C80.9644 50.2757 80.3555 50.0606 79.7393 50.1095ZM5.72379 56.8576C4.56457 56.9436 3.66661 57.9244 3.66444 59.1074C3.77307 60.2669 4.73031 61.1525 5.87518 61.1525C7.02009 61.1525 7.97735 60.2669 8.08597 59.1074C8.08444 58.484 7.82994 57.889 7.38269 57.4631C6.93542 57.037 6.33511 56.8182 5.72379 56.8576ZM77.0742 57.659C75.9152 57.7449 75.0167 58.726 75.0145 59.9081C75.0145 61.1592 76.0116 62.1734 77.2408 62.1734C78.4701 62.1734 79.4668 61.1592 79.4668 59.9081C79.4657 59.2794 79.2071 58.6791 78.7528 58.2521C78.2988 57.8253 77.6907 57.6103 77.0742 57.659ZM9.75161 63.976C8.58073 64.0625 7.67845 65.0618 7.69228 66.2563C7.80086 67.416 8.75815 68.3013 9.90304 68.3013C11.0477 68.3013 12.005 67.416 12.1138 66.2563C12.1206 65.6277 11.87 65.0244 11.4217 64.5918C10.9734 64.1589 10.3682 63.9356 9.75161 63.976ZM72.8341 64.5306C71.675 64.6166 70.7775 65.5973 70.7753 66.7799C70.7753 68.0308 71.7714 69.045 73.0011 69.045C74.2301 69.045 75.2267 68.0308 75.2267 66.7799C75.2258 66.1509 74.9671 65.5509 74.5132 65.124C74.059 64.6966 73.4506 64.4819 72.8341 64.5306ZM15.9903 70.3547C15.3838 70.332 14.7949 70.5631 14.3601 70.9938C13.9251 71.4245 13.6827 72.0173 13.6886 72.6348C13.6886 73.8855 14.6853 74.8998 15.9146 74.8998C17.1439 74.8998 18.1403 73.8855 18.1403 72.6348C18.152 71.4067 17.197 70.3936 15.9903 70.3547ZM67.1106 70.7245C65.9274 70.7954 65.0082 71.7989 65.0211 73.0045C65.0211 74.2556 66.0175 75.2696 67.2469 75.2696C68.4761 75.2696 69.4728 74.2556 69.4728 73.0045C69.4844 71.7762 68.5291 70.763 67.3223 70.7245C67.2519 70.7212 67.181 70.7212 67.1106 70.7245ZM22.7135 75.1925C22.1122 75.1785 21.5314 75.4132 21.103 75.843C20.6748 76.2728 20.4362 76.861 20.4419 77.4725C20.4419 78.7236 21.4386 79.7375 22.6678 79.7375C23.8972 79.7375 24.8938 78.7236 24.8938 77.4725C24.9051 76.2328 23.9322 75.2151 22.7135 75.1925ZM59.4184 75.9012C58.2589 75.9872 57.3612 76.9681 57.3588 78.1507C57.4676 79.3105 58.4249 80.1961 59.5696 80.1961C60.7145 80.1961 61.672 79.3105 61.7803 78.1507C61.7787 77.5272 61.5244 76.9324 61.0771 76.5065C60.6301 76.0804 60.0294 75.8614 59.4184 75.9012ZM41.3992 79.5067C40.2399 79.5928 39.3417 80.5732 39.3396 81.756C39.3396 83.0069 40.3362 84.0207 41.5655 84.0207C42.7947 84.0207 43.7914 83.0069 43.7914 81.756C43.7904 81.127 43.5321 80.5266 43.078 80.0998C42.6238 79.673 42.0155 79.4579 41.3992 79.5067Z" calligra:nodeTypes="ccccccccccccccccccccccccccccccccccccccccccccccccccccccccccccccccccccccccccccccccccccccccccccccccccccccccccccccccccccccccccccccccccccccccccccccccccccccccccccccccccccccccccccccccccccccccccccccccccccccc"/>
        <draw:path draw:style-name="gr4" xml:id="shape-12" draw:id="shape-12" draw:name="path2898" draw:layer="" svg:width="64.99566468821pt" svg:height="64.99566468821pt" svg:x="45.35510000000pt" svg:y="424.19600000000pt" svg:viewBox="0 0 65 65" svg:d="M64.9957 32.4977C64.9957 50.4459 50.4459 64.9957 32.4977 64.9957C14.5497 64.9957 0 50.4459 0 32.4977C0 14.5497 14.5497 0 32.4977 0C50.4459 0 64.9957 14.5497 64.9957 32.4977Z" calligra:nodeTypes="ccccc"/>
        <draw:path draw:style-name="gr5" xml:id="shape-13" draw:id="shape-13" draw:name="path2900" draw:layer="" svg:width="74.34582410211pt" svg:height="74.34582410211pt" svg:x="41.09770000000pt" svg:y="419.66000000000pt" svg:viewBox="0 0 74 74" svg:d="M74.3458 37.1728C74.3458 57.7028 57.7028 74.3458 37.1728 74.3458C16.6428 74.3458 0 57.7028 0 37.1728C0 16.6428 16.6428 0 37.1728 0C57.7028 0 74.3458 16.6428 74.3458 37.1728Z" calligra:nodeTypes="ccccc"/>
        <draw:path draw:style-name="gr6" xml:id="shape-14" draw:id="shape-14" draw:name="path2902" draw:layer="" svg:width="74.77791696292pt" svg:height="74.47150885767pt" svg:x="41.32970000000pt" svg:y="419.59500000000pt" svg:viewBox="0 0 75 74" svg:d="M25.0772 6.77171L21.6729 3.89799L21.9376 8.26449L18.6471 5.57744L18.9118 9.75738L15.8483 7.21954L16.491 11.4366L13.2004 9.53338L14.2974 13.2655L10.1369 12.1832L11.9525 15.5794L8.05649 14.7955L10.0234 18.2667L5.71142 17.6693L8.28341 20.9532L4.19846 20.9532L6.84611 23.1926L2.87459 23.9018L5.59794 26.1039L1.51299 27.3352L4.50106 29.6867L1.02125 31.4408L4.23625 33.0083L0.151299 35.1729L3.32851 35.7697L0 38.6434L3.70675 39.0912L0.378238 42.2264L4.46323 42.413L0.945606 45.5853L5.03055 45.5107L1.81557 48.496L6.31662 48.5711L3.32851 51.6312L7.41347 51.1835L4.61451 55.214L9.0777 53.7957L6.5057 58.4235L10.8178 56.5575L9.229 61.9691L13.5033 59.5056L12.2548 64.9545L16.6801 62.2304L15.886 67.6043L19.7814 64.5442L19.4415 70.1796L23.2993 66.3726L24.0181 71.859L27.5735 67.9776L28.5949 73.4637L31.6585 69.0226L33.2093 74.1729L35.5165 69.3212L38.0132 74.4715L39.6015 69.3583L42.1358 74.1354L43.573 68.724L46.8259 73.2025L47.5068 67.8659L51.2135 71.9335L51.3648 66.4472L55.2986 70.1796L54.9958 64.3577L59.1185 67.6418L58.2487 62.3048L62.1069 65.2158L61.0477 59.5804L65.5108 61.7452L63.922 56.2592L68.4991 58.05L66.0781 53.1241L70.8818 54.6168L67.6291 49.765L72.6595 50.2131L68.991 46.4064L73.4916 46.1819L69.7094 42.8235L74.4754 41.592L70.2013 38.7183L74.7403 37.5615L70.5791 35.4338L74.7779 34.2769L70.1251 32.6722L74.248 30.1341L69.1799 29.7239L73.0002 26.9247L68.8017 26.9247L72.9244 24.0885L67.6291 24.2376L71.033 20.6548L66.1158 21.8493L69.4445 18.1544L64.6407 18.6022L66.8348 14.3104L62.2958 16.0644L64.0357 11.1753L60.0641 13.527L61.1988 8.52575L57.2653 11.4366L57.53 5.98794L54.1828 9.29084L53.5434 3.8001L49.6388 6.80856L48.8362 1.90005L45.8409 5.64738L45.1987 1.05557L42.4173 5.1196L40.9733 0.47502L39.3148 4.48628L37.2287 0L35.838 4.48628L33.0564 0.527795L32.6821 4.75015L29.0981 1.21393L28.8841 5.64738L25.5676 2.42785Z" calligra:nodeTypes="ccccccccccccccccccccccccccccccccccccccccccccccccccccccccccccccccccccccccccccccccccccccccccccccccccccccccccccccccccccc"/>
      </draw:g>
      <draw:frame draw:style-name="gr7" xml:id="shape-15" draw:id="shape-15" draw:layer="" svg:width="612.00000000000pt" svg:height="81.60000000000pt" svg:x="34.00000000000pt" svg:y="22.19169916372pt" presentation:class="title">
        <draw:text-box>
          <text:p text:style-name="P1"/>
        </draw:text-box>
      </draw:frame>
      <draw:frame draw:style-name="gr7" xml:id="shape-16" draw:id="shape-16" draw:layer="" svg:width="544.00000000000pt" svg:height="311.10000000000pt" svg:x="65.53754874558pt" svg:y="125.68326833922pt" presentation:class="outline">
        <draw:text-box>
          <text:p text:style-name="P2"/>
        </draw:text-box>
      </draw:frame>
    </style:master-page>
    <style:master-page style:name="Default3" draw:style-name="dp1" style:display-name="London" style:page-layout-name="pm1">
      <draw:layer-set>
        <draw:layer draw:name=""/>
      </draw:layer-set>
      <draw:path draw:style-name="gr1" xml:id="shape-17" draw:id="shape-17" draw:name="path4607" draw:layer="" svg:width="680.71559467069pt" svg:height="113.78331236847pt" svg:x="0.00000000000pt" svg:y="396.70200000000pt" svg:viewBox="0 0 681 114" svg:d="M579.936 62.4702L582.992 62.4702L582.992 85.8473L584.7 85.8473L584.7 60.2509L591.905 60.2509L591.905 64.4158C593.196 63.9597 594.851 63.8736 596.703 65.0845L596.703 64.1724L601.128 56.5118L603.329 56.4815L603.329 53.1678L607.115 53.1678L607.115 51.2226L603.851 51.2226L603.851 49.8849L604.979 49.8849C604.226 48.8514 605.16 48.1218 605.16 48.1218L606.077 48.1218C606.975 48.7035 606.693 49.4918 606.474 49.8849L607.115 49.8849L607.115 47.3922L603.911 47.3922L603.911 46.024L604.948 46.024C604.431 45.0402 605.315 44.3827 605.315 44.3827L606.26 44.3827C607.054 44.9054 606.964 45.5673 606.779 46.024L607.115 46.024L607.085 43.5318L603.851 43.5318L603.851 42.1939L604.825 42.1939C604.37 41.272 605.16 40.644 605.16 40.644L605.986 40.644C606.688 41.1362 606.609 41.7663 606.444 42.1939L607.085 42.1939L607.085 39.6708L603.972 39.6708L603.972 38.4548L603.728 38.4548L603.574 37.7251L603.574 36.9653L603.696 36.4788L604.522 36.4487L604.703 36.6916L604.703 37.8167L605.587 37.8469L605.618 38.2724L605.315 38.3027L605.315 38.0598L604.613 38.0598L604.552 38.3331L607.085 38.3331L607.085 35.7799L603.851 35.7799L603.851 34.4116L607.085 34.4116L607.085 34.0777L607.024 34.0777C607.024 34.0777 603.925 33.9666 603.329 33.5605C603.347 32.6004 603.329 32.5881 603.329 32.5881C603.329 32.5881 603.536 32.3762 604.095 32.2838C604.15 32.3022 604.126 32.0709 604.126 32.0709L603.605 32.0709L603.359 31.8279L603.359 27.9065L603.026 27.9065C603.026 27.9065 602.823 27.7915 602.751 27.6024L602.751 22.5255C602.751 22.5255 603.031 22.1808 603.39 22.0697C603.37 22.05 603.39 18.604 603.39 18.604C603.787 17.9595 605.554 17.7298 606.748 17.5706L606.748 17.2973C606.748 17.2973 605.71 17.2455 605.528 17.0233C605.508 17.0233 605.149 16.6981 605.13 16.5673C605.116 16.5412 605.13 14.1963 605.13 14.1963C605.27 13.9565 606.321 13.5318 607.299 13.4668L608.581 13.4668L608.336 10.7916L608.336 10.7611L607.85 5.10705L607.759 5.10705L607.789 4.34707L607.728 3.79989L607.789 3.79989L607.789 3.73911L611.391 3.79989L611.391 3.86068L611.45 3.86068L611.114 7.41736L611.114 7.84295L611.083 7.84295L610.873 10.184L610.873 10.7916L610.811 10.7916L610.569 13.4668L611.851 13.4668C612.823 13.5318 613.909 13.926 614.048 14.1657C614.048 14.1657 614.062 16.5412 614.048 16.5673C614.029 16.6981 613.67 17.0233 613.65 17.0233C613.468 17.2454 612.431 17.2973 612.431 17.2973L612.431 17.5706C613.622 17.7298 615.39 17.9596 615.784 18.604C615.784 18.604 615.804 22.05 615.784 22.0697C616.147 22.1808 616.429 22.5255 616.429 22.5255L616.429 27.6024C616.357 27.7915 616.153 27.9065 616.153 27.9065L615.816 27.9065L615.816 31.8279L615.572 32.0405L615.056 32.0405C615.056 32.0405 615.031 32.3022 615.085 32.2838C615.638 32.3762 615.816 32.5574 615.816 32.5574C615.816 32.5574 615.828 32.6004 615.846 33.5605C615.255 33.9666 612.126 34.0777 612.126 34.0777L612.034 34.0777L612.034 34.4116L615.328 34.4116L615.328 35.7799L612.034 35.7799L612.034 38.3331L612.461 38.3331C612.323 37.5829 612.793 37.0869 612.793 37.0869L613.469 37.0869C613.903 37.4617 613.978 37.9422 613.926 38.3331L615.42 38.3331L615.42 39.6708L612.034 39.6708L612.034 42.1634L613.711 42.1634C613.013 41.1004 613.835 40.3392 613.835 40.3392L614.597 40.3392C615.378 40.9408 615.121 41.7823 614.935 42.1634L615.299 42.1634L615.299 43.5318L612.034 43.5318L612.064 46.024L615.389 46.024L615.389 47.3922L612.064 47.3922L612.064 49.8547L613.589 49.8547C612.624 48.7628 613.681 48.0001 613.681 48.0001L614.628 48.0001C615.68 48.6487 615.215 49.5331 614.996 49.8547L615.328 49.8547L615.328 51.2226L612.064 51.2226L612.064 53.1678L615.816 53.1678L615.816 66.361L616.215 69.1277L617.653 69.2186L617.653 79.6152L618.812 79.6152L619.423 77.2138L620.276 79.372L620.276 64.6892L622.722 64.6892L622.722 61.6493L623.761 61.6493L623.761 41.3732L635.485 34.0471L635.424 63.3213L639.028 61.2541L639.028 85.2698L640.039 85.2698L640.039 70.9514C640.411 69.726 640.78 68.7699 641.165 68.0331L641.165 63.6555L644.28 63.6555L644.28 56.2685L646.144 50.8273L648.493 47.0271L650.754 50.6448L652.679 56.603L652.679 62.9263L657.077 62.9263L657.077 74.5689L658.266 74.5689L658.266 85.8473L658.787 85.8473L658.787 72.1978L662.939 72.1978L662.939 85.8473L663.334 85.8473L663.334 71.5287L665.811 71.5287L665.811 67.6381L670.546 67.6381L670.546 85.8473L673.263 85.8473L673.263 75.1767L675.278 75.1767L675.278 63.3519L680.716 63.3519L680.44 95.1799L680.44 113.783L1.04156e-13 113.783L0 63.1693L0.221992 63.1693L0.221992 73.8699L1.44355 73.8699L1.44355 60.646L6.02435 60.646L6.02435 59.0046L5.35247 59.0046L5.35247 50.5537L6.63506 50.5537L6.63506 49.1552L7.24585 49.1552L8.98656 46.298L8.98656 43.6534L11.0326 37.6945L11.0326 36.6006L11.0632 37.6945L12.9565 43.6534L12.9565 46.298L14.6973 49.1857L15.3082 49.1857L15.3082 50.5537L16.5906 50.5537L16.5906 59.0046L15.919 59.0046L15.919 60.1599L18.5758 60.1599L18.5758 71.8636L20.8049 71.8636L20.8049 71.9548L21.4462 71.9548L21.4462 64.9934L21.5991 64.9934L21.5991 60.0381L27.7068 60.0381L27.7068 47.4835C27.7068 45.6769 30.206 41.3277 33.3259 41.2515C36.5931 41.172 39.1514 45.7833 39.2197 47.4835C39.2244 47.6025 39.2213 62.259 39.2197 73.5655L39.9526 73.5655L39.9526 63.291L41.7849 63.291L41.7849 62.379L44.167 62.379L44.167 55.9647L48.3814 55.9647L48.3814 62.379L51.4658 62.379L51.4658 85.8473L51.5574 85.8473L51.5574 64.5068L53.481 61.1631L55.3442 64.3855L55.3442 85.8473L55.4664 85.8473L55.4664 70.2526L55.558 70.2526L55.558 64.7198L60.9938 64.7198L60.9326 70.2526L61.2684 70.2526L61.2684 68.6411L66.6127 67.2121L66.6127 85.8473L67.4069 85.8473L67.4069 64.5068L68.6589 64.5068L68.6589 64.3855C68.6589 64.3855 71.224 61.2809 74.797 62.531L74.797 62.2878L82.0045 62.2878L82.0045 67.3037L83.5618 67.3037L86.7682 79.2504L86.7682 66.1788L91.2272 57.3326L94.9526 57.2717L99.0146 65.5101L99.0146 75.5722L99.8694 77.7305L99.8694 85.5429L101.151 85.5429L101.151 71.2553L103.165 71.2553L104.786 60.5548L106.315 71.1644L107.718 71.2553L107.718 73.444L107.87 73.444L107.87 85.2698L109.913 85.2698L109.913 64.7499L112.786 64.7499L112.786 63.686L117.765 63.686L117.765 67.3037L119.384 67.3037L119.384 80.0407L120.665 80.0407L120.665 61.7403L121.463 61.7403L121.463 35.0806L124.729 25.4743L128.85 18.8171L132.853 25.1703L136.242 35.6583L136.242 61.0414L136.58 61.0414L136.58 70.4348C137.34 71.6934 137.831 72.958 137.831 72.958L137.831 77.1227C137.98 77.1112 138.137 77.1024 138.285 77.0922L138.285 70.313L140.729 70.313L140.76 68.2155L141.096 65.6012L141.402 66.9996L141.402 33.5605L144.487 33.5605L144.487 36.4788L151.755 36.4788L151.755 33.5304L154.626 33.5304L154.626 70.7992C154.674 70.7949 154.728 70.7988 154.779 70.7992L154.779 61.4669L160.213 61.4669L160.183 66.604L162.41 67.9117L162.995 66.2399L162.87 68.1851L166.108 70.0392L166.108 77.2138L166.568 77.2138L168.703 70.222L169.953 67.6073L169.74 70.1608L170.657 70.1608L170.657 66.5132L174.843 66.5132C174.9 66.206 174.952 65.9319 174.994 65.9053C175.372 65.4354 175.008 66.0152 174.782 65.3276C174.756 65.1765 175.094 63.0647 175.513 62.8653C175.724 62.8069 178.696 62.2639 180.31 62.2273C180.262 62.2453 184.094 62.2273 184.094 62.2273C184.094 62.2273 189.579 62.8297 192.585 64.1121L194.385 61.3149L197.194 61.3759L200.399 65.6319L200.553 69.1277C202.244 70.6167 204.526 72.7644 205.684 74.7816L206.421 74.5996L206.421 65.1149L213.595 65.1149L213.595 72.8058L215.336 72.3806L215.336 67.3343L221.015 67.3343L221.015 70.9514L221.812 70.7388L221.812 70.0392L223.184 70.4042L223.674 70.2826L223.674 61.5277L224.497 56.4511L224.254 56.4815L224.284 56.3296L224.528 56.2993L224.802 54.9311L224.955 53.8062L225.047 54.9618L225.289 56.2384L225.535 56.2384L225.535 56.3902L225.321 56.4207L225.566 57.4542L226.361 59.8256L226.88 59.8256L229.141 51.8304L231.553 59.8256L232.041 59.8256L232.47 57.4542L232.683 56.5727L232.409 56.5425L232.379 56.3598L232.714 56.3598L233.019 54.6269L233.141 53.6849L233.263 54.6577L233.535 56.3598L233.812 56.3598L233.842 56.5727L233.566 56.5425L234.362 61.5277L234.362 64.9934L234.942 64.0203L236.62 66.9388L242.394 66.9388L242.394 66.118L248.473 66.118L248.473 66.9388L249.692 66.9388L249.692 63.5948L259.497 63.5948L259.497 66.9388L260.046 66.9388C259.867 65.5947 260.624 65.7837 260.624 65.7837C260.976 65.7826 260.93 66.5739 260.93 66.5739L262.212 66.5739C262.212 66.3212 262.308 65.9553 262.151 65.7228C261.819 65.232 261.821 64.6779 262.397 64.4461C263.532 64.8007 262.67 65.7837 262.67 65.7837L262.67 66.5435L263.923 66.5739C263.871 65.6803 264.464 65.7455 264.442 65.7531C265.057 65.7016 264.9 66.6958 264.9 66.6958L264.9 67.1819L269.849 67.1819L269.849 62.9869L276.414 62.9869L276.414 67.1819L278.246 67.1819L278.246 65.1149L286.249 65.1149L286.249 67.1819L290.002 67.1819L290.002 65.3276L290.369 65.3276L290.369 61.4669L291.194 56.3902L290.948 56.4207L290.978 56.2384L291.225 56.2083L291.468 54.8702L291.652 53.715L291.744 54.8702L291.988 56.1472L292.232 56.1777L292.232 56.3296L292.019 56.3296L292.263 57.363L292.691 58.9134L293.821 58.9134L295.808 51.7391L298.067 59.795L298.738 59.795L299.163 57.363L299.378 56.5118L299.102 56.4815L299.072 56.2993L299.408 56.2993L299.683 54.5663L299.837 53.5934L299.928 54.5663L300.232 56.2993L300.509 56.2993L300.539 56.4815L300.264 56.4815L301.056 61.4669L301.087 70.4348L302.188 70.7084L302.188 64.4158L308.998 68.3374L308.998 72.4107L311.899 73.1404L311.899 68.4585L313.518 68.4585L313.518 64.8412L318.494 64.8412L318.494 65.9962C320.019 65.067 322.488 64.3694 325.334 66.8173C325.324 67.1968 325.311 68.63 325.306 69.8875L326.497 61.7102L327.778 70.2526L331.779 70.2526L332.267 72.0459L332.267 66.6348L336.362 59.6124L340.054 59.6733L344.515 67.3343L344.515 80.6791L346.562 80.6791L347.141 78.2776L348.089 80.6491L348.089 82.1687L349.278 82.4729L349.278 63.4124L356.485 63.4124L356.485 84.2968L358.164 84.6917L358.164 67.6986L358.194 67.6986L358.194 65.6319L363.876 65.6319L363.876 67.6986L364.458 67.6986L364.458 85.8473L364.703 85.8473L364.703 68.3676L368.885 69.4615L368.885 64.6892L375.908 64.6892L375.908 69.6749L375.938 69.6749L375.938 65.5405L377.71 62.5005L377.71 59.096L377.008 59.096L377.008 57.7583L377.68 57.7583C377.68 57.7583 377.837 55.3599 380.399 54.9311C380.428 54.9261 380.69 53.0555 380.642 52.5903C380.366 52.4929 380.183 52.2655 380.183 52.0128C380.171 51.6937 380.448 51.4191 380.826 51.3745L380.887 49.5504L380.947 51.3745C381.358 51.3802 381.686 51.6659 381.678 52.0128C381.673 52.2717 381.479 52.5013 381.19 52.5903C381.151 53.1218 381.314 54.863 381.343 54.8702C383.907 55.5199 384.245 57.7583 384.245 57.7583L384.948 57.7583L384.948 59.0349L384.215 59.0349L384.184 63.9902L384.795 63.9902L384.795 67.2121L385.253 67.2121L385.253 64.4158L388.308 64.4158L388.308 62.5918L387.604 62.5918L387.604 61.2541L388.277 61.2541C388.277 61.2541 388.437 58.8557 390.993 58.4269C391.024 58.422 391.285 56.5515 391.237 56.0862C390.96 55.9889 390.78 55.7614 390.78 55.5085C390.772 55.1806 391.061 54.9024 391.453 54.8702L391.484 53.0465L391.575 54.8702C391.975 54.8899 392.284 55.1715 392.277 55.5085C392.27 55.7676 392.076 55.9971 391.788 56.0862C391.749 56.6174 391.911 58.3589 391.941 58.3662C392.881 58.6049 393.52 59.0732 393.957 59.5517L395.328 59.5517L395.328 61.2541L395.541 61.2541L395.541 61.8923L402.387 61.8923L402.387 63.8076L404.768 63.8076L404.768 64.4158L407.913 64.4158L407.913 61.8015L407.241 61.8015L407.241 60.5548L407.883 60.5548C407.883 60.5548 408.043 58.3649 410.508 57.9713C410.536 57.9665 410.783 56.3114 410.75 55.843C410.471 55.7558 410.288 55.5377 410.293 55.2959C410.29 54.9997 410.568 54.7498 410.934 54.7183L410.964 53.0465L411.058 54.7183C411.435 54.7378 411.733 54.991 411.732 55.2959C411.732 55.5439 411.532 55.764 411.241 55.843C411.207 56.3401 411.395 57.9036 411.423 57.9103C412.475 58.1644 413.117 58.6741 413.533 59.1871L413.533 59.1261L416.403 59.1261L416.403 57.8193L417.043 57.8193C417.043 57.8193 417.202 55.4209 419.762 54.992C419.794 54.9865 420.12 52.8988 420.037 52.5599C419.735 52.467 419.537 52.2223 419.548 51.9522C419.558 51.6355 419.847 51.3751 420.22 51.344L420.25 49.4897L420.342 51.3134C420.741 51.3332 421.051 51.6149 421.043 51.9522C421.037 52.2111 420.843 52.4406 420.557 52.5294C420.484 52.9127 420.707 54.9236 420.739 54.9311C423.297 55.5811 423.638 57.8193 423.638 57.8193L424.343 57.8193L424.343 59.096L423.608 59.096L423.608 59.8256L429.412 59.8256L429.412 67.4862C429.702 67.5214 430.019 67.5706 430.115 67.6381C430.116 67.6338 430.115 69.0364 430.115 69.0364C430.115 69.0559 430.117 76.5008 430.115 83.081L432.863 83.081L432.863 63.6254L433.87 63.6254L433.87 62.8348L435.276 62.8348L435.276 57.211L439.49 57.211L439.49 62.8348L440.16 62.8348L440.16 63.6254L442.574 63.6254L442.574 71.5287L446.574 71.5287L446.574 71.4682L453.384 71.4682L453.384 75.8153L457.079 75.8153L457.996 73.1706L459.098 75.8153L459.098 81.7127L459.769 81.7127L459.769 65.6319C459.769 65.6319 463.498 61.0803 468.228 65.1452C468.227 65.1751 468.228 65.3519 468.228 65.3885L469.722 65.3885L469.722 63.078L469.297 62.7434L469.297 62.2273L469.753 62.2273L469.753 62.0444L469.939 62.0444L469.908 61.923L469.753 61.923L469.57 61.7403L469.57 61.5582L470.061 61.2847L470.061 60.646L470.273 60.646C470.621 57.7444 472.356 52.1628 477.542 50.3409L477.542 49.9455L477.755 49.9455L477.755 49.6723C477.755 49.6723 477.353 49.7293 477.297 49.4592C477.297 49.3887 477.281 49.1681 477.542 49.0643L477.694 49.0338L477.694 48.2128L477.817 48.2128L477.817 47.7571L477.967 47.7571L477.967 48.1522L478.302 48.1522L478.302 47.4228L478.118 47.4228L478.118 46.997L478.486 46.997L478.486 43.8354L478.088 43.5013L478.088 43.2578L478.516 43.2578L478.516 42.2854L478.915 42.6805L478.915 43.1668L479.221 43.1668L479.221 41.3429L478.823 41.3429L478.823 41.0389L479.037 41.0389L479.037 40.0659C479.037 40.0659 479.573 39.2454 479.893 39.2454L479.893 38.9411L479.618 38.7894L479.618 38.6678L479.924 38.6678L479.924 37.9074L480.137 37.9074C480.137 37.9074 479.946 37.7618 479.924 37.6342L479.924 37.33C479.924 37.33 480.012 37.2149 480.105 37.2085C480.212 37.2012 480.228 37.1781 480.228 37.1781L480.228 37.0261C479.326 36.5846 480.04 35.7531 480.228 35.8406L480.259 34.2597L480.409 33.4387L480.532 34.2597L480.562 35.8406C480.751 35.7531 481.467 36.5846 480.562 37.0261L480.562 37.1781C480.562 37.1781 480.578 37.2012 480.684 37.2085C480.78 37.2149 480.868 37.33 480.868 37.33L480.868 37.6342C480.846 37.7618 480.654 37.9074 480.654 37.9074L480.868 37.9074L480.868 38.6678L481.175 38.6678L481.175 38.7894L480.899 38.9411L480.899 39.2454C481.218 39.2454 481.754 40.0659 481.754 40.0659L481.754 41.0389L481.967 41.0389L481.967 41.3429L481.571 41.3429L481.571 43.1668L481.876 43.1668L481.876 42.6805L482.274 42.2854L482.274 43.2578L482.702 43.2578L482.702 43.5013L482.305 43.8354L482.305 46.997L482.672 46.997L482.672 47.4228L482.488 47.4228L482.488 48.1522L482.825 48.1522L482.825 47.7571L482.979 47.7571L482.979 48.2128L483.101 48.2128L483.101 49.0338L483.252 49.0643C483.511 49.1681 483.497 49.3887 483.497 49.4592C483.439 49.7293 483.04 49.6723 483.04 49.6723L483.04 49.9455L483.252 49.9455L483.252 50.3409C488.437 52.1628 490.176 57.7444 490.519 60.646L490.732 60.646L490.732 61.2847L491.221 61.5582L491.221 61.7403L491.037 61.923L490.913 61.923L490.853 62.0444L491.037 62.0444L491.037 62.2273L491.496 62.2273L491.496 62.7434L491.068 63.078L491.068 65.9354L492.17 65.9354L493.206 66.2399L493.878 66.6652L493.878 66.9084L493.728 66.9692L493.728 67.9422L494.307 68.1547L494.307 68.3067L494.612 68.3067L494.612 69.1579L498.645 70.222L498.645 60.4639L501.696 60.4639L501.696 54.0498L505.94 54.0498L505.94 60.4639L508.323 60.4639L508.323 64.902L509.15 66.3005L509.15 81.6519L510.55 81.6519L510.55 81.2871L511.776 81.2871L511.776 62.9869L512.079 62.9869L512.079 60.2509L520.082 60.2509L520.082 65.0845L520.72 65.0845L520.72 68.0027L521.364 68.0027L521.364 62.2878L521.883 62.2878L521.883 58.1227L528.48 58.1227L528.48 62.5614L531.778 62.5614L531.778 65.4798L531.93 65.4798L531.93 65.0541L532.174 65.0541L532.174 64.7499L531.96 64.7499L531.96 64.4158L532.143 64.4158L532.143 64.0813L532.297 64.0813L532.266 63.9597L532.449 63.9597L532.449 63.4124L532.726 63.0173L532.726 62.2878L533.214 61.4669L533.335 61.4669C533.335 61.4669 533.385 61.0178 533.607 60.9807C533.607 60.9619 533.607 60.6766 533.607 60.6766C533.41 60.6501 533.331 60.278 533.607 60.1599C533.608 60.1605 533.604 59.8568 533.607 59.8558C533.289 59.7557 533.29 59.2319 533.73 59.2178C534.171 59.2327 534.143 59.7557 533.821 59.8558C533.822 59.8568 533.818 60.1605 533.821 60.1599C534.098 60.278 534.018 60.65 533.821 60.6766C533.821 60.6766 533.821 60.9619 533.821 60.9807C534.044 61.0178 534.095 61.4669 534.095 61.4669L534.22 61.4669L534.708 62.2878L534.708 63.0173L534.982 63.4124L534.982 63.9597L535.165 63.9597L535.136 64.0813L535.289 64.0813L535.289 64.4158L535.471 64.4158L535.471 64.7499L535.258 64.7499L535.258 65.0541L535.501 65.0541L535.501 65.5101L535.778 65.5101L535.778 65.9354L535.594 65.9354L535.594 67.2426L535.839 67.6682L536.082 67.6682L536.082 67.2426L535.931 67.2426L535.931 66.9692L536.082 66.9692L536.082 66.6348L536.358 66.6348L536.358 66.9692L536.54 66.9692L536.54 66.9996L538.832 66.9996L538.832 58.731L547.69 58.731C548.14 37.1645 551.444 13.3119 562.377 0.151994C562.225 -0.000321007 564.67 5.65569e-09 564.67 5.65569e-09C576.255 11.6227 579.583 38.8357 579.936 62.4702M604.156 41.9203L603.482 41.9203L603.359 42.3155L602.568 42.3155L602.416 41.5859L602.416 40.8564L602.568 40.3392L603.359 40.3088L603.544 40.5827L603.544 41.6773L604.431 41.7075L604.462 42.1331L604.156 42.1939L604.156 41.9203M614.566 43.9875C615.862 44.7839 614.813 45.9937 614.813 45.9937C614.813 45.9937 613.584 45.8937 613.56 45.9333C612.459 44.7971 613.62 43.9875 613.62 43.9875L614.566 43.9875M603.39 44.3522L603.39 45.4769L604.28 45.5074L604.31 45.9333L604.004 45.9634L604.004 45.7203L603.298 45.7203L603.176 46.1153L602.416 46.1153L602.262 45.386L602.262 44.6258L602.385 44.1396L603.176 44.1092L603.39 44.3522M603.605 48.2434L603.605 49.3682L604.522 49.3682L604.522 49.8242L604.218 49.8547L604.218 49.5808L603.544 49.5808L603.42 49.9763L602.63 50.0066L602.477 49.277L602.477 48.517L602.63 48.0001L603.42 47.9698L603.605 48.2434M531.778 67.3343L531.839 67.2426L531.839 65.9354L531.778 65.9354L531.778 67.3343M536.358 68.0027L536.419 68.0027L536.419 67.2426L536.358 67.2426L536.358 68.0027M236.866 85.8473L242.394 85.8473L242.394 70.7084L236.866 70.7084L236.866 85.8473M248.473 85.8473L249.692 85.8473L249.692 70.7084L248.473 70.7084L248.473 85.8473M259.497 85.8473L261.175 85.8473L261.236 78.3386L263.466 78.3386L263.466 74.7816L269.023 74.7816L269.023 85.8473L269.849 85.8473L269.849 70.7084L259.497 70.7084L259.497 85.8473M276.414 74.721L277.848 74.721L277.848 85.8473L278.246 85.8473L278.246 70.7084L276.414 70.7084L276.414 74.721M286.249 77.7305L288.387 77.7305L288.387 85.8473L290.002 85.8473L290.002 70.7084L286.249 70.7084L286.249 77.7305M301.087 71.3468L301.763 71.5287C301.471 71.2785 301.288 71.1288 301.087 70.9514L301.087 71.3468M301.087 73.9611C301.104 74.0184 301.131 74.0541 301.149 74.1131L301.149 85.8473L302.188 85.8473L302.188 73.2015C301.816 72.8321 301.47 72.4851 301.087 72.1068L301.087 73.9611M167.971 77.2138L169.04 77.2138L169.04 73.2313L167.971 77.2138M221.015 74.417L221.015 85.8473L221.812 85.8473L221.812 73.657C221.552 73.9143 221.274 74.1645 221.015 74.417M213.595 81.4088L213.595 85.8473L215.336 85.8473L215.336 79.828C214.751 80.364 214.167 80.9022 213.595 81.4088M310.522 85.8473L311.899 85.8473L311.899 82.3511C311.448 81.9599 310.982 81.5753 310.522 81.1655L310.522 85.8473M178.05 81.7127L178.263 81.6519C178.263 81.5185 178.263 81.2639 178.263 81.2568C178.259 81.2587 178.125 81.2527 178.05 81.2567L178.05 81.7127M178.263 81.2568C178.263 81.2567 178.263 81.2567 178.263 81.2567C178.263 81.2568 178.263 81.2568 178.263 81.2568M38.7311 85.8473L39.0669 85.8473L39.0669 85.8167L38.7311 85.8167L38.7311 85.847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8" draw:id="shape-18" draw:name="g7576" svg:y="414.72900000000pt">
        <draw:path draw:style-name="gr3" xml:id="shape-19" draw:id="shape-19" draw:name="path2836" draw:layer="" svg:width="83.86946523370pt" svg:height="86.19006299097pt" svg:x="36.26410000000pt" svg:y="415.22900000000pt" svg:viewBox="0 0 84 86" svg:d="M38.8145 0.00456919C37.6495 0.090136 36.7466 1.06644 36.7447 2.24353C36.8536 3.39779 37.8155 4.2793 38.9668 4.2793C40.1175 4.2793 41.0797 3.39779 41.189 2.24353C41.1875 1.62314 40.9319 1.03096 40.4821 0.606995C40.0324 0.183062 39.4291 -0.0349364 38.8145 0.00456919ZM46.4251 0.157926C45.2601 0.243492 44.3572 1.21982 44.355 2.39687C44.355 3.64194 45.357 4.65123 46.5925 4.65123C47.8284 4.65123 48.8303 3.64194 48.8303 2.39687C48.8293 1.77078 48.5691 1.1734 48.1127 0.748452C47.6563 0.323522 47.0446 0.109516 46.4251 0.157926ZM53.4881 1.56879C52.2989 1.63957 51.3744 2.63843 51.3874 3.83842C51.3874 5.08346 52.3892 6.09271 53.6251 6.09271C54.8606 6.09271 55.8623 5.08346 55.8623 3.83842C55.8743 2.61571 54.9142 1.60758 53.701 1.56879C53.6298 1.56535 53.5588 1.56535 53.4881 1.56879ZM30.2298 1.69147C29.0644 1.77702 28.1618 2.75335 28.1595 3.93044C28.1595 5.1755 29.1616 6.18476 30.3972 6.18476C31.6329 6.18476 32.6349 5.1755 32.6349 3.93044C32.6337 3.30436 32.3734 2.70692 31.9174 2.28201C31.4608 1.85705 30.8492 1.64307 30.2298 1.69147ZM23.3496 4.39052C22.1844 4.4761 21.2819 5.45237 21.2798 6.62947C21.2798 7.87452 22.2813 8.88381 23.517 8.88381C24.7528 8.88381 25.7544 7.87452 25.7544 6.62947C25.7535 6.00339 25.4937 5.40596 25.0371 4.98104C24.5809 4.55614 23.9691 4.34211 23.3496 4.39052ZM60.3981 4.45185C59.2332 4.5374 58.3306 5.51372 58.3283 6.69083C58.3283 7.93586 59.3301 8.94515 60.5658 8.94515C61.8015 8.94515 62.8033 7.93586 62.8033 6.69083C62.8023 6.06471 62.5425 5.46731 62.0861 5.04239C61.6295 4.61742 61.0177 4.40345 60.3981 4.45185ZM16.9566 8.53108C15.7791 8.60125 14.8593 9.58191 14.8558 10.7701C14.8558 12.015 15.8581 13.0242 17.0936 13.0242C18.3295 13.0242 19.331 12.015 19.331 10.7701C19.3296 10.1494 19.0739 9.55747 18.6242 9.13349C18.1746 8.70956 17.5712 8.49159 16.9566 8.53108ZM66.8216 8.62306C65.6566 8.70862 64.7539 9.68493 64.7516 10.8622C64.8614 12.0161 65.8231 12.898 66.9744 12.898C68.1248 12.898 69.0872 12.0161 69.1962 10.8622C69.1947 10.2415 68.9391 9.64942 68.4891 9.22546C68.0399 8.80155 67.4367 8.58353 66.8216 8.62306ZM11.6901 13.6532C10.5249 13.7386 9.62209 14.7154 9.61991 15.8921C9.61991 17.1371 10.6218 18.1464 11.8572 18.1464C13.0932 18.1464 14.0949 17.1371 14.0949 15.8921C14.0939 15.2657 13.834 14.6685 13.3774 14.2435C12.9214 13.8187 12.3097 13.6047 11.6901 13.6532ZM71.9668 13.7143C70.8016 13.7999 69.8987 14.7763 69.8963 15.9535C69.8963 17.1985 70.8985 18.2076 72.1341 18.2076C73.3695 18.2076 74.3719 17.1985 74.3719 15.9535C74.371 15.3273 74.1103 14.7298 73.6543 14.3048C73.1983 13.8802 72.5864 13.666 71.9668 13.7143ZM7.64114 19.7255C7.03674 19.7122 6.45261 19.9459 6.02231 20.3736C5.59195 20.8014 5.35225 21.3864 5.3579 21.9959C5.3579 23.2407 6.35971 24.25 7.59546 24.25C8.83121 24.25 9.83302 23.2407 9.83302 21.9959C9.84439 20.7615 8.86619 19.7482 7.64114 19.7255ZM76.533 20.1554C75.3561 20.2418 74.4488 21.2362 74.4631 22.4253C74.4631 23.6697 75.4646 24.6791 76.7003 24.6791C77.9362 24.6791 78.9379 23.6697 78.9379 22.4253C78.9458 21.7933 78.6893 21.1883 78.2324 20.7563C77.7744 20.3244 77.1582 20.1065 76.533 20.1554ZM4.29242 26.719C3.10336 26.79 2.17891 27.7883 2.19189 28.9886C2.19189 30.2335 3.19369 31.2431 4.42943 31.2431C5.66516 31.2431 6.66698 30.2335 6.66698 28.9886C6.67389 28.363 6.42174 27.7626 5.97116 27.3319C5.52056 26.9009 4.91225 26.6791 4.29242 26.719ZM79.4859 26.719C78.309 26.8053 77.4022 27.7998 77.4159 28.9886C77.5251 30.1429 78.4874 31.0244 79.6382 31.0244C80.7891 31.0244 81.7513 30.1429 81.8604 28.9886C81.8671 28.363 81.6151 27.7626 81.1646 27.3319C80.7141 26.9009 80.1058 26.6791 79.4859 26.719ZM2.58764 34.1412C1.42236 34.2269 0.519704 35.2032 0.517527 36.3802C0.517527 37.6253 1.5193 38.6348 2.75506 38.6348C3.99084 38.6348 4.9926 37.6253 4.9926 36.3802C4.99169 35.7543 4.7317 35.1568 4.27525 34.7321C3.81885 34.3066 3.20725 34.093 2.58764 34.1412ZM81.3126 34.5708C80.1474 34.6564 79.2448 35.6327 79.2426 36.8097C79.2426 38.0548 80.2438 39.0641 81.4797 39.0641C82.7157 39.0641 83.7175 38.0548 83.7175 36.8097C83.7165 36.1838 83.4565 35.5862 83 35.1611C82.5437 34.7365 81.9322 34.5222 81.3126 34.5708ZM41.6761 38.2512C40.3677 38.3446 39.3557 39.4448 39.3625 40.7664C39.3631 41.7133 39.8927 42.5793 40.7325 43.0053L33.8523 80.6384C33.8529 80.6077 33.8529 80.5773 33.8523 80.5464C33.9326 79.6955 33.5275 78.8723 32.8067 78.422C32.0858 77.9716 31.1739 77.9716 30.453 78.422C29.7324 78.8723 29.3271 79.6955 29.4076 80.5464C29.3968 81.623 30.1438 82.5561 31.1903 82.773C32.2365 82.9897 33.2887 82.4291 33.7002 81.4363L32.8785 85.9753L36.8966 86.0672C40.2992 54.7123 41.4531 43.6409 41.4934 43.2506C41.5238 43.2511 41.5546 43.2511 41.5846 43.2506C41.642 43.7151 43.2817 56.9153 46.6991 86.1901L50.444 85.9446L49.8956 83.0308C50.5805 83.2661 51.3357 83.1525 51.9227 82.7257C52.5094 82.2994 52.8546 81.6124 52.8487 80.8836C52.852 80.0042 52.3458 79.2036 51.5535 78.834C50.7616 78.4647 49.8286 78.5945 49.1649 79.1665L42.4371 43.1895C43.5423 42.9115 44.3196 41.9139 44.3248 40.7664C44.328 40.0712 44.0445 39.4057 43.5426 38.9291C43.0406 38.4521 42.3648 38.2066 41.6761 38.2512ZM2.07009 41.6558C0.904849 41.7411 0.00217825 42.7177 0 43.8949C-7.10543e-14 45.1393 1.00178 46.1491 2.23754 46.1491C3.47331 46.1491 4.47508 45.1393 4.47508 43.8949C4.47414 43.2688 4.21416 42.6712 3.75776 42.246C3.30133 41.8212 2.68972 41.6072 2.07009 41.6558ZM81.4648 42.361C80.2996 42.4468 79.3968 43.4231 79.3945 44.6002C79.3945 45.8451 80.3965 46.8545 81.632 46.8545C82.8681 46.8545 83.8695 45.8451 83.8695 44.6002C83.8685 43.9739 83.6087 43.3765 83.1522 42.9518C82.696 42.5269 82.0843 42.3126 81.4648 42.361ZM3.34869 49.385C2.17144 49.4549 1.25139 50.4357 1.24815 51.6238C1.24815 52.8688 2.24994 53.8782 3.48571 53.8782C4.72146 53.8782 5.72323 52.8688 5.72323 51.6238C5.72171 51.0034 5.46589 50.411 5.01627 49.9875C4.56668 49.5633 3.96326 49.3452 3.34869 49.385ZM80.1559 49.8757C78.9906 49.961 78.0879 50.9375 78.0856 52.1145C78.0856 53.3596 79.0874 54.3686 80.3231 54.3686C81.5588 54.3686 82.5606 53.3596 82.5606 52.1145C82.5597 51.4882 82.2996 50.8911 81.8431 50.4659C81.3874 50.0411 80.7753 49.827 80.1559 49.8757ZM5.75369 56.5923C4.58842 56.6779 3.68576 57.6541 3.68358 58.8316C3.79278 59.9857 4.75502 60.8672 5.90587 60.8672C7.05676 60.8672 8.01902 59.9857 8.12821 58.8316C8.12667 58.2111 7.87084 57.6189 7.42126 57.195C6.97165 56.7709 6.36821 56.5531 5.75369 56.5923ZM77.4768 57.39C76.3118 57.4755 75.4086 58.452 75.4064 59.6286C75.4064 60.8738 76.4087 61.8833 77.6443 61.8833C78.88 61.8833 79.8819 60.8738 79.8819 59.6286C79.8808 59.0028 79.6209 58.4053 79.1642 57.9803C78.7078 57.5555 78.0966 57.3415 77.4768 57.39ZM9.80255 63.6775C8.62556 63.7636 7.71856 64.7582 7.73247 65.9472C7.84161 67.1014 8.8039 67.9826 9.95477 67.9826C11.1054 67.9826 12.0677 67.1014 12.1771 65.9472C12.1839 65.3215 11.932 64.721 11.4814 64.2904C11.0307 63.8595 10.4224 63.6373 9.80255 63.6775ZM73.2146 64.2295C72.0494 64.3151 71.1472 65.2912 71.145 66.4683C71.145 67.7134 72.1463 68.7228 73.3825 68.7228C74.6179 68.7228 75.6197 67.7134 75.6197 66.4683C75.6188 65.8422 75.3587 65.245 74.9025 64.8201C74.4459 64.3947 73.8343 64.181 73.2146 64.2295ZM16.0738 70.0264C15.4642 70.0038 14.8722 70.2339 14.4351 70.6626C13.9978 71.0912 13.7542 71.6813 13.7601 72.2959C13.7601 73.5408 14.762 74.5503 15.9977 74.5503C17.2335 74.5503 18.2351 73.5408 18.2351 72.2959C18.2468 71.0735 17.2868 70.0652 16.0738 70.0264ZM67.4612 70.3945C66.2718 70.4651 65.3478 71.4639 65.3608 72.6639C65.3608 73.9091 66.3624 74.9184 67.5982 74.9184C68.8338 74.9184 69.8357 73.9091 69.8357 72.6639C69.8474 71.4413 68.8871 70.4328 67.674 70.3945C67.6032 70.3912 67.532 70.3912 67.4612 70.3945ZM22.8322 74.8417C22.2277 74.8277 21.6439 75.0613 21.2132 75.4891C20.7828 75.9169 20.543 76.5024 20.5487 77.111C20.5487 78.3563 21.5506 79.3655 22.7862 79.3655C24.022 79.3655 25.0238 78.3563 25.0238 77.111C25.0352 75.8771 24.0572 74.8642 22.8322 74.8417ZM59.7288 75.5471C58.5633 75.6327 57.6609 76.609 57.6584 77.7861C57.7678 78.9404 58.7301 79.8219 59.8808 79.8219C61.0317 79.8219 61.9942 78.9404 62.103 77.7861C62.1014 77.1655 61.8458 76.5734 61.3962 76.1495C60.9468 75.7254 60.343 75.5074 59.7288 75.5471ZM41.6155 79.1357C40.4501 79.2214 39.5472 80.1973 39.5451 81.3745C39.5451 82.6196 40.5469 83.6287 41.7826 83.6287C43.0183 83.6287 44.0202 82.6196 44.0202 81.3745C44.0192 80.7485 43.7595 80.1509 43.303 79.7261C42.8465 79.3013 42.235 79.0872 41.6155 79.1357Z" calligra:nodeTypes="ccccccccccccccccccccccccccccccccccccccccccccccccccccccccccccccccccccccccccccccccccccccccccccccccccccccccccccccccccccccccccccccccccccccccccccccccccccccccccccccccccccccccccccccccccccccccccccccccccccccc"/>
        <draw:path draw:style-name="gr4" xml:id="shape-20" draw:id="shape-20" draw:name="path2898" draw:layer="" svg:width="64.99136497501pt" svg:height="64.99136497501pt" svg:x="45.35510000000pt" svg:y="424.19600000000pt" svg:viewBox="0 0 65 65" svg:d="M64.9914 32.4955C64.9914 50.4425 50.4425 64.9914 32.4955 64.9914C14.5487 64.9914 0 50.4425 0 32.4955C0 14.5487 14.5487 0 32.4955 0C50.4425 0 64.9914 14.5487 64.9914 32.4955Z" calligra:nodeTypes="ccccc"/>
        <draw:path draw:style-name="gr5" xml:id="shape-21" draw:id="shape-21" draw:name="path2900" draw:layer="" svg:width="74.69324012879pt" svg:height="74.69324012879pt" svg:x="41.09770000000pt" svg:y="419.66000000000pt" svg:viewBox="0 0 75 75" svg:d="M74.6932 37.3465C74.6932 57.9725 57.9725 74.6932 37.3465 74.6932C16.7206 74.6932 0 57.9725 0 37.3465C0 16.7206 16.7206 0 37.3465 0C57.9725 0 74.6932 16.7206 74.6932 37.3465Z" calligra:nodeTypes="ccccc"/>
        <draw:path draw:style-name="gr6" xml:id="shape-22" draw:id="shape-22" draw:name="path2902" draw:layer="" svg:width="74.55647462482pt" svg:height="74.94601313370pt" svg:x="41.32970000000pt" svg:y="419.59500000000pt" svg:viewBox="0 0 75 75" svg:d="M25.0029 6.81486L21.6087 3.92283L21.8726 8.31715L18.5919 5.61298L18.8558 9.81955L15.8014 7.26554L16.4422 11.5095L13.1613 9.59412L14.2551 13.35L10.1069 12.2608L11.9171 15.6787L8.03263 14.8898L9.99372 18.3831L5.69451 17.7819L8.25888 21.0867L4.18603 21.0867L6.82584 23.3404L2.86608 24.0541L5.58136 26.2702L1.50851 27.5094L4.48773 29.8759L1.01823 31.6411L4.22371 33.2186L0.150851 35.397L3.31865 35.9976L0 38.8896L3.69577 39.3403L0.377118 42.4955L4.45001 42.6832L0.942806 45.8758L5.01565 45.8007L1.81019 48.805L6.29792 48.8806L3.31865 51.9602L7.39152 51.5096L4.60085 55.5658L9.05082 54.1385L6.48644 58.7958L10.7858 56.9179L9.20167 62.364L13.4633 59.8848L12.2185 65.3684L16.6307 62.6269L15.839 68.0351L19.7228 64.9555L19.3839 70.6268L23.2303 66.7955L23.947 72.3169L27.4919 68.4107L28.5102 73.9318L31.5648 69.4624L33.111 74.6455L35.4113 69.7629L37.9006 74.946L39.4842 69.8002L42.011 74.6078L43.444 69.1619L46.6872 73.6689L47.3661 68.2983L51.0619 72.3918L51.2127 66.8706L55.1349 70.6268L54.833 64.7678L58.9434 68.0728L58.0762 62.7018L61.923 65.6313L60.8669 59.96L65.3168 62.1386L63.7327 56.6177L68.2963 58.4199L65.8824 53.4626L70.6719 54.9648L67.4288 50.0821L72.4443 50.533L68.7867 46.7021L73.274 46.4762L69.503 43.0964L74.2549 41.857L69.9934 38.965L74.519 37.8008L70.3701 35.6596L74.5565 34.4953L69.9175 32.8804L74.0281 30.3261L68.9751 29.9133L72.784 27.0963L68.598 27.0963L72.7085 24.242L67.4288 24.392L70.8227 20.7864L65.92 21.9885L69.2389 18.2701L64.4493 18.7207L66.6369 14.4016L62.1113 16.1668L63.8461 11.2465L59.8862 13.6132L61.0176 8.58007L57.0957 11.5095L57.3596 6.02609L54.0224 9.35004L53.3849 3.82431L49.4918 6.85194L48.6916 1.91216L45.7052 5.68336L45.0649 1.0623L42.2917 5.15222L40.852 0.478047L39.1984 4.51487L37.1185 0L35.7319 4.51487L32.9585 0.531158L32.5853 4.78042L29.0119 1.22166L28.7986 5.68336L25.4919 2.44332Z" calligra:nodeTypes="ccccccccccccccccccccccccccccccccccccccccccccccccccccccccccccccccccccccccccccccccccccccccccccccccccccccccccccccccccccc"/>
      </draw:g>
      <draw:frame draw:style-name="gr7" xml:id="shape-23" draw:id="shape-23" draw:layer="" svg:width="612.00000000000pt" svg:height="81.60000000000pt" svg:x="34.00000000000pt" svg:y="22.19169916372pt" presentation:class="title">
        <draw:text-box>
          <text:p text:style-name="P1"/>
        </draw:text-box>
      </draw:frame>
      <draw:frame draw:style-name="gr7" xml:id="shape-24" draw:id="shape-24" draw:layer="" svg:width="544.00000000000pt" svg:height="311.10000000000pt" svg:x="65.53754874558pt" svg:y="125.68326833922pt" presentation:class="outline">
        <draw:text-box>
          <text:p text:style-name="P2"/>
        </draw:text-box>
      </draw:frame>
    </style:master-page>
    <style:master-page style:name="Default4" draw:style-name="dp1" style:display-name="London" style:page-layout-name="pm1">
      <draw:layer-set>
        <draw:layer draw:name=""/>
      </draw:layer-set>
      <draw:path draw:style-name="gr1" xml:id="shape-25" draw:id="shape-25" draw:name="path4607" draw:layer="" svg:width="680.43171327732pt" svg:height="113.56672483528pt" svg:x="0.00000000000pt" svg:y="396.70200000000pt" svg:viewBox="0 0 680 114" svg:d="M579.694 62.3515L582.749 62.3515L582.749 85.6841L584.456 85.6841L584.456 60.1364L591.658 60.1364L591.658 64.2934C592.948 63.8381 594.603 63.7522 596.454 64.9608L596.454 64.0504L600.877 56.4044L603.077 56.3741L603.077 53.0667L606.861 53.0667L606.861 51.1252L603.599 51.1252L603.599 49.7901L604.726 49.7901C603.974 48.7585 604.907 48.0303 604.907 48.0303L605.824 48.0303C606.722 48.6109 606.44 49.3977 606.221 49.7901L606.861 49.7901L606.861 47.3021L603.659 47.3021L603.659 45.9365L604.695 45.9365C604.179 44.9546 605.062 44.2983 605.062 44.2983L606.007 44.2983C606.8 44.82 606.711 45.4807 606.526 45.9365L606.861 45.9365L606.831 43.4491L603.599 43.4491L603.599 42.1137L604.572 42.1137C604.118 41.1936 604.907 40.5667 604.907 40.5667L605.733 40.5667C606.435 41.058 606.356 41.6869 606.191 42.1137L606.831 42.1137L606.831 39.5954L603.72 39.5954L603.72 38.3817L603.476 38.3817L603.322 37.6534L603.322 36.895L603.444 36.4095L604.27 36.3794L604.45 36.6219L604.45 37.7448L605.334 37.775L605.365 38.1997L605.062 38.2299L605.062 37.9875L604.36 37.9875L604.3 38.2602L606.831 38.2602L606.831 35.7119L603.599 35.7119L603.599 34.3462L606.831 34.3462L606.831 34.0129L606.77 34.0129C606.77 34.0129 603.673 33.902 603.077 33.4967C603.095 32.5384 603.077 32.5262 603.077 32.5262C603.077 32.5262 603.284 32.3147 603.843 32.2224C603.898 32.2408 603.874 32.0099 603.874 32.0099L603.353 32.0099L603.107 31.7674L603.107 27.8535L602.774 27.8535C602.774 27.8535 602.571 27.7387 602.499 27.5499L602.499 22.4827C602.499 22.4827 602.779 22.1386 603.138 22.0278C603.118 22.0081 603.138 18.5686 603.138 18.5686C603.535 17.9254 605.301 17.6961 606.495 17.5372L606.495 17.2644C606.495 17.2644 605.457 17.2127 605.275 16.9909C605.255 16.9909 604.896 16.6664 604.877 16.5358C604.863 16.5098 604.877 14.1693 604.877 14.1693C605.017 13.93 606.068 13.5061 607.045 13.4412L608.327 13.4412L608.082 10.7711L608.082 10.7406L607.596 5.09734L607.505 5.09734L607.535 4.33881L607.474 3.79267L607.535 3.79267L607.535 3.732L611.136 3.79267L611.136 3.85334L611.195 3.85334L610.859 7.40326L610.859 7.82804L610.828 7.82804L610.618 10.1646L610.618 10.7711L610.556 10.7711L610.314 13.4412L611.595 13.4412C612.567 13.5061 613.653 13.8995 613.792 14.1388C613.792 14.1388 613.806 16.5098 613.792 16.5358C613.773 16.6664 613.414 16.9909 613.394 16.9909C613.212 17.2126 612.175 17.2644 612.175 17.2644L612.175 17.5372C613.366 17.6961 615.133 17.9255 615.527 18.5686C615.527 18.5686 615.547 22.0081 615.527 22.0278C615.89 22.1386 616.172 22.4827 616.172 22.4827L616.172 27.5499C616.1 27.7387 615.896 27.8535 615.896 27.8535L615.559 27.8535L615.559 31.7674L615.315 31.9796L614.799 31.9796C614.799 31.9796 614.774 32.2408 614.828 32.2224C615.381 32.3147 615.559 32.4955 615.559 32.4955C615.559 32.4955 615.571 32.5384 615.589 33.4967C614.998 33.902 611.87 34.0129 611.87 34.0129L611.778 34.0129L611.778 34.3462L615.071 34.3462L615.071 35.7119L611.778 35.7119L611.778 38.2602L612.205 38.2602C612.067 37.5115 612.537 37.0164 612.537 37.0164L613.213 37.0164C613.647 37.3905 613.722 37.8701 613.67 38.2602L615.163 38.2602L615.163 39.5954L611.778 39.5954L611.778 42.0833L613.455 42.0833C612.757 41.0223 613.579 40.2625 613.579 40.2625L614.34 40.2625C615.121 40.863 614.864 41.7029 614.678 42.0833L615.042 42.0833L615.042 43.4491L611.778 43.4491L611.808 45.9365L615.132 45.9365L615.132 47.3021L611.808 47.3021L611.808 49.7599L613.333 49.7599C612.368 48.6701 613.425 47.9089 613.425 47.9089L614.371 47.9089C615.423 48.5562 614.958 49.4389 614.739 49.7599L615.071 49.7599L615.071 51.1252L611.808 51.1252L611.808 53.0667L615.559 53.0667L615.559 66.2349L615.958 68.9963L617.395 69.087L617.395 79.4639L618.554 79.4639L619.164 77.067L620.017 79.2211L620.017 64.5662L622.462 64.5662L622.462 61.5321L623.5 61.5321L623.5 41.2946L635.22 33.9824L635.159 63.2009L638.761 61.1377L638.761 85.1077L639.772 85.1077L639.772 70.8165C640.144 69.5935 640.512 68.6392 640.897 67.9038L640.897 63.5345L644.011 63.5345L644.011 56.1615L645.874 50.7307L648.222 46.9377L650.482 50.5485L652.406 56.4954L652.406 62.8067L656.803 62.8067L656.803 74.4272L657.991 74.4272L657.991 85.6841L658.512 85.6841L658.512 72.0606L662.662 72.0606L662.662 85.6841L663.057 85.6841L663.057 71.3927L665.533 71.3927L665.533 67.5095L670.266 67.5095L670.266 85.6841L672.982 85.6841L672.982 75.0338L674.996 75.0338L674.996 63.2315L680.432 63.2315L680.156 94.999L680.156 113.567L1.04113e-13 113.567L0 63.0492L0.221899 63.0492L0.221899 73.7295L1.44295 73.7295L1.44295 60.5307L6.02183 60.5307L6.02183 58.8924L5.35023 58.8924L5.35023 50.4576L6.63229 50.4576L6.63229 49.0618L7.24282 49.0618L8.98281 46.21L8.98281 43.5704L11.028 37.6229L11.028 36.531L11.0586 37.6229L12.9511 43.5704L12.9511 46.21L14.6912 49.0922L15.3018 49.0922L15.3018 50.4576L16.5837 50.4576L16.5837 58.8924L15.9124 58.8924L15.9124 60.0455L18.568 60.0455L18.568 71.727L20.7962 71.727L20.7962 71.818L21.4372 71.818L21.4372 64.8699L21.5901 64.8699L21.5901 59.924L27.6952 59.924L27.6952 47.3932C27.6952 45.5901 30.1934 41.2491 33.312 41.1731C36.5778 41.0937 39.135 45.6963 39.2033 47.3932C39.208 47.512 39.2049 62.1407 39.2033 73.4257L39.9359 73.4257L39.9359 63.1707L41.7674 63.1707L41.7674 62.2604L44.1486 62.2604L44.1486 55.8583L48.3612 55.8583L48.3612 62.2604L51.4443 62.2604L51.4443 85.6841L51.5359 85.6841L51.5359 64.3842L53.4587 61.0468L55.3211 64.2631L55.3211 85.6841L55.4432 85.6841L55.4432 70.1191L55.5348 70.1191L55.5348 64.5968L60.9683 64.5968L60.9072 70.1191L61.2428 70.1191L61.2428 68.5106L66.5849 67.0843L66.5849 85.6841L67.3787 85.6841L67.3787 64.3842L68.6302 64.3842L68.6302 64.2631C68.6302 64.2631 71.1943 61.1644 74.7658 62.4121L74.7658 62.1694L81.9703 62.1694L81.9703 67.1758L83.5269 67.1758L86.732 79.0998L86.732 66.053L91.1891 57.2236L94.9129 57.1628L98.9732 65.3856L98.9732 75.4286L99.8277 77.5828L99.8277 85.3803L101.109 85.3803L101.109 71.1199L103.122 71.1199L104.742 60.4397L106.271 71.0291L107.673 71.1199L107.673 73.3044L107.825 73.3044L107.825 85.1077L109.867 85.1077L109.867 64.6268L112.739 64.6268L112.739 63.5649L117.716 63.5649L117.716 67.1758L119.334 67.1758L119.334 79.8886L120.615 79.8886L120.615 61.6229L121.412 61.6229L121.412 35.0139L124.677 25.4259L128.796 18.7813L132.798 25.1225L136.185 35.5905L136.185 60.9254L136.523 60.9254L136.523 70.3009C137.283 71.5571 137.773 72.8193 137.773 72.8193L137.773 76.9761C137.922 76.9646 138.079 76.9558 138.227 76.9457L138.227 70.1794L140.67 70.1794L140.701 68.0858L141.037 65.4765L141.343 66.8722L141.343 33.4967L144.427 33.4967L144.427 36.4095L151.692 36.4095L151.692 33.4667L154.561 33.4667L154.561 70.6646C154.609 70.6603 154.663 70.6642 154.714 70.6646L154.714 61.3501L160.146 61.3501L160.116 66.4774L162.342 67.7826L162.927 66.114L162.802 68.0555L166.039 69.9061L166.039 77.067L166.498 77.067L168.633 70.0885L169.882 67.4788L169.669 70.0274L170.586 70.0274L170.586 66.3868L174.77 66.3868C174.827 66.0802 174.879 65.8066 174.921 65.78C175.299 65.311 174.935 65.8897 174.709 65.2034C174.683 65.0526 175.021 62.9448 175.44 62.7458C175.651 62.6875 178.621 62.1456 180.235 62.109C180.187 62.127 184.017 62.109 184.017 62.109C184.017 62.109 189.5 62.7103 192.505 63.9902L194.304 61.1984L197.112 61.2592L200.315 65.5071L200.469 68.9963C202.16 70.4825 204.441 72.6261 205.598 74.6395L206.335 74.4578L206.335 64.9911L213.506 64.9911L213.506 72.6674L215.246 72.243L215.246 67.2063L220.923 67.2063L220.923 70.8165L221.719 70.6043L221.719 69.9061L223.091 70.2704L223.581 70.149L223.581 61.4108L224.403 56.3438L224.16 56.3741L224.19 56.2225L224.434 56.1923L224.708 54.8267L224.861 53.7039L224.953 54.8573L225.195 56.1315L225.441 56.1315L225.441 56.283L225.227 56.3135L225.472 57.345L226.266 59.7119L226.785 59.7119L229.045 51.7319L231.456 59.7119L231.944 59.7119L232.373 57.345L232.586 56.4652L232.312 56.435L232.282 56.2527L232.617 56.2527L232.922 54.5231L233.044 53.5829L233.166 54.5538L233.437 56.2527L233.714 56.2527L233.744 56.4652L233.468 56.435L234.264 61.4108L234.264 64.8699L234.844 63.8986L236.521 66.8116L242.293 66.8116L242.293 65.9923L248.369 65.9923L248.369 66.8116L249.588 66.8116L249.588 63.4739L259.389 63.4739L259.389 66.8116L259.937 66.8116C259.758 65.47 260.515 65.6587 260.515 65.6587C260.867 65.6576 260.821 66.4474 260.821 66.4474L262.102 66.4474C262.102 66.1951 262.198 65.8299 262.042 65.5979C261.71 65.108 261.712 64.555 262.287 64.3236C263.422 64.6775 262.56 65.6587 262.56 65.6587L262.56 66.417L263.813 66.4474C263.761 65.5555 264.354 65.6205 264.332 65.6281C264.946 65.5767 264.789 66.569 264.789 66.569L264.789 67.0542L269.736 67.0542L269.736 62.8672L276.299 62.8672L276.299 67.0542L278.13 67.0542L278.13 64.9911L286.129 64.9911L286.129 67.0542L289.881 67.0542L289.881 65.2034L290.248 65.2034L290.248 61.3501L291.072 56.283L290.826 56.3135L290.856 56.1315L291.103 56.1015L291.346 54.7659L291.53 53.6129L291.622 54.7659L291.866 56.0405L292.11 56.0709L292.11 56.2225L291.897 56.2225L292.141 57.254L292.569 58.8014L293.698 58.8014L295.684 51.6408L297.943 59.6813L298.613 59.6813L299.038 57.254L299.253 56.4044L298.977 56.3741L298.947 56.1923L299.283 56.1923L299.558 54.4626L299.712 53.4915L299.803 54.4626L300.107 56.1923L300.383 56.1923L300.413 56.3741L300.139 56.3741L300.93 61.3501L300.961 70.3009L302.062 70.574L302.062 64.2934L308.869 68.2075L308.869 72.2731L311.769 73.0014L311.769 68.3284L313.387 68.3284L313.387 64.718L318.361 64.718L318.361 65.8708C319.885 64.9433 322.353 64.247 325.198 66.6903C325.188 67.0691 325.175 68.4996 325.17 69.7547L326.361 61.5929L327.641 70.1191L331.64 70.1191L332.128 71.909L332.128 66.5081L336.222 59.4991L339.912 59.5599L344.371 67.2063L344.371 80.5257L346.417 80.5257L346.996 78.1288L347.944 80.4958L347.944 82.0125L349.132 82.3161L349.132 63.2919L356.336 63.2919L356.336 84.1366L358.014 84.5307L358.014 67.5699L358.044 67.5699L358.044 65.5071L363.724 65.5071L363.724 67.5699L364.306 67.5699L364.306 85.6841L364.551 85.6841L364.551 68.2376L368.731 69.3295L368.731 64.5662L375.751 64.5662L375.751 69.5425L375.781 69.5425L375.781 65.4159L377.552 62.3817L377.552 58.9837L376.851 58.9837L376.851 57.6485L377.522 57.6485C377.522 57.6485 377.679 55.2547 380.24 54.8267C380.269 54.8217 380.531 52.9547 380.483 52.4903C380.207 52.3931 380.024 52.1662 380.024 51.9139C380.012 51.5954 380.289 51.3214 380.667 51.2768L380.728 49.4562L380.788 51.2768C381.199 51.2825 381.527 51.5677 381.519 51.9139C381.514 52.1723 381.32 52.4015 381.031 52.4903C380.992 53.0208 381.155 54.7587 381.184 54.7659C383.747 55.4144 384.085 57.6485 384.085 57.6485L384.787 57.6485L384.787 58.9227L384.055 58.9227L384.024 63.8686L384.634 63.8686L384.634 67.0843L385.092 67.0843L385.092 64.2934L388.146 64.2934L388.146 62.4728L387.442 62.4728L387.442 61.1377L388.115 61.1377C388.115 61.1377 388.275 58.7438 390.83 58.3158C390.861 58.311 391.122 56.444 391.074 55.9796C390.797 55.8825 390.617 55.6554 390.617 55.403C390.609 55.0757 390.898 54.798 391.29 54.7659L391.321 52.9457L391.411 54.7659C391.811 54.7856 392.12 55.0666 392.113 55.403C392.106 55.6616 391.912 55.8907 391.624 55.9796C391.585 56.5098 391.747 58.248 391.777 58.2553C392.717 58.4935 393.356 58.9609 393.792 59.4385L395.163 59.4385L395.163 61.1377L395.376 61.1377L395.376 61.7747L402.219 61.7747L402.219 63.6863L404.599 63.6863L404.599 64.2934L407.743 64.2934L407.743 61.684L407.071 61.684L407.071 60.4397L407.713 60.4397C407.713 60.4397 407.873 58.254 410.337 57.8611C410.365 57.8563 410.611 56.2044 410.578 55.7369C410.3 55.6498 410.117 55.4321 410.122 55.1908C410.119 54.8952 410.397 54.6457 410.762 54.6143L410.792 52.9457L410.886 54.6143C411.263 54.6338 411.561 54.8865 411.56 55.1908C411.56 55.4383 411.36 55.658 411.069 55.7369C411.035 56.233 411.223 57.7935 411.251 57.8002C412.303 58.0538 412.944 58.5626 413.36 59.0746L413.36 59.0137L416.229 59.0137L416.229 57.7094L416.869 57.7094C416.869 57.7094 417.028 55.3156 419.587 54.8875C419.619 54.882 419.945 52.7983 419.862 52.46C419.56 52.3673 419.362 52.123 419.373 51.8535C419.383 51.5374 419.672 51.2774 420.045 51.2464L420.074 49.3956L420.166 51.2159C420.565 51.2356 420.875 51.5168 420.867 51.8535C420.861 52.1119 420.667 52.3409 420.381 52.4296C420.308 52.8121 420.531 54.8192 420.563 54.8267C423.12 55.4755 423.461 57.7094 423.461 57.7094L424.166 57.7094L424.166 58.9837L423.431 58.9837L423.431 59.7119L429.233 59.7119L429.233 67.3579C429.523 67.3931 429.839 67.4422 429.935 67.5095C429.936 67.5052 429.935 68.9052 429.935 68.9052C429.935 68.9246 429.937 76.3554 429.935 82.9231L432.682 82.9231L432.682 63.5045L433.689 63.5045L433.689 62.7154L435.094 62.7154L435.094 57.1023L439.306 57.1023L439.306 62.7154L439.976 62.7154L439.976 63.5045L442.389 63.5045L442.389 71.3927L446.387 71.3927L446.387 71.3324L453.195 71.3324L453.195 75.6712L456.888 75.6712L457.805 73.0315L458.906 75.6712L458.906 81.5574L459.577 81.5574L459.577 65.5071C459.577 65.5071 463.304 60.9642 468.032 65.0214C468.031 65.0512 468.032 65.2277 468.032 65.2642L469.526 65.2642L469.526 62.9581L469.101 62.6241L469.101 62.109L469.557 62.109L469.557 61.9265L469.743 61.9265L469.712 61.8053L469.557 61.8053L469.374 61.6229L469.374 61.4412L469.865 61.1682L469.865 60.5307L470.077 60.5307C470.424 57.6346 472.159 52.0637 477.343 50.2452L477.343 49.8506L477.555 49.8506L477.555 49.5779C477.555 49.5779 477.154 49.6348 477.098 49.3652C477.098 49.2948 477.082 49.0746 477.343 48.971L477.495 48.9406L477.495 48.1212L477.617 48.1212L477.617 47.6663L477.767 47.6663L477.767 48.0607L478.102 48.0607L478.102 47.3327L477.918 47.3327L477.918 46.9077L478.286 46.9077L478.286 43.7521L477.888 43.4186L477.888 43.1756L478.316 43.1756L478.316 42.205L478.715 42.5994L478.715 43.0847L479.021 43.0847L479.021 41.2643L478.623 41.2643L478.623 40.9609L478.837 40.9609L478.837 39.9897C478.837 39.9897 479.373 39.1708 479.693 39.1708L479.693 38.8671L479.418 38.7157L479.418 38.5943L479.724 38.5943L479.724 37.8353L479.936 37.8353C479.936 37.8353 479.746 37.69 479.724 37.5627L479.724 37.259C479.724 37.259 479.812 37.1442 479.904 37.1378C480.011 37.1305 480.027 37.1074 480.027 37.1074L480.027 36.9557C479.126 36.5151 479.84 35.6851 480.027 35.7725L480.058 34.1946L480.208 33.3751L480.331 34.1946L480.361 35.7725C480.55 35.6851 481.266 36.5151 480.361 36.9557L480.361 37.1074C480.361 37.1074 480.377 37.1305 480.483 37.1378C480.579 37.1442 480.667 37.259 480.667 37.259L480.667 37.5627C480.645 37.69 480.453 37.8353 480.453 37.8353L480.667 37.8353L480.667 38.5943L480.974 38.5943L480.974 38.7157L480.698 38.8671L480.698 39.1708C481.017 39.1708 481.553 39.9897 481.553 39.9897L481.553 40.9609L481.766 40.9609L481.766 41.2643L481.37 41.2643L481.37 43.0847L481.675 43.0847L481.675 42.5994L482.073 42.205L482.073 43.1756L482.5 43.1756L482.5 43.4186L482.104 43.7521L482.104 46.9077L482.47 46.9077L482.47 47.3327L482.286 47.3327L482.286 48.0607L482.623 48.0607L482.623 47.6663L482.777 47.6663L482.777 48.1212L482.899 48.1212L482.899 48.9406L483.05 48.971C483.309 49.0746 483.295 49.2948 483.295 49.3652C483.237 49.6348 482.838 49.5779 482.838 49.5779L482.838 49.8506L483.05 49.8506L483.05 50.2452C488.233 52.0637 489.971 57.6346 490.314 60.5307L490.527 60.5307L490.527 61.1682L491.016 61.4412L491.016 61.6229L490.832 61.8053L490.708 61.8053L490.648 61.9265L490.832 61.9265L490.832 62.109L491.291 62.109L491.291 62.6241L490.863 62.9581L490.863 65.8101L491.964 65.8101L493 66.114L493.672 66.5385L493.672 66.7812L493.522 66.8419L493.522 67.8131L494.101 68.0252L494.101 68.1769L494.405 68.1769L494.405 69.0264L498.437 70.0885L498.437 60.349L501.486 60.349L501.486 53.9471L505.729 53.9471L505.729 60.349L508.111 60.349L508.111 64.7786L508.937 66.1745L508.937 81.4967L510.337 81.4967L510.337 81.1326L511.562 81.1326L511.562 62.8672L511.865 62.8672L511.865 60.1364L519.865 60.1364L519.865 64.9608L520.503 64.9608L520.503 67.8734L521.146 67.8734L521.146 62.1694L521.665 62.1694L521.665 58.0122L528.259 58.0122L528.259 62.4425L531.556 62.4425L531.556 65.3553L531.708 65.3553L531.708 64.9304L531.952 64.9304L531.952 64.6268L531.738 64.6268L531.738 64.2934L531.921 64.2934L531.921 63.9595L532.075 63.9595L532.044 63.8381L532.227 63.8381L532.227 63.2919L532.504 62.8975L532.504 62.1694L532.991 61.3501L533.112 61.3501C533.112 61.3501 533.162 60.9018 533.384 60.8648C533.384 60.846 533.384 60.5613 533.384 60.5613C533.187 60.5348 533.108 60.1634 533.384 60.0455C533.385 60.0461 533.381 59.743 533.384 59.742C533.066 59.6421 533.067 59.1193 533.507 59.1052C533.948 59.1201 533.92 59.6421 533.598 59.742C533.599 59.743 533.595 60.0461 533.598 60.0455C533.875 60.1634 533.795 60.5347 533.598 60.5613C533.598 60.5613 533.598 60.846 533.598 60.8648C533.821 60.9018 533.872 61.3501 533.872 61.3501L533.997 61.3501L534.485 62.1694L534.485 62.8975L534.759 63.2919L534.759 63.8381L534.941 63.8381L534.913 63.9595L535.065 63.9595L535.065 64.2934L535.247 64.2934L535.247 64.6268L535.034 64.6268L535.034 64.9304L535.277 64.9304L535.277 65.3856L535.554 65.3856L535.554 65.8101L535.37 65.8101L535.37 67.1148L535.615 67.5396L535.858 67.5396L535.858 67.1148L535.707 67.1148L535.707 66.8419L535.858 66.8419L535.858 66.5081L536.134 66.5081L536.134 66.8419L536.316 66.8419L536.316 66.8722L538.607 66.8722L538.607 58.6194L547.461 58.6194C547.911 37.0939 551.214 13.2866 562.142 0.151705C561.99 -0.000320397 564.434 5.64501e-09 564.434 5.64501e-09C576.014 11.6006 579.341 38.7619 579.694 62.3515M603.904 41.8406L603.23 41.8406L603.107 42.2351L602.316 42.2351L602.164 41.5069L602.164 40.7787L602.316 40.2625L603.107 40.2322L603.292 40.5056L603.292 41.5981L604.179 41.6282L604.21 42.053L603.904 42.1137L603.904 41.8406M614.309 43.9039C615.605 44.6988 614.556 45.9063 614.556 45.9063C614.556 45.9063 613.328 45.8065 613.304 45.846C612.203 44.712 613.364 43.9039 613.364 43.9039L614.309 43.9039M603.138 44.2679L603.138 45.3905L604.028 45.4209L604.058 45.846L603.752 45.876L603.752 45.6334L603.046 45.6334L602.924 46.0276L602.164 46.0276L602.01 45.2997L602.01 44.541L602.133 44.0557L602.924 44.0254L603.138 44.2679M603.353 48.1517L603.353 49.2744L604.27 49.2744L604.27 49.7295L603.966 49.7599L603.966 49.4866L603.292 49.4866L603.168 49.8813L602.378 49.9115L602.225 49.1833L602.225 48.4248L602.378 47.9089L603.168 47.8786L603.353 48.1517M531.556 67.2063L531.617 67.1148L531.617 65.8101L531.556 65.8101L531.556 67.2063M536.134 67.8734L536.195 67.8734L536.195 67.1148L536.134 67.1148L536.134 67.8734M236.767 85.6841L242.293 85.6841L242.293 70.574L236.767 70.574L236.767 85.6841M248.369 85.6841L249.588 85.6841L249.588 70.574L248.369 70.574L248.369 85.6841M259.389 85.6841L261.066 85.6841L261.127 78.1897L263.356 78.1897L263.356 74.6395L268.911 74.6395L268.911 85.6841L269.736 85.6841L269.736 70.574L259.389 70.574L259.389 85.6841M276.299 74.579L277.732 74.579L277.732 85.6841L278.13 85.6841L278.13 70.574L276.299 70.574L276.299 74.579M286.129 77.5828L288.267 77.5828L288.267 85.6841L289.881 85.6841L289.881 70.574L286.129 70.574L286.129 77.5828M300.961 71.2112L301.637 71.3927C301.345 71.143 301.162 70.9936 300.961 70.8165L300.961 71.2112M300.961 73.8205C300.978 73.8777 301.005 73.9133 301.023 73.9722L301.023 85.6841L302.062 85.6841L302.062 73.0624C301.69 72.6937 301.344 72.3473 300.961 71.9697L300.961 73.8205M167.901 77.067L168.969 77.067L168.969 73.0921L167.901 77.067M220.923 74.2756L220.923 85.6841L221.719 85.6841L221.719 73.517C221.459 73.7738 221.182 74.0235 220.923 74.2756M213.506 81.2541L213.506 85.6841L215.246 85.6841L215.246 79.6763C214.661 80.2112 214.078 80.7484 213.506 81.2541M310.392 85.6841L311.769 85.6841L311.769 82.1946C311.318 81.8041 310.852 81.4202 310.392 81.0112L310.392 85.6841M177.976 81.5574L178.189 81.4967C178.189 81.3636 178.189 81.1094 178.189 81.1023C178.185 81.1042 178.051 81.0983 177.976 81.1022L177.976 81.5574M178.189 81.1023C178.189 81.1022 178.189 81.1022 178.189 81.1022C178.189 81.1023 178.189 81.1023 178.189 81.1023M38.7149 85.6841L39.0506 85.6841L39.0506 85.6536L38.7149 85.6536L38.7149 85.6841"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6" draw:id="shape-26" draw:name="g7576" svg:y="414.72900000000pt">
        <draw:path draw:style-name="gr3" xml:id="shape-27" draw:id="shape-27" draw:name="path2836" draw:layer="" svg:width="83.73916802878pt" svg:height="86.38058311126pt" svg:x="36.26410000000pt" svg:y="415.22900000000pt" svg:viewBox="0 0 84 86" svg:d="M38.7542 0.00457928C37.591 0.0903352 36.6895 1.0688 36.6876 2.24849C36.7963 3.4053 37.7567 4.28876 38.9062 4.28876C40.0552 4.28876 41.0159 3.4053 41.125 2.24849C41.1235 1.62673 40.8683 1.03324 40.4192 0.608336C39.9702 0.183467 39.3678 -0.0350136 38.7542 0.00457928ZM46.353 0.158275C45.1898 0.24403 44.2883 1.22252 44.2861 2.40217C44.2861 3.64999 45.2865 4.66151 46.5201 4.66151C47.7541 4.66151 48.7544 3.64999 48.7544 2.40217C48.7534 1.77469 48.4936 1.17599 48.0379 0.750106C47.5822 0.324237 46.9715 0.109758 46.353 0.158275ZM53.405 1.57226C52.2176 1.64319 51.2946 2.64426 51.3075 3.8469C51.3075 5.09469 52.3078 6.10618 53.5418 6.10618C54.7753 6.10618 55.7755 5.09469 55.7755 3.8469C55.7875 2.62149 54.8289 1.61113 53.6175 1.57226C53.5465 1.56881 53.4756 1.56881 53.405 1.57226ZM30.1828 1.69521C29.0192 1.78095 28.118 2.75943 28.1157 3.93913C28.1157 5.18694 29.1163 6.19843 30.35 6.19843C31.5837 6.19843 32.5842 5.18694 32.5842 3.93913C32.583 3.31166 32.3231 2.7129 31.8678 2.28705C31.4119 1.86115 30.8013 1.6467 30.1828 1.69521ZM23.3133 4.40022C22.1499 4.48599 21.2488 5.46442 21.2467 6.64412C21.2467 7.89192 22.2467 8.90344 23.4805 8.90344C24.7143 8.90344 25.7144 7.89192 25.7144 6.64412C25.7135 6.01666 25.4541 5.41791 24.9982 4.99205C24.5427 4.56621 23.9319 4.35171 23.3133 4.40022ZM60.3042 4.46169C59.1412 4.54743 58.24 5.52591 58.2377 6.70562C58.2377 7.9534 59.2379 8.96492 60.4717 8.96492C61.7055 8.96492 62.7057 7.9534 62.7057 6.70562C62.7047 6.07811 62.4453 5.47939 61.9896 5.05353C61.5337 4.62762 60.9229 4.41318 60.3042 4.46169ZM16.9302 8.54993C15.7546 8.62026 14.8362 9.60309 14.8327 10.7939C14.8327 12.0416 15.8335 13.053 17.067 13.053C18.301 13.053 19.301 12.0416 19.301 10.7939C19.2996 10.1718 19.0443 9.57859 18.5953 9.15368C18.1464 8.72881 17.5439 8.51036 16.9302 8.54993ZM66.7178 8.64212C65.5546 8.72787 64.6533 9.70633 64.651 10.8862C64.7606 12.0427 65.7208 12.9265 66.8703 12.9265C68.0189 12.9265 68.9798 12.0427 69.0887 10.8862C69.0872 10.2641 68.832 9.67075 68.3827 9.24585C67.9342 8.821 67.3319 8.6025 66.7178 8.64212ZM11.6719 13.6834C10.5085 13.769 9.60714 14.7479 9.60496 15.9272C9.60496 17.175 10.6053 18.1865 11.8388 18.1865C13.0729 18.1865 14.073 17.175 14.073 15.9272C14.072 15.2994 13.8125 14.7009 13.3566 14.275C12.9013 13.8492 12.2906 13.6348 11.6719 13.6834ZM71.855 13.7446C70.6916 13.8304 69.7901 14.809 69.7877 15.9888C69.7877 17.2365 70.7883 18.2478 72.022 18.2478C73.2555 18.2478 74.2563 17.2365 74.2563 15.9888C74.2554 15.3612 73.9951 14.7624 73.5398 14.3364C73.0846 13.9109 72.4736 13.6962 71.855 13.7446ZM7.62927 19.7691C7.02581 19.7558 6.44258 19.99 6.01295 20.4186C5.58326 20.8474 5.34393 21.4337 5.34957 22.0445C5.34957 23.2921 6.34983 24.3036 7.58366 24.3036C8.81749 24.3036 9.81774 23.2921 9.81774 22.0445C9.82909 20.8074 8.85241 19.7918 7.62927 19.7691ZM76.4141 20.1999C75.239 20.2865 74.3331 21.2831 74.3474 22.4749C74.3474 23.722 75.3473 24.7336 76.5811 24.7336C77.8151 24.7336 78.8152 23.722 78.8152 22.4749C78.8231 21.8415 78.567 21.2351 78.1108 20.8022C77.6535 20.3693 77.0383 20.1509 76.4141 20.1999ZM4.28575 26.778C3.09854 26.8492 2.17552 27.8497 2.18848 29.0527C2.18848 30.3003 3.18873 31.3121 4.42255 31.3121C5.65636 31.3121 6.65662 30.3003 6.65662 29.0527C6.66352 28.4257 6.41176 27.824 5.96188 27.3923C5.51198 26.9604 4.90462 26.7381 4.28575 26.778ZM79.3624 26.778C78.1873 26.8645 77.2819 27.8612 77.2956 29.0527C77.4046 30.2095 78.3654 31.093 79.5144 31.093C80.6636 31.093 81.6243 30.2095 81.7332 29.0527C81.7399 28.4257 81.4883 27.824 81.0385 27.3923C80.5887 26.9604 79.9813 26.7381 79.3624 26.778ZM2.58362 34.2167C1.42015 34.3025 0.518896 35.281 0.516723 36.4606C0.516723 37.7085 1.51694 38.7202 2.75078 38.7202C3.98464 38.7202 4.98484 37.7085 4.98484 36.4606C4.98393 35.8333 4.72435 35.2345 4.26861 34.8089C3.81292 34.3824 3.20227 34.1683 2.58362 34.2167ZM81.1862 34.6472C80.0229 34.733 79.1217 35.7114 79.1195 36.8911C79.1195 38.1389 80.1191 39.1504 81.3531 39.1504C82.5872 39.1504 83.5874 38.1389 83.5874 36.8911C83.5864 36.2638 83.3268 35.6648 82.871 35.2388C82.4154 34.8133 81.8049 34.5985 81.1862 34.6472ZM41.6113 38.3357C40.305 38.4293 39.2945 39.532 39.3013 40.8565C39.3019 41.8055 39.8307 42.6734 40.6692 43.1003L33.7997 80.8166C33.8003 80.7858 33.8003 80.7554 33.7997 80.7244C33.8799 79.8716 33.4754 79.0466 32.7557 78.5953C32.0359 78.1439 31.1255 78.1439 30.4057 78.5953C29.6862 79.0466 29.2815 79.8716 29.3619 80.7244C29.3511 81.8034 30.097 82.7386 31.1418 82.9559C32.1864 83.1731 33.237 82.6113 33.6478 81.6163L32.8274 86.1653L36.8393 86.2574C40.2366 54.8332 41.3887 43.7373 41.4289 43.3462C41.4593 43.3467 41.49 43.3467 41.52 43.3462C41.5773 43.8117 43.2144 57.0411 46.6265 86.3806L50.3656 86.1345L49.8181 83.2143C50.5019 83.4501 51.2559 83.3363 51.842 82.9085C52.4278 82.4813 52.7725 81.7928 52.7666 81.0624C52.7699 80.181 52.2645 79.3786 51.4734 79.0082C50.6827 78.6381 49.7512 78.7682 49.0885 79.3415L42.3712 43.285C43.4746 43.0063 44.2507 42.0065 44.2559 40.8565C44.2591 40.1598 43.9761 39.4928 43.4749 39.0151C42.9737 38.5371 42.299 38.291 41.6113 38.3357ZM2.06687 41.7479C0.903443 41.8333 0.00217487 42.8121 0 43.9919C-7.10543e-14 45.2391 1.00022 46.2511 2.23406 46.2511C3.46791 46.2511 4.46813 45.2391 4.46813 43.9919C4.46719 43.3644 4.20761 42.7655 3.75192 42.3394C3.2962 41.9136 2.68554 41.6992 2.06687 41.7479ZM81.3382 42.4546C80.1748 42.5406 79.2734 43.5191 79.2711 44.6988C79.2711 45.9464 80.2716 46.9581 81.5051 46.9581C82.7393 46.9581 83.7392 45.9464 83.7392 44.6988C83.7382 44.0711 83.4788 43.4724 83.023 43.0467C82.5675 42.6209 81.9567 42.4061 81.3382 42.4546ZM3.34349 49.4941C2.16807 49.5642 1.24945 50.5472 1.24621 51.7379C1.24621 52.9856 2.24644 53.9973 3.48029 53.9973C4.71412 53.9973 5.71434 52.9856 5.71434 51.7379C5.71282 51.1161 5.4574 50.5224 5.00847 50.098C4.55958 49.6728 3.9571 49.4543 3.34349 49.4941ZM80.0313 49.9859C78.8678 50.0714 77.9666 51.0501 77.9643 52.2297C77.9643 53.4775 78.9645 54.4888 80.1983 54.4888C81.4321 54.4888 82.4323 53.4775 82.4323 52.2297C82.4314 51.602 82.1717 51.0036 81.7159 50.5774C81.2609 50.1517 80.6498 49.9371 80.0313 49.9859ZM5.74475 56.7174C4.58129 56.8032 3.68003 57.7815 3.67786 58.9616C3.78689 60.1183 4.74763 61.0017 5.89669 61.0017C7.04579 61.0017 8.00656 60.1183 8.11558 58.9616C8.11404 58.3397 7.85861 57.7462 7.40973 57.3214C6.96082 56.8964 6.35831 56.6781 5.74475 56.7174ZM77.3564 57.5168C76.1932 57.6025 75.2914 58.5812 75.2892 59.7604C75.2892 61.0083 76.29 62.0201 77.5236 62.0201C78.7574 62.0201 79.7578 61.0083 79.7578 59.7604C79.7567 59.1332 79.4972 58.5344 79.0412 58.1084C78.5855 57.6827 77.9752 57.4682 77.3564 57.5168ZM9.78732 63.8182C8.61216 63.9045 7.70657 64.9013 7.72045 66.0929C7.82942 67.2497 8.79022 68.1328 9.9393 68.1328C11.0881 68.1328 12.0489 67.2497 12.1582 66.0929C12.165 65.4659 11.9135 64.864 11.4636 64.4325C11.0136 64.0006 10.4062 63.7779 9.78732 63.8182ZM73.1008 64.3714C71.9374 64.4572 71.0366 65.4355 71.0344 66.6152C71.0344 67.863 72.0342 68.8747 73.2685 68.8747C74.5019 68.8747 75.5022 67.863 75.5022 66.6152C75.5013 65.9877 75.2416 65.3892 74.7861 64.9634C74.3302 64.537 73.7196 64.3228 73.1008 64.3714ZM16.0488 70.1812C15.4402 70.1585 14.8491 70.3891 14.4127 70.8188C13.976 71.2483 13.7328 71.8397 13.7387 72.4557C13.7387 73.7033 14.7391 74.7151 15.9728 74.7151C17.2067 74.7151 18.2068 73.7033 18.2068 72.4557C18.2184 71.2306 17.2599 70.22 16.0488 70.1812ZM67.3564 70.5501C66.1688 70.6208 65.2463 71.6218 65.2592 72.8245C65.2592 74.0724 66.2593 75.084 67.4932 75.084C68.7268 75.084 69.7272 74.0724 69.7272 72.8245C69.7389 71.5992 68.7801 70.5885 67.5688 70.5501C67.4981 70.5468 67.4271 70.5468 67.3564 70.5501ZM22.7967 75.0071C22.1932 74.9931 21.6103 75.2272 21.1802 75.6559C20.7505 76.0847 20.5111 76.6715 20.5168 77.2814C20.5168 78.5295 21.5171 79.5409 22.7508 79.5409C23.9847 79.5409 24.9849 78.5295 24.9849 77.2814C24.9963 76.0448 24.0198 75.0297 22.7967 75.0071ZM59.636 75.7141C58.4723 75.7999 57.5713 76.7783 57.5688 77.958C57.678 79.1149 58.6388 79.9983 59.7877 79.9983C60.9369 79.9983 61.8979 79.1149 62.0065 77.958C62.0049 77.336 61.7497 76.7426 61.3008 76.3178C60.8521 75.8928 60.2492 75.6743 59.636 75.7141ZM41.5508 79.3106C40.3872 79.3965 39.4857 80.3745 39.4836 81.5543C39.4836 82.8022 40.4839 83.8135 41.7177 83.8135C42.9515 83.8135 43.9518 82.8022 43.9518 81.5543C43.9508 80.927 43.6915 80.328 43.2357 79.9023C42.7799 79.4766 42.1694 79.262 41.5508 79.3106Z" calligra:nodeTypes="ccccccccccccccccccccccccccccccccccccccccccccccccccccccccccccccccccccccccccccccccccccccccccccccccccccccccccccccccccccccccccccccccccccccccccccccccccccccccccccccccccccccccccccccccccccccccccccccccccccccc"/>
        <draw:path draw:style-name="gr4" xml:id="shape-28" draw:id="shape-28" draw:name="path2898" draw:layer="" svg:width="64.98276611749pt" svg:height="64.98276611749pt" svg:x="45.35510000000pt" svg:y="424.19600000000pt" svg:viewBox="0 0 65 65" svg:d="M64.9828 32.4912C64.9828 50.4358 50.4358 64.9828 32.4912 64.9828C14.5468 64.9828 0 50.4358 0 32.4912C0 14.5468 14.5468 0 32.4912 0C50.4358 0 64.9828 14.5468 64.9828 32.4912Z" calligra:nodeTypes="ccccc"/>
        <draw:path draw:style-name="gr5" xml:id="shape-29" draw:id="shape-29" draw:name="path2900" draw:layer="" svg:width="74.38769498117pt" svg:height="74.38769498117pt" svg:x="41.09770000000pt" svg:y="419.66000000000pt" svg:viewBox="0 0 74 74" svg:d="M74.3877 37.1937C74.3877 57.7354 57.7354 74.3877 37.1937 74.3877C16.6522 74.3877 0 57.7354 0 37.1937C0 16.6522 16.6522 0 37.1937 0C57.7354 0 74.3877 16.6522 74.3877 37.1937Z" calligra:nodeTypes="ccccc"/>
        <draw:path draw:style-name="gr6" xml:id="shape-30" draw:id="shape-30" draw:name="path2902" draw:layer="" svg:width="74.11559733821pt" svg:height="74.89205200424pt" svg:x="41.32970000000pt" svg:y="419.59500000000pt" svg:viewBox="0 0 74 75" svg:d="M24.855 6.80995L21.4809 3.92001L21.7433 8.31116L18.482 5.60894L18.7443 9.81248L15.708 7.26031L16.345 11.5012L13.0835 9.58721L14.1708 13.3404L10.0471 12.252L11.8466 15.6674L7.98513 14.8791L9.93462 18.3699L5.66083 17.7691L8.21004 21.0715L4.16128 21.0715L6.78547 23.3236L2.84913 24.0368L5.54835 26.2513L1.49959 27.4896L4.46119 29.8544L1.01221 31.6183L4.19873 33.1947L0.149959 35.3715L3.29902 35.9717L0 38.8616L3.67391 39.312L0.374888 42.4649L4.42369 42.6525L0.937231 45.8428L4.98599 45.7677L1.79949 48.7699L6.26068 48.8454L3.29902 51.9228L7.34781 51.4725L4.57364 55.5258L8.9973 54.0995L6.44808 58.7535L10.722 56.8769L9.14725 62.3191L13.3837 59.8417L12.1462 65.3213L16.5324 62.5818L15.7453 67.9861L19.6062 64.9087L19.2693 70.576L23.0929 66.7474L23.8054 72.2648L27.3293 68.3615L28.3416 73.8786L31.3781 69.4124L32.9152 74.5918L35.2019 69.7127L37.6765 74.8921L39.2507 69.75L41.7626 74.5541L43.1871 69.1121L46.4111 73.6159L47.086 68.2491L50.7599 72.3397L50.9098 66.8225L54.8089 70.576L54.5087 64.7212L58.5948 68.0238L57.7328 62.6567L61.5568 65.5841L60.507 59.9168L64.9305 62.0939L63.3558 56.5769L67.8924 58.3778L65.4928 53.4241L70.254 54.9252L67.03 50.046L72.0159 50.4966L68.3799 46.6685L72.8407 46.4427L69.092 43.0654L73.8158 41.8269L69.5795 38.937L74.0783 37.7736L69.954 35.6339L74.1156 34.4705L69.504 32.8567L73.5903 30.3043L68.5672 29.8918L72.3536 27.0768L68.1923 27.0768L72.2785 24.2246L67.03 24.3744L70.4039 20.7714L65.5302 21.9727L68.8294 18.2569L64.0682 18.7072L66.2428 14.3912L61.744 16.1552L63.4685 11.2384L59.5321 13.6034L60.6568 8.57389L56.7581 11.5012L57.0204 6.02175L53.7029 9.34331L53.0692 3.82156L49.1991 6.84701L48.4037 1.91078L45.4349 5.67927L44.7984 1.06154L42.0416 5.14851L40.6104 0.477703L38.9666 4.51162L36.899 0L35.5206 4.51162L32.7636 0.530776L32.3926 4.77698L28.8403 1.22078L28.6283 5.67927L25.3411 2.44156Z" calligra:nodeTypes="ccccccccccccccccccccccccccccccccccccccccccccccccccccccccccccccccccccccccccccccccccccccccccccccccccccccccccccccccccccc"/>
      </draw:g>
      <draw:frame draw:style-name="gr7" xml:id="shape-31" draw:id="shape-31" draw:layer="" svg:width="612.00000000000pt" svg:height="81.60000000000pt" svg:x="34.00000000000pt" svg:y="22.19169916372pt" presentation:class="title">
        <draw:text-box>
          <text:p text:style-name="P1"/>
        </draw:text-box>
      </draw:frame>
      <draw:frame draw:style-name="gr7" xml:id="shape-32" draw:id="shape-32" draw:layer="" svg:width="544.00000000000pt" svg:height="311.10000000000pt" svg:x="65.53754874558pt" svg:y="125.68326833922pt" presentation:class="outline">
        <draw:text-box>
          <text:p text:style-name="P2"/>
        </draw:text-box>
      </draw:frame>
    </style:master-page>
    <style:master-page style:name="Default5" draw:style-name="dp1" style:display-name="London" style:page-layout-name="pm1">
      <draw:layer-set>
        <draw:layer draw:name=""/>
      </draw:layer-set>
      <draw:path draw:style-name="gr1" xml:id="shape-33" draw:id="shape-33" draw:name="path4607" draw:layer="" svg:width="680.86398754223pt" svg:height="113.13537052077pt" svg:x="0.00000000000pt" svg:y="396.70200000000pt" svg:viewBox="0 0 681 113" svg:d="M580.062 62.1145L583.119 62.1145L583.119 85.3584L584.827 85.3584L584.827 59.9078L592.034 59.9078L592.034 64.049C593.324 63.5955 594.98 63.5099 596.833 64.7139L596.833 63.807L601.258 56.19L603.46 56.1598L603.46 52.865L607.246 52.865L607.246 50.9309L603.982 50.9309L603.982 49.6009L605.11 49.6009C604.357 48.5732 605.291 47.8478 605.291 47.8478L606.209 47.8478C607.107 48.4261 606.825 49.21 606.606 49.6009L607.246 49.6009L607.246 47.1223L604.042 47.1223L604.042 45.7619L605.079 45.7619C604.563 44.7837 605.446 44.1299 605.446 44.1299L606.392 44.1299C607.185 44.6497 607.096 45.3078 606.911 45.7619L607.246 45.7619L607.216 43.284L603.982 43.284L603.982 41.9536L604.956 41.9536C604.502 41.037 605.291 40.4125 605.291 40.4125L606.118 40.4125C606.82 40.902 606.741 41.5285 606.576 41.9536L607.216 41.9536L607.216 39.4449L604.103 39.4449L604.103 38.2358L603.859 38.2358L603.705 37.5103L603.705 36.7548L603.827 36.2711L604.654 36.2411L604.834 36.4827L604.834 37.6013L605.718 37.6314L605.749 38.0545L605.446 38.0846L605.446 37.8431L604.744 37.8431L604.684 38.1148L607.216 38.1148L607.216 35.5762L603.982 35.5762L603.982 34.2157L607.216 34.2157L607.216 33.8836L607.155 33.8836C607.155 33.8836 604.056 33.7732 603.46 33.3694C603.478 32.4147 603.46 32.4026 603.46 32.4026C603.46 32.4026 603.667 32.1919 604.226 32.0999C604.281 32.1183 604.257 31.8882 604.257 31.8882L603.736 31.8882L603.49 31.6467L603.49 27.7476L603.157 27.7476C603.157 27.7476 602.954 27.6333 602.882 27.4452L602.882 22.3973C602.882 22.3973 603.162 22.0545 603.521 21.9441C603.501 21.9245 603.521 18.498 603.521 18.498C603.918 17.8573 605.685 17.6288 606.88 17.4705L606.88 17.1988C606.88 17.1988 605.841 17.1473 605.659 16.9263C605.639 16.9263 605.28 16.6031 605.261 16.473C605.247 16.4471 605.261 14.1154 605.261 14.1154C605.401 13.8771 606.453 13.4548 607.43 13.3901L608.713 13.3901L608.468 10.7302L608.468 10.6998L607.982 5.07797L607.891 5.07797L607.921 4.32232L607.86 3.77826L607.921 3.77826L607.921 3.71782L611.524 3.77826L611.524 3.83869L611.583 3.83869L611.247 7.37512L611.247 7.79829L611.216 7.79829L611.006 10.126L611.006 10.7302L610.944 10.7302L610.701 13.3901L611.983 13.3901C612.956 13.4548 614.043 13.8467 614.182 14.0851C614.182 14.0851 614.196 16.4471 614.182 16.473C614.163 16.6031 613.803 16.9263 613.783 16.9263C613.601 17.1472 612.564 17.1988 612.564 17.1988L612.564 17.4705C613.755 17.6288 615.524 17.8574 615.918 18.498C615.918 18.498 615.938 21.9245 615.918 21.9441C616.281 22.0545 616.563 22.3973 616.563 22.3973L616.563 27.4452C616.491 27.6333 616.287 27.7476 616.287 27.7476L615.95 27.7476L615.95 31.6467L615.706 31.8581L615.189 31.8581C615.189 31.8581 615.164 32.1183 615.218 32.0999C615.772 32.1919 615.95 32.372 615.95 32.372C615.95 32.372 615.962 32.4147 615.98 33.3694C615.388 33.7732 612.258 33.8836 612.258 33.8836L612.166 33.8836L612.166 34.2157L615.461 34.2157L615.461 35.5762L612.166 35.5762L612.166 38.1148L612.594 38.1148C612.456 37.3689 612.926 36.8757 612.926 36.8757L613.602 36.8757C614.037 37.2484 614.112 37.7262 614.06 38.1148L615.554 38.1148L615.554 39.4449L612.166 39.4449L612.166 41.9234L613.844 41.9234C613.146 40.8664 613.969 40.1095 613.969 40.1095L614.73 40.1095C615.512 40.7077 615.254 41.5444 615.068 41.9234L615.432 41.9234L615.432 43.284L612.166 43.284L612.196 45.7619L615.523 45.7619L615.523 47.1223L612.196 47.1223L612.196 49.5708L613.722 49.5708C612.757 48.4851 613.814 47.7268 613.814 47.7268L614.761 47.7268C615.814 48.3717 615.348 49.251 615.129 49.5708L615.461 49.5708L615.461 50.9309L612.196 50.9309L612.196 52.865L615.95 52.865L615.95 65.9832L616.349 68.7341L617.787 68.8244L617.787 79.1619L618.947 79.1619L619.557 76.7741L620.411 78.92L620.411 64.3208L622.857 64.3208L622.857 61.2982L623.896 61.2982L623.896 41.1377L635.623 33.8532L635.562 62.9607L639.167 60.9053L639.167 84.7842L640.178 84.7842L640.178 70.5474C640.55 69.329 640.919 68.3783 641.304 67.6457L641.304 63.293L644.42 63.293L644.42 55.948L646.284 50.5379L648.634 46.7593L650.895 50.3564L652.82 56.2807L652.82 62.568L657.22 62.568L657.22 74.1443L658.409 74.1443L658.409 85.3584L658.93 85.3584L658.93 71.7867L663.083 71.7867L663.083 85.3584L663.478 85.3584L663.478 71.1214L665.956 71.1214L665.956 67.2529L670.692 67.2529L670.692 85.3584L673.409 85.3584L673.409 74.7486L675.425 74.7486L675.425 62.9912L680.864 62.9912L680.588 94.6379L680.588 113.135L1.04179e-13 113.135L0 62.8096L0.22204 62.8096L0.22204 73.4493L1.44387 73.4493L1.44387 60.3006L6.02565 60.3006L6.02565 58.6686L5.35363 58.6686L5.35363 50.2658L6.6365 50.2658L6.6365 48.8753L7.24742 48.8753L8.98851 46.0344L8.98851 43.4048L11.035 37.4799L11.035 36.3922L11.0656 37.4799L12.9593 43.4048L12.9593 46.0344L14.7005 48.9056L15.3115 48.9056L15.3115 50.2658L16.5942 50.2658L16.5942 58.6686L15.9225 58.6686L15.9225 59.8173L18.5798 59.8173L18.5798 71.4544L20.8094 71.4544L20.8094 71.545L21.4508 71.545L21.4508 64.6234L21.6038 64.6234L21.6038 59.6962L27.7128 59.6962L27.7128 47.2131C27.7128 45.4168 30.2126 41.0923 33.3331 41.0166C36.601 40.9375 39.1598 45.5226 39.2282 47.2131C39.2329 47.3314 39.2298 61.9045 39.2282 73.1466L39.9613 73.1466L39.9613 62.9306L41.7939 62.9306L41.7939 62.0238L44.1766 62.0238L44.1766 55.646L48.3919 55.646L48.3919 62.0238L51.477 62.0238L51.477 85.3584L51.5686 85.3584L51.5686 64.1395L53.4926 60.8148L55.3562 64.0189L55.3562 85.3584L55.4784 85.3584L55.4784 69.8526L55.5701 69.8526L55.5701 64.3513L61.007 64.3513L60.9459 69.8526L61.2817 69.8526L61.2817 68.2502L66.6272 66.8293L66.6272 85.3584L67.4215 85.3584L67.4215 64.1395L68.6738 64.1395L68.6738 64.0189C68.6738 64.0189 71.2395 60.9319 74.8133 62.1749L74.8133 61.9331L82.0223 61.9331L82.0223 66.9205L83.5799 66.9205L86.7871 78.7992L86.7871 65.802L91.247 57.0061L94.9732 56.9455L99.036 65.1371L99.036 75.1419L99.8911 77.2879L99.8911 85.0558L101.173 85.0558L101.173 70.8496L103.187 70.8496L104.808 60.21L106.338 70.7591L107.741 70.8496L107.741 73.0258L107.893 73.0258L107.893 84.7842L109.937 84.7842L109.937 64.3812L112.811 64.3812L112.811 63.3233L117.791 63.3233L117.791 66.9205L119.41 66.9205L119.41 79.585L120.692 79.585L120.692 61.3887L121.489 61.3887L121.489 34.8808L124.756 25.3293L128.878 18.7099L132.882 25.027L136.271 35.4552L136.271 60.6938L136.61 60.6938L136.61 70.0337C137.37 71.2851 137.86 72.5425 137.86 72.5425L137.86 76.6835C138.01 76.6721 138.167 76.6633 138.315 76.6533L138.315 69.9127L140.759 69.9127L140.79 67.827L141.127 65.2276L141.433 66.618L141.433 33.3694L144.519 33.3694L144.519 36.2711L151.788 36.2711L151.788 33.3395L154.659 33.3395L154.659 70.396C154.707 70.3917 154.761 70.3956 154.812 70.396L154.812 61.1169L160.248 61.1169L160.218 66.2247L162.445 67.525L163.03 65.8627L162.905 67.7968L166.144 69.6404L166.144 76.7741L166.604 76.7741L168.74 69.8221L169.99 67.2223L169.777 69.7612L170.694 69.7612L170.694 66.1345L174.881 66.1345C174.938 65.8291 174.99 65.5565 175.032 65.53C175.41 65.0628 175.046 65.6393 174.82 64.9556C174.794 64.8054 175.132 62.7056 175.551 62.5073C175.763 62.4492 178.734 61.9094 180.349 61.8729C180.301 61.8909 184.134 61.8729 184.134 61.8729C184.134 61.8729 189.62 62.472 192.627 63.747L194.427 60.9658L197.237 61.0264L200.442 65.2581L200.596 68.7341C202.288 70.2146 204.571 72.3501 205.729 74.3558L206.466 74.1748L206.466 64.7441L213.642 64.7441L213.642 72.3912L215.383 71.9684L215.383 66.9509L221.063 66.9509L221.063 70.5474L221.86 70.336L221.86 69.6404L223.233 70.0033L223.723 69.8824L223.723 61.1774L224.545 56.1297L224.302 56.1598L224.332 56.0088L224.576 55.9787L224.851 54.6183L225.004 53.4998L225.096 54.6488L225.338 55.9182L225.584 55.9182L225.584 56.0691L225.37 56.0995L225.615 57.1271L226.41 59.485L226.929 59.485L229.19 51.5353L231.603 59.485L232.091 59.485L232.521 57.1271L232.734 56.2506L232.459 56.2205L232.429 56.0389L232.765 56.0389L233.07 54.3159L233.192 53.3792L233.314 54.3465L233.585 56.0389L233.862 56.0389L233.892 56.2506L233.616 56.2205L234.413 61.1774L234.413 64.6234L234.993 63.6557L236.671 66.5577L242.447 66.5577L242.447 65.7415L248.527 65.7415L248.527 66.5577L249.746 66.5577L249.746 63.2327L259.554 63.2327L259.554 66.5577L260.102 66.5577C259.923 65.2212 260.68 65.4092 260.68 65.4092C261.033 65.4081 260.987 66.1949 260.987 66.1949L262.268 66.1949C262.268 65.9435 262.364 65.5797 262.208 65.3486C261.876 64.8605 261.878 64.3096 262.454 64.0791C263.589 64.4317 262.727 65.4092 262.727 65.4092L262.727 66.1646L263.98 66.1949C263.928 65.3063 264.522 65.3711 264.5 65.3787C265.114 65.3275 264.957 66.316 264.957 66.316L264.957 66.7993L269.907 66.7993L269.907 62.6283L276.474 62.6283L276.474 66.7993L278.307 66.7993L278.307 64.7441L286.311 64.7441L286.311 66.7993L290.065 66.7993L290.065 64.9556L290.432 64.9556L290.432 61.1169L291.257 56.0691L291.011 56.0995L291.041 55.9182L291.288 55.8883L291.531 54.5578L291.715 53.4091L291.807 54.5578L292.051 55.8275L292.295 55.8578L292.295 56.0088L292.082 56.0088L292.326 57.0364L292.755 58.5779L293.884 58.5779L295.872 51.4445L298.132 59.4545L298.803 59.4545L299.228 57.0364L299.443 56.19L299.167 56.1598L299.137 55.9787L299.473 55.9787L299.748 54.2556L299.902 53.2882L299.993 54.2556L300.298 55.9787L300.574 55.9787L300.604 56.1598L300.33 56.1598L301.121 61.1169L301.152 70.0337L302.254 70.3058L302.254 64.049L309.065 67.9483L309.065 71.9984L311.967 72.7239L311.967 68.0687L313.586 68.0687L313.586 64.472L318.563 64.472L318.563 65.6204C320.088 64.6965 322.558 64.0028 325.404 66.4368C325.394 66.8142 325.381 68.2393 325.376 69.4896L326.568 61.3588L327.849 69.8526L331.851 69.8526L332.339 71.6357L332.339 66.2553L336.435 59.273L340.128 59.3335L344.59 66.9509L344.59 80.2196L346.637 80.2196L347.216 77.8319L348.165 80.1899L348.165 81.7008L349.354 82.0032L349.354 63.0513L356.562 63.0513L356.562 83.8168L358.241 84.2094L358.241 67.3131L358.271 67.3131L358.271 65.2581L363.955 65.2581L363.955 67.3131L364.537 67.3131L364.537 85.3584L364.782 85.3584L364.782 67.9783L368.965 69.066L368.965 64.3208L375.99 64.3208L375.99 69.2782L376.02 69.2782L376.02 65.1673L377.792 62.1446L377.792 58.7595L377.09 58.7595L377.09 57.4294L377.762 57.4294C377.762 57.4294 377.919 55.0447 380.481 54.6183C380.51 54.6133 380.773 52.7534 380.725 52.2908C380.448 52.194 380.265 51.9679 380.265 51.7166C380.253 51.3993 380.53 51.1263 380.909 51.0819L380.97 49.2682L381.03 51.0819C381.441 51.0876 381.769 51.3717 381.761 51.7166C381.756 51.974 381.562 52.2023 381.273 52.2908C381.234 52.8193 381.397 54.5506 381.426 54.5578C383.991 55.2038 384.329 57.4294 384.329 57.4294L385.031 57.4294L385.031 58.6988L384.299 58.6988L384.268 63.6259L384.878 63.6259L384.878 66.8293L385.336 66.8293L385.336 64.049L388.392 64.049L388.392 62.2354L387.688 62.2354L387.688 60.9053L388.361 60.9053C388.361 60.9053 388.522 58.5205 391.078 58.0942C391.109 58.0894 391.37 56.2295 391.322 55.7668C391.045 55.6701 390.865 55.4439 390.865 55.1924C390.857 54.8664 391.146 54.5897 391.538 54.5578L391.569 52.7445L391.659 54.5578C392.06 54.5774 392.369 54.8573 392.362 55.1924C392.355 55.45 392.161 55.6783 391.873 55.7668C391.834 56.295 391.996 58.0266 392.026 58.0339C392.966 58.2712 393.606 58.7368 394.042 59.2126L395.414 59.2126L395.414 60.9053L395.627 60.9053L395.627 61.5399L402.474 61.5399L402.474 63.4443L404.856 63.4443L404.856 64.049L408.002 64.049L408.002 61.4496L407.329 61.4496L407.329 60.21L407.972 60.21C407.972 60.21 408.132 58.0326 410.598 57.6412C410.626 57.6364 410.872 55.9908 410.839 55.5251C410.56 55.4383 410.377 55.2214 410.382 54.981C410.379 54.6866 410.658 54.438 411.023 54.4067L411.053 52.7445L411.147 54.4067C411.524 54.4262 411.822 54.6779 411.821 54.981C411.821 55.2276 411.621 55.4465 411.33 55.5251C411.296 56.0193 411.484 57.5738 411.512 57.5805C412.565 57.8332 413.206 58.34 413.622 58.8501L413.622 58.7894L416.493 58.7894L416.493 57.4901L417.134 57.4901C417.134 57.4901 417.293 55.1054 419.853 54.6789C419.885 54.6734 420.212 52.5976 420.129 52.2606C419.826 52.1683 419.628 51.9249 419.639 51.6564C419.649 51.3415 419.938 51.0825 420.312 51.0516L420.341 49.2079L420.433 51.0212C420.832 51.0409 421.142 51.321 421.134 51.6564C421.128 51.9138 420.934 52.142 420.648 52.2303C420.575 52.6114 420.798 54.6109 420.83 54.6183C423.389 55.2647 423.73 57.4901 423.73 57.4901L424.435 57.4901L424.435 58.7595L423.7 58.7595L423.7 59.485L429.506 59.485L429.506 67.1019C429.796 67.137 430.112 67.1859 430.208 67.2529C430.209 67.2486 430.208 68.6433 430.208 68.6433C430.208 68.6626 430.21 76.0652 430.208 82.6079L432.957 82.6079L432.957 63.2631L433.964 63.2631L433.964 62.477L435.37 62.477L435.37 56.8853L439.585 56.8853L439.585 62.477L440.255 62.477L440.255 63.2631L442.67 63.2631L442.67 71.1214L446.67 71.1214L446.67 71.0613L453.483 71.0613L453.483 75.3836L457.178 75.3836L458.096 72.7539L459.197 75.3836L459.197 81.2474L459.869 81.2474L459.869 65.2581C459.869 65.2581 463.598 60.7325 468.329 64.7743C468.328 64.804 468.329 64.9798 468.329 65.0162L469.824 65.0162L469.824 62.7188L469.399 62.3861L469.399 61.8729L469.855 61.8729L469.855 61.6911L470.041 61.6911L470.01 61.5704L469.855 61.5704L469.672 61.3887L469.672 61.2077L470.163 60.9357L470.163 60.3006L470.375 60.3006C470.723 57.4156 472.459 51.8658 477.646 50.0542L477.646 49.6611L477.858 49.6611L477.858 49.3895C477.858 49.3895 477.457 49.4462 477.401 49.1776C477.401 49.1074 477.385 48.8881 477.646 48.7849L477.798 48.7546L477.798 47.9383L477.92 47.9383L477.92 47.4851L478.07 47.4851L478.07 47.878L478.406 47.878L478.406 47.1528L478.221 47.1528L478.221 46.7294L478.59 46.7294L478.59 43.5858L478.191 43.2536L478.191 43.0115L478.62 43.0115L478.62 42.0446L479.019 42.4375L479.019 42.9209L479.325 42.9209L479.325 41.1075L478.927 41.1075L478.927 40.8052L479.141 40.8052L479.141 39.8377C479.141 39.8377 479.677 39.0219 479.998 39.0219L479.998 38.7194L479.722 38.5686L479.722 38.4476L480.029 38.4476L480.029 37.6915L480.241 37.6915C480.241 37.6915 480.051 37.5468 480.029 37.4199L480.029 37.1174C480.029 37.1174 480.117 37.003 480.209 36.9967C480.316 36.9894 480.332 36.9664 480.332 36.9664L480.332 36.8152C479.43 36.3763 480.145 35.5495 480.332 35.6365L480.363 34.0646L480.513 33.2483L480.636 34.0646L480.666 35.6365C480.855 35.5495 481.572 36.3763 480.666 36.8152L480.666 36.9664C480.666 36.9664 480.682 36.9894 480.788 36.9967C480.884 37.003 480.972 37.1174 480.972 37.1174L480.972 37.4199C480.95 37.5468 480.758 37.6915 480.758 37.6915L480.972 37.6915L480.972 38.4476L481.279 38.4476L481.279 38.5686L481.003 38.7194L481.003 39.0219C481.322 39.0219 481.859 39.8377 481.859 39.8377L481.859 40.8052L482.072 40.8052L482.072 41.1075L481.676 41.1075L481.676 42.9209L481.981 42.9209L481.981 42.4375L482.379 42.0446L482.379 43.0115L482.806 43.0115L482.806 43.2536L482.41 43.5858L482.41 46.7294L482.776 46.7294L482.776 47.1528L482.592 47.1528L482.592 47.878L482.929 47.878L482.929 47.4851L483.084 47.4851L483.084 47.9383L483.206 47.9383L483.206 48.7546L483.357 48.7849C483.616 48.8881 483.602 49.1074 483.602 49.1776C483.544 49.4462 483.145 49.3895 483.145 49.3895L483.145 49.6611L483.357 49.6611L483.357 50.0542C488.543 51.8658 490.282 57.4156 490.625 60.3006L490.838 60.3006L490.838 60.9357L491.328 61.2077L491.328 61.3887L491.144 61.5704L491.02 61.5704L490.959 61.6911L491.144 61.6911L491.144 61.8729L491.603 61.8729L491.603 62.3861L491.175 62.7188L491.175 65.56L492.276 65.56L493.313 65.8627L493.985 66.2856L493.985 66.5274L493.835 66.5879L493.835 67.5554L494.415 67.7667L494.415 67.9178L494.719 67.9178L494.719 68.7641L498.753 69.8221L498.753 60.1196L501.804 60.1196L501.804 53.7421L506.05 53.7421L506.05 60.1196L508.434 60.1196L508.434 64.5324L509.26 65.923L509.26 81.187L510.661 81.187L510.661 80.8242L511.887 80.8242L511.887 62.6283L512.19 62.6283L512.19 59.9078L520.195 59.9078L520.195 64.7139L520.833 64.7139L520.833 67.6154L521.477 67.6154L521.477 61.9331L521.996 61.9331L521.996 57.7917L528.594 57.7917L528.594 62.2052L531.893 62.2052L531.893 65.1069L532.046 65.1069L532.046 64.6836L532.29 64.6836L532.29 64.3812L532.076 64.3812L532.076 64.049L532.259 64.049L532.259 63.7164L532.413 63.7164L532.382 63.5955L532.565 63.5955L532.565 63.0513L532.842 62.6584L532.842 61.9331L533.329 61.1169L533.45 61.1169C533.45 61.1169 533.5 60.6703 533.723 60.6335C533.723 60.6147 533.723 60.3311 533.723 60.3311C533.526 60.3047 533.446 59.9347 533.723 59.8173C533.724 59.8179 533.72 59.5159 533.723 59.5149C533.404 59.4154 533.405 58.8946 533.846 58.8806C534.287 58.8954 534.259 59.4154 533.937 59.5149C533.938 59.5159 533.934 59.8179 533.937 59.8173C534.214 59.9347 534.134 60.3046 533.937 60.3311C533.937 60.3311 533.937 60.6147 533.937 60.6335C534.16 60.6703 534.211 61.1169 534.211 61.1169L534.336 61.1169L534.824 61.9331L534.824 62.6584L535.099 63.0513L535.099 63.5955L535.281 63.5955L535.253 63.7164L535.405 63.7164L535.405 64.049L535.587 64.049L535.587 64.3812L535.374 64.3812L535.374 64.6836L535.617 64.6836L535.617 65.1371L535.894 65.1371L535.894 65.56L535.71 65.56L535.71 66.8597L535.955 67.2829L536.198 67.2829L536.198 66.8597L536.047 66.8597L536.047 66.5879L536.198 66.5879L536.198 66.2553L536.474 66.2553L536.474 66.5879L536.656 66.5879L536.656 66.618L538.949 66.618L538.949 58.3966L547.809 58.3966C548.259 36.9529 551.564 13.2361 562.499 0.151128C562.347 -0.000319179 564.792 5.62358e-09 564.792 5.62358e-09C576.38 11.5565 579.709 38.6146 580.062 62.1145M604.287 41.6816L603.613 41.6816L603.49 42.0746L602.698 42.0746L602.546 41.3491L602.546 40.6237L602.698 40.1095L603.49 40.0793L603.675 40.3517L603.675 41.44L604.563 41.47L604.594 41.8932L604.287 41.9536L604.287 41.6816M614.699 43.737C615.996 44.5289 614.946 45.7318 614.946 45.7318C614.946 45.7318 613.717 45.6324 613.693 45.6718C612.592 44.5421 613.753 43.737 613.753 43.737L614.699 43.737M603.521 44.0997L603.521 45.218L604.411 45.2483L604.441 45.6718L604.135 45.7016L604.135 45.46L603.429 45.46L603.307 45.8527L602.546 45.8527L602.392 45.1275L602.392 44.3717L602.515 43.8883L603.307 43.8581L603.521 44.0997M603.736 47.9687L603.736 49.0871L604.654 49.0871L604.654 49.5405L604.349 49.5708L604.349 49.2985L603.675 49.2985L603.551 49.6917L602.76 49.7218L602.607 48.9964L602.607 48.2408L602.76 47.7268L603.551 47.6966L603.736 47.9687M531.893 66.9509L531.955 66.8597L531.955 65.56L531.893 65.56L531.893 66.9509M536.474 67.6154L536.535 67.6154L536.535 66.8597L536.474 66.8597L536.474 67.6154M236.917 85.3584L242.447 85.3584L242.447 70.3058L236.917 70.3058L236.917 85.3584M248.527 85.3584L249.746 85.3584L249.746 70.3058L248.527 70.3058L248.527 85.3584M259.554 85.3584L261.232 85.3584L261.293 77.8925L263.523 77.8925L263.523 74.3558L269.082 74.3558L269.082 85.3584L269.907 85.3584L269.907 70.3058L259.554 70.3058L259.554 85.3584M276.474 74.2956L277.908 74.2956L277.908 85.3584L278.307 85.3584L278.307 70.3058L276.474 70.3058L276.474 74.2956M286.311 77.2879L288.45 77.2879L288.45 85.3584L290.065 85.3584L290.065 70.3058L286.311 70.3058L286.311 77.2879M301.152 70.9406L301.829 71.1214C301.536 70.8726 301.353 70.7238 301.152 70.5474L301.152 70.9406M301.152 73.5399C301.169 73.5969 301.196 73.6324 301.214 73.6911L301.214 85.3584L302.254 85.3584L302.254 72.7847C301.882 72.4174 301.535 72.0723 301.152 71.6962L301.152 73.5399M168.008 76.7741L169.076 76.7741L169.076 72.8143L168.008 76.7741M221.063 73.9933L221.063 85.3584L221.86 85.3584L221.86 73.2376C221.6 73.4934 221.322 73.7422 221.063 73.9933M213.642 80.9453L213.642 85.3584L215.383 85.3584L215.383 79.3735C214.797 79.9063 214.214 80.4415 213.642 80.9453M310.589 85.3584L311.967 85.3584L311.967 81.8822C311.516 81.4932 311.049 81.1107 310.589 80.7033L310.589 85.3584M178.089 81.2474L178.302 81.187C178.302 81.0544 178.302 80.8011 178.302 80.7941C178.298 80.796 178.164 80.7901 178.089 80.794L178.089 81.2474M178.302 80.7941C178.302 80.794 178.302 80.794 178.302 80.794C178.302 80.7941 178.302 80.7941 178.302 80.7941M38.7395 85.3584L39.0754 85.3584L39.0754 85.3281L38.7395 85.3281L38.7395 85.3584"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34" draw:id="shape-34" draw:name="g7576" svg:y="414.72900000000pt">
        <draw:path draw:style-name="gr3" xml:id="shape-35" draw:id="shape-35" draw:name="path2836" draw:layer="" svg:width="83.47917784995pt" svg:height="86.76286740283pt" svg:x="36.26410000000pt" svg:y="415.22900000000pt" svg:viewBox="0 0 83 87" svg:d="M38.6339 0.00459954C37.4743 0.090735 36.5756 1.07353 36.5737 2.25844C36.682 3.42037 37.6395 4.30774 38.7854 4.30774C39.9308 4.30774 40.8885 3.42037 40.9973 2.25844C40.9958 1.63393 40.7414 1.03781 40.2937 0.611028C39.8461 0.184279 39.2456 -0.0351686 38.6339 0.00459954ZM46.2091 0.158975C45.0495 0.24511 44.1508 1.22793 44.1486 2.4128C44.1486 3.66614 45.1459 4.68214 46.3756 4.68214C47.6058 4.68214 48.603 3.66614 48.603 2.4128C48.602 1.78254 48.343 1.18119 47.8887 0.753425C47.4345 0.325672 46.8256 0.110244 46.2091 0.158975ZM53.2392 1.57922C52.0555 1.65046 51.1353 2.65596 51.1482 3.86392C51.1482 5.11724 52.1454 6.1332 53.3755 6.1332C54.6052 6.1332 55.6023 5.11724 55.6023 3.86392C55.6143 2.63309 54.6586 1.61826 53.451 1.57922C53.3802 1.57575 53.3096 1.57575 53.2392 1.57922ZM30.0891 1.70271C28.9291 1.78883 28.0307 2.77164 28.0284 3.95656C28.0284 5.20989 29.0259 6.22586 30.2558 6.22586C31.4856 6.22586 32.483 5.20989 32.483 3.95656C32.4818 3.32632 32.2227 2.72491 31.7688 2.29717C31.3144 1.86939 30.7057 1.65399 30.0891 1.70271ZM23.2409 4.41969C22.0811 4.50584 21.1828 5.4886 21.1807 6.67352C21.1807 7.92684 22.1776 8.94284 23.4076 8.94284C24.6376 8.94284 25.6346 7.92684 25.6346 6.67352C25.6337 6.04329 25.3751 5.44189 24.9206 5.01414C24.4665 4.58642 23.8576 4.37097 23.2409 4.41969ZM60.1169 4.48143C58.9576 4.56755 58.0592 5.55036 58.0569 6.73529C58.0569 7.9886 59.054 9.00459 60.2839 9.00459C61.5139 9.00459 62.511 7.9886 62.511 6.73529C62.51 6.10501 62.2514 5.50364 61.7971 5.07589C61.3426 4.6481 60.7337 4.43271 60.1169 4.48143ZM16.8776 8.58777C15.7057 8.65841 14.7901 9.64559 14.7866 10.8417C14.7866 12.0949 15.7843 13.1108 17.014 13.1108C18.2442 13.1108 19.2411 12.0949 19.2411 10.8417C19.2397 10.2168 18.9852 9.62098 18.5376 9.19419C18.0901 8.76744 17.4894 8.54802 16.8776 8.58777ZM66.5106 8.68036C65.351 8.76649 64.4525 9.74928 64.4502 10.9344C64.5595 12.096 65.5167 12.9837 66.6627 12.9837C67.8077 12.9837 68.7656 12.096 68.8742 10.9344C68.8727 10.3095 68.6183 9.71355 68.1704 9.28677C67.7233 8.86004 67.1228 8.64057 66.5106 8.68036ZM11.6357 13.744C10.4759 13.8299 9.57731 14.8132 9.57514 15.9977C9.57514 17.251 10.5724 18.267 11.802 18.267C13.0323 18.267 14.0293 17.251 14.0293 15.9977C14.0283 15.3671 13.7696 14.766 13.3151 14.3382C12.8612 13.9105 12.2524 13.6951 11.6357 13.744ZM71.6319 13.8054C70.4721 13.8916 69.5734 14.8745 69.571 16.0596C69.571 17.3128 70.5685 18.3286 71.7984 18.3286C73.028 18.3286 74.0257 17.3128 74.0257 16.0596C74.0248 15.4292 73.7653 14.8277 73.3114 14.3998C72.8577 13.9725 72.2486 13.7568 71.6319 13.8054ZM7.60558 19.8566C7.00399 19.8432 6.42257 20.0785 5.99428 20.509C5.56592 20.9397 5.32734 21.5286 5.33296 22.1421C5.33296 23.3952 6.33011 24.4112 7.56011 24.4112C8.79011 24.4112 9.78725 23.3952 9.78725 22.1421C9.79857 20.8995 8.82492 19.8794 7.60558 19.8566ZM76.1768 20.2893C75.0054 20.3763 74.1023 21.3773 74.1165 22.5744C74.1165 23.827 75.1133 24.8431 76.3433 24.8431C77.5735 24.8431 78.5705 23.827 78.5705 22.5744C78.5783 21.9382 78.323 21.3291 77.8683 20.8943C77.4124 20.4594 76.7991 20.2401 76.1768 20.2893ZM4.27244 26.8965C3.08892 26.968 2.16876 27.9729 2.18168 29.1813C2.18168 30.4344 3.17883 31.4507 4.40882 31.4507C5.6388 31.4507 6.63595 30.4344 6.63595 29.1813C6.64283 28.5515 6.39185 27.9471 5.94337 27.5135C5.49486 27.0797 4.88939 26.8564 4.27244 26.8965ZM79.116 26.8965C77.9445 26.9834 77.0419 27.9845 77.0556 29.1813C77.1642 30.3432 78.1221 31.2306 79.2675 31.2306C80.4131 31.2306 81.3708 30.3432 81.4794 29.1813C81.4861 28.5515 81.2353 27.9471 80.7869 27.5135C80.3385 27.0797 79.7329 26.8564 79.116 26.8965ZM2.5756 34.3681C1.41574 34.4543 0.517285 35.4371 0.515119 36.622C0.515119 37.8754 1.51223 38.8916 2.74224 38.8916C3.97227 38.8916 4.96936 37.8754 4.96936 36.622C4.96845 35.9919 4.70968 35.3904 4.25536 34.9629C3.80108 34.5346 3.19233 34.3195 2.5756 34.3681ZM80.9341 34.8005C79.7744 34.8867 78.876 35.8694 78.8738 37.0544C78.8738 38.3077 79.8703 39.3237 81.1005 39.3237C82.3308 39.3237 83.3278 38.3077 83.3278 37.0544C83.3269 36.4243 83.0681 35.8226 82.6137 35.3947C82.1595 34.9674 81.5509 34.7516 80.9341 34.8005ZM41.4821 38.5054C40.1798 38.5994 39.1725 39.7069 39.1793 41.0373C39.1799 41.9905 39.707 42.8622 40.5429 43.291L33.6947 81.1742C33.6953 81.1433 33.6953 81.1128 33.6947 81.0816C33.7747 80.2251 33.3715 79.3964 32.654 78.9431C31.9364 78.4897 31.0289 78.4897 30.3113 78.9431C29.594 79.3964 29.1906 80.2251 29.2707 81.0816C29.26 82.1654 30.0035 83.1048 31.0451 83.323C32.0865 83.5412 33.1338 82.9769 33.5433 81.9775L32.7255 86.5466L36.7249 86.6391C40.1117 55.0759 41.2602 43.9309 41.3003 43.538C41.3306 43.5385 41.3612 43.5385 41.3911 43.538C41.4482 44.0056 43.0802 57.2935 46.4817 86.7629L50.2092 86.5157L49.6634 83.5826C50.3451 83.8194 51.0967 83.7051 51.681 83.2754C52.265 82.8463 52.6086 82.1548 52.6028 81.4211C52.606 80.5358 52.1022 79.7299 51.3136 79.3578C50.5253 78.9861 49.5967 79.1168 48.9361 79.6926L42.2396 43.4766C43.3396 43.1966 44.1133 42.1924 44.1185 41.0373C44.1217 40.3375 43.8395 39.6676 43.3399 39.1878C42.8403 38.7076 42.1677 38.4605 41.4821 38.5054ZM2.06045 41.9327C0.900638 42.0184 0.00216812 43.0016 0 44.1866C-7.10543e-14 45.4393 0.997114 46.4558 2.22712 46.4558C3.45714 46.4558 4.45426 45.4393 4.45426 44.1866C4.45332 43.5563 4.19454 42.9548 3.74027 42.5268C3.28596 42.0991 2.6772 41.8837 2.06045 41.9327ZM81.0856 42.6425C79.9258 42.7289 79.0272 43.7117 79.025 44.8966C79.025 46.1497 80.0223 47.1659 81.252 47.1659C82.4824 47.1659 83.4792 46.1497 83.4792 44.8966C83.4782 44.2661 83.2196 43.6648 82.7652 43.2372C82.3111 42.8095 81.7022 42.5938 81.0856 42.6425ZM3.33311 49.7131C2.16134 49.7835 1.24557 50.7709 1.24234 51.9669C1.24234 53.2201 2.23946 54.2363 3.46948 54.2363C4.69948 54.2363 5.6966 53.2201 5.6966 51.9669C5.69508 51.3423 5.44045 50.746 4.99292 50.3197C4.54542 49.8926 3.94481 49.6732 3.33311 49.7131ZM79.7828 50.2071C78.6229 50.293 77.7245 51.276 77.7222 52.4608C77.7222 53.7142 78.7193 54.7299 79.9493 54.7299C81.1792 54.7299 82.1763 53.7142 82.1763 52.4608C82.1754 51.8304 81.9165 51.2293 81.4622 50.8012C81.0086 50.3736 80.3994 50.1581 79.7828 50.2071ZM5.72691 56.9684C4.56706 57.0546 3.6686 58.0372 3.66644 59.2225C3.77513 60.3843 4.73289 61.2717 5.87838 61.2717C7.02391 61.2717 7.9817 60.3843 8.09038 59.2225C8.08884 58.5979 7.83421 58.0017 7.38672 57.5751C6.93921 57.1482 6.33857 56.9289 5.72691 56.9684ZM77.1162 57.7713C75.9566 57.8574 75.0576 58.8404 75.0554 60.0249C75.0554 61.2783 76.0531 62.2946 77.2829 62.2946C78.5128 62.2946 79.5101 61.2783 79.5101 60.0249C79.509 59.3949 79.2503 58.7934 78.7958 58.3656C78.3415 57.938 77.7331 57.7225 77.1162 57.7713ZM9.75693 64.1006C8.58542 64.1873 7.68264 65.1885 7.69648 66.3854C7.80511 67.5473 8.76293 68.4343 9.90844 68.4343C11.0537 68.4343 12.0115 67.5473 12.1204 66.3854C12.1272 65.7556 11.8765 65.151 11.428 64.7176C10.9794 64.2838 10.3739 64.0601 9.75693 64.1006ZM72.8738 64.6563C71.714 64.7424 70.816 65.7251 70.8138 66.91C70.8138 68.1633 71.8105 69.1795 73.041 69.1795C74.2706 69.1795 75.2678 68.1633 75.2678 66.91C75.2669 66.2797 75.008 65.6786 74.5539 65.2509C74.0994 64.8226 73.4907 64.6075 72.8738 64.6563ZM15.999 70.4918C15.3923 70.469 14.803 70.7006 14.3679 71.1322C13.9326 71.5636 13.6902 72.1576 13.696 72.7763C13.696 74.0295 14.6933 75.0457 15.9232 75.0457C17.1533 75.0457 18.1503 74.0295 18.1503 72.7763C18.1618 71.5458 17.2063 70.5308 15.999 70.4918ZM67.1472 70.8623C65.9633 70.9333 65.0437 71.9388 65.0566 73.1468C65.0566 74.4002 66.0536 75.4163 67.2836 75.4163C68.5134 75.4163 69.5107 74.4002 69.5107 73.1468C69.5224 71.9161 68.5665 70.9009 67.359 70.8623C67.2885 70.859 67.2177 70.859 67.1472 70.8623ZM22.7259 75.339C22.1243 75.325 21.5432 75.5601 21.1144 75.9907C20.6861 76.4214 20.4474 77.0108 20.4531 77.6234C20.4531 78.877 21.4503 79.8929 22.6802 79.8929C23.9102 79.8929 24.9073 78.877 24.9073 77.6234C24.9187 76.3813 23.9452 75.3617 22.7259 75.339ZM59.4508 76.0492C58.2907 76.1353 57.3925 77.1181 57.39 78.303C57.4989 79.465 58.4567 80.3523 59.6021 80.3523C60.7477 80.3523 61.7057 79.465 61.814 78.303C61.8124 77.6782 61.558 77.0822 61.1105 76.6555C60.6631 76.2287 60.0621 76.0092 59.4508 76.0492ZM41.4218 79.6616C40.2618 79.7479 39.3631 80.7302 39.361 81.9152C39.361 83.1686 40.3582 84.1844 41.5882 84.1844C42.8181 84.1844 43.8153 83.1686 43.8153 81.9152C43.8143 81.2851 43.5558 80.6835 43.1014 80.2559C42.6471 79.8283 42.0385 79.6128 41.4218 79.6616Z" calligra:nodeTypes="ccccccccccccccccccccccccccccccccccccccccccccccccccccccccccccccccccccccccccccccccccccccccccccccccccccccccccccccccccccccccccccccccccccccccccccccccccccccccccccccccccccccccccccccccccccccccccccccccccccccc"/>
        <draw:path draw:style-name="gr4" xml:id="shape-36" draw:id="shape-36" draw:name="path2898" draw:layer="" svg:width="64.96557067784pt" svg:height="64.96557067784pt" svg:x="45.35510000000pt" svg:y="424.19600000000pt" svg:viewBox="0 0 65 65" svg:d="M64.9656 32.4826C64.9656 50.4224 50.4224 64.9656 32.4826 64.9656C14.5429 64.9656 0 50.4224 0 32.4826C0 14.5429 14.5429 0 32.4826 0C50.4224 0 64.9656 14.5429 64.9656 32.4826Z" calligra:nodeTypes="ccccc"/>
        <draw:path draw:style-name="gr5" xml:id="shape-37" draw:id="shape-37" draw:name="path2900" draw:layer="" svg:width="74.77742618852pt" svg:height="74.77742618852pt" svg:x="41.09770000000pt" svg:y="419.66000000000pt" svg:viewBox="0 0 75 75" svg:d="M74.7774 37.3886C74.7774 58.0379 58.0379 74.7774 37.3886 74.7774C16.7394 74.7774 0 58.0379 0 37.3886C0 16.7394 16.7394 0 37.3886 0C58.0379 0 74.7774 16.7394 74.7774 37.3886Z" calligra:nodeTypes="ccccc"/>
        <draw:path draw:style-name="gr6" xml:id="shape-38" draw:id="shape-38" draw:name="path2902" draw:layer="" svg:width="74.23137792000pt" svg:height="74.78430730542pt" svg:x="41.32970000000pt" svg:y="419.59500000000pt" svg:viewBox="0 0 74 75" svg:d="M24.8938 6.80015L21.5145 3.91437L21.7773 8.2992L18.5109 5.60087L18.7736 9.79836L15.7325 7.24986L16.3705 11.4846L13.1039 9.57341L14.1929 13.3212L10.0628 12.2344L11.8651 15.6448L7.9976 14.8577L9.95014 18.3435L5.66967 17.7435L8.22287 21.0412L4.16778 21.0412L6.79607 23.29L2.85358 24.0022L5.55702 26.2135L1.50193 27.45L4.46816 29.8114L1.01379 31.5728L4.20529 33.1469L0.150193 35.3206L3.30417 35.9199L0 38.8057L3.67965 39.2554L0.375474 42.4038L4.4306 42.5911L0.938695 45.7768L4.99378 45.7018L1.8023 48.6997L6.27046 48.7751L3.30417 51.8481L7.35929 51.3984L4.58078 55.4459L9.01135 54.0216L6.45815 58.6689L10.7387 56.795L9.16154 62.2294L13.4046 59.7556L12.1652 65.2273L16.5582 62.4917L15.7699 67.8882L19.6368 64.8153L19.2994 70.4744L23.129 66.6513L23.8426 72.1608L27.372 68.2631L28.3859 73.7723L31.4271 69.3125L32.9666 74.4844L35.2569 69.6124L37.7354 74.7843L39.312 69.6496L41.8278 74.4468L43.2546 69.0126L46.4836 73.5099L47.1596 68.1509L50.8392 72.2356L50.9893 66.7263L54.8945 70.4744L54.5938 64.628L58.6863 67.9259L57.823 62.5665L61.653 65.4897L60.6015 59.8306L65.0319 62.0045L63.4548 56.4955L67.9985 58.2938L65.5951 53.3472L70.3637 54.8461L67.1347 49.974L72.1284 50.4239L68.4867 46.6013L72.9545 46.3759L69.1999 43.0034L73.9311 41.7667L69.6882 38.881L74.194 37.7192L70.0633 35.5826L74.2314 34.4209L69.6126 32.8094L73.7053 30.2607L68.6743 29.8488L72.4666 27.0378L68.2988 27.0378L72.3914 24.1897L67.1347 24.3393L70.5139 20.7415L65.6326 21.9411L68.9369 18.2306L64.1683 18.6803L66.3463 14.3705L61.8405 16.1319L63.5676 11.2222L59.6251 13.5838L60.7516 8.56155L56.8468 11.4846L57.1095 6.01308L53.7868 9.32986L53.1521 3.81606L49.276 6.83716L48.4793 1.90803L45.5059 5.6711L44.8684 1.06001L42.1073 5.1411L40.6738 0.477015L39.0275 4.50513L36.9566 0L35.5761 4.50513L32.8148 0.530012L32.4432 4.7701L28.8854 1.21902L28.673 5.6711L25.3807 2.43805Z" calligra:nodeTypes="ccccccccccccccccccccccccccccccccccccccccccccccccccccccccccccccccccccccccccccccccccccccccccccccccccccccccccccccccccccc"/>
      </draw:g>
      <draw:frame draw:style-name="gr7" xml:id="shape-39" draw:id="shape-39" draw:layer="" svg:width="612.00000000000pt" svg:height="81.60000000000pt" svg:x="34.00000000000pt" svg:y="22.19169916372pt" presentation:class="title">
        <draw:text-box>
          <text:p text:style-name="P1"/>
        </draw:text-box>
      </draw:frame>
      <draw:frame draw:style-name="gr7" xml:id="shape-40" draw:id="shape-40" draw:layer="" svg:width="544.00000000000pt" svg:height="311.10000000000pt" svg:x="65.53754874558pt" svg:y="125.68326833922pt" presentation:class="outline">
        <draw:text-box>
          <text:p text:style-name="P2"/>
        </draw:text-box>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4</meta:generator>
    <dc:title>Skyline Monotone</dc:title>
    <meta:keyword>town city skyline monotone grey</meta:keyword>
    <meta:initial-creator>Unknown</meta:initial-creator>
    <meta:editing-cycles>0</meta:editing-cycles>
    <dc:date>2013-04-22T14:13:43</dc:date>
    <meta:creation-date>2010-08-12T22:22:19</meta:creation-date>
    <dc:creator>Joshua L. Blocher</dc:creator>
    <meta:user-defined meta:name="initial">JLB</meta:user-defined>
  </office:meta>
</office:document-meta>
</file>